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4.833cm"/>
    </style:style>
    <style:style style:name="co5" style:family="table-column">
      <style:table-column-properties fo:break-before="auto" style:column-width="5.86cm"/>
    </style:style>
    <style:style style:name="co3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5.133cm"/>
    </style:style>
    <style:style style:name="co7" style:family="table-column">
      <style:table-column-properties fo:break-before="auto" style:column-width="3.995cm"/>
    </style:style>
    <style:style style:name="co9" style:family="table-column">
      <style:table-column-properties fo:break-before="auto" style:column-width="4.329cm"/>
    </style:style>
    <style:style style:name="co10" style:family="table-column">
      <style:table-column-properties fo:break-before="auto" style:column-width="6.219cm"/>
    </style:style>
    <style:style style:name="co11" style:family="table-column">
      <style:table-column-properties fo:break-before="auto" style:column-width="2.413cm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9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e6e6ff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e6e6ff"/>
    </style:style>
    <style:style style:name="ce8" style:family="table-cell" style:parent-style-name="Default">
      <style:text-properties fo:color="#008000"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ext-properties fo:color="#00cc33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ccffff"/>
      <style:text-properties fo:font-weight="normal" style:font-weight-asian="normal" style:font-weight-complex="normal"/>
    </style:style>
    <style:style style:name="T1" style:family="text">
      <style:text-properties fo:font-weight="bold"/>
    </style:style>
  </office:automatic-styles>
  <office:body>
    <office:spreadsheet>
      <table:table table:name="Items" table:style-name="ta1" table:print="false">
        <office:forms form:automatic-focus="false" form:apply-design-mode="false"/>
        <table:table-column table:style-name="co4" table:default-cell-style-name="ce1"/>
        <table:table-column table:style-name="co5" table:default-cell-style-name="Default"/>
        <table:table-column table:style-name="co3" table:number-columns-repeated="1022" table:default-cell-style-name="Default"/>
        <table:table-row table:style-name="ro1">
          <table:table-cell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BILLOFRIGHTS</text:p>
          </table:table-cell>
          <table:table-cell office:value-type="string">
            <text:p>Citizens' Bill of Rights</text:p>
          </table:table-cell>
          <table:table-cell table:number-columns-repeated="1022"/>
        </table:table-row>
        <table:table-row table:style-name="ro1">
          <table:table-cell office:value-type="string">
            <text:p>PEN</text:p>
          </table:table-cell>
          <table:table-cell office:value-type="string">
            <text:p>A pen</text:p>
          </table:table-cell>
          <table:table-cell office:value-type="string">
            <text:p>Ink flows freely... into your shirt pocket.</text:p>
          </table:table-cell>
          <table:table-cell table:number-columns-repeated="1021"/>
        </table:table-row>
        <table:table-row table:style-name="ro1">
          <table:table-cell office:value-type="string">
            <text:p>INCRIMINATINGEVIDENCE</text:p>
          </table:table-cell>
          <table:table-cell office:value-type="string">
            <text:p>Incriminating Evidence</text:p>
          </table:table-cell>
          <table:table-cell office:value-type="string">
            <text:p>Very incriminating proof that something troubling is going on in the White House.</text:p>
          </table:table-cell>
          <table:table-cell table:number-columns-repeated="1021"/>
        </table:table-row>
        <table:table-row table:style-name="ro1">
          <table:table-cell office:value-type="string">
            <text:p>SOUTHWINGDOORKEY</text:p>
          </table:table-cell>
          <table:table-cell office:value-type="string">
            <text:p>Key to the South Wing</text:p>
          </table:table-cell>
          <table:table-cell office:value-type="string">
            <text:p>It looks old.</text:p>
          </table:table-cell>
          <table:table-cell table:number-columns-repeated="1021"/>
        </table:table-row>
        <table:table-row table:style-name="ro1">
          <table:table-cell office:value-type="string">
            <text:p>TEACHERROOMKEY</text:p>
          </table:table-cell>
          <table:table-cell office:value-type="string">
            <text:p>Key to the West Room</text:p>
          </table:table-cell>
          <table:table-cell office:value-type="string">
            <text:p>The key is imprinted with the seal of the President.</text:p>
          </table:table-cell>
          <table:table-cell table:number-columns-repeated="1021"/>
        </table:table-row>
        <table:table-row table:style-name="ro1">
          <table:table-cell office:value-type="string">
            <text:p>WARVETROOMKEY</text:p>
          </table:table-cell>
          <table:table-cell office:value-type="string">
            <text:p>Key to the East Room</text:p>
          </table:table-cell>
          <table:table-cell office:value-type="string">
            <text:p>The key is imprinted with the seal of the President.</text:p>
          </table:table-cell>
          <table:table-cell table:number-columns-repeated="1021"/>
        </table:table-row>
        <table:table-row table:style-name="ro1">
          <table:table-cell office:value-type="string">
            <text:p>CABINETROOMKEY</text:p>
          </table:table-cell>
          <table:table-cell office:value-type="string">
            <text:p>Key to the Cabinet Room</text:p>
          </table:table-cell>
          <table:table-cell office:value-type="string">
            <text:p>The key is imprinted with the seal of the President.</text:p>
          </table:table-cell>
          <table:table-cell table:number-columns-repeated="1021"/>
        </table:table-row>
        <table:table-row table:style-name="ro1">
          <table:table-cell office:value-type="string">
            <text:p>NOTBADKEY</text:p>
          </table:table-cell>
          <table:table-cell office:value-type="string">
            <text:p>Key to the Situation Room</text:p>
          </table:table-cell>
          <table:table-cell office:value-type="string">
            <text:p>The key is imprinted with the seal of the President.</text:p>
          </table:table-cell>
          <table:table-cell table:number-columns-repeated="1021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vels" table:style-name="ta1" table:print="false">
        <table:table-column table:style-name="co3" table:number-columns-repeated="1024" table:default-cell-style-name="ce1"/>
        <table:table-row table:style-name="ro1">
          <table:table-cell office:value-type="string">
            <text:p>Level</text:p>
          </table:table-cell>
          <table:table-cell office:value-type="string">
            <text:p>XP</text:p>
          </table:table-cell>
          <table:table-cell office:value-type="string">
            <text:p>Votes</text:p>
          </table:table-cell>
          <table:table-cell office:value-type="string">
            <text:p>Spin</text:p>
          </table:table-cell>
          <table:table-cell office:value-type="string">
            <text:p>Skill Points</text:p>
          </table:table-cell>
          <table:table-cell table:number-columns-repeated="1019"/>
        </table:table-row>
      </table:table>
      <table:table table:name="Shops" table:style-name="ta1" table:print="false">
        <table:table-column table:style-name="co3" table:number-columns-repeated="3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Attack Item</text:p>
          </table:table-cell>
          <table:table-cell table:style-name="ce1" office:value-type="string">
            <text:p>Price</text:p>
          </table:table-cell>
        </table:table-row>
        <table:table-row table:style-name="ro1">
          <table:table-cell office:value-type="string">
            <text:p>SHOP1</text:p>
          </table:table-cell>
          <table:table-cell office:value-type="string">
            <text:p>PRPREP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HOP1</text:p>
          </table:table-cell>
          <table:table-cell table:style-name="ce2" office:value-type="string">
            <text:p>RUNAD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HOP2</text:p>
          </table:table-cell>
          <table:table-cell office:value-type="string">
            <text:p>PRPREP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HOP2</text:p>
          </table:table-cell>
          <table:table-cell table:style-name="ce2" office:value-type="string">
            <text:p>RUNAD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HOP2</text:p>
          </table:table-cell>
          <table:table-cell office:value-type="string">
            <text:p>REVIVEITEM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HOP2</text:p>
          </table:table-cell>
          <table:table-cell table:style-name="ce2" office:value-type="string">
            <text:p>BILLBOARD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SHOP2P2</text:p>
          </table:table-cell>
          <table:table-cell office:value-type="string">
            <text:p>PRPREP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HOP2P2</text:p>
          </table:table-cell>
          <table:table-cell table:style-name="ce2" office:value-type="string">
            <text:p>INSPSPEECH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HOP2P2</text:p>
          </table:table-cell>
          <table:table-cell table:style-name="ce2" office:value-type="string">
            <text:p>RUNAD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HOP2P2</text:p>
          </table:table-cell>
          <table:table-cell office:value-type="string">
            <text:p>REVIVEITEM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HOP2P2</text:p>
          </table:table-cell>
          <table:table-cell table:style-name="ce2" office:value-type="string">
            <text:p>BILLBOARD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SHOP3</text:p>
          </table:table-cell>
          <table:table-cell office:value-type="string">
            <text:p>PRPREP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HOP3</text:p>
          </table:table-cell>
          <table:table-cell table:style-name="ce2" office:value-type="string">
            <text:p>RUNAD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HOP3</text:p>
          </table:table-cell>
          <table:table-cell office:value-type="string">
            <text:p>REVIVEITEM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HOP3</text:p>
          </table:table-cell>
          <table:table-cell table:style-name="ce2" office:value-type="string">
            <text:p>BILLBOARD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SHOP3</text:p>
          </table:table-cell>
          <table:table-cell office:value-type="string">
            <text:p>LEGSPEECH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SHOP3P2</text:p>
          </table:table-cell>
          <table:table-cell office:value-type="string">
            <text:p>PRPREP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HOP3P2</text:p>
          </table:table-cell>
          <table:table-cell table:style-name="ce2" office:value-type="string">
            <text:p>RUNAD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HOP3P2</text:p>
          </table:table-cell>
          <table:table-cell office:value-type="string">
            <text:p>REVIVEITEM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HOP3P2</text:p>
          </table:table-cell>
          <table:table-cell table:style-name="ce2" office:value-type="string">
            <text:p>BILLBOARD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SHOP3P2</text:p>
          </table:table-cell>
          <table:table-cell office:value-type="string">
            <text:p>LEGSPEECH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SHOP3P2</text:p>
          </table:table-cell>
          <table:table-cell office:value-type="string">
            <text:p>TVAD</text:p>
          </table:table-cell>
          <table:table-cell office:value-type="float" office:value="100">
            <text:p>100</text:p>
          </table:table-cell>
        </table:table-row>
      </table:table>
      <table:table table:name="Script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>
            <text:p>Trigger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Param</text:p>
          </table:table-cell>
          <table:table-cell table:style-name="ce1" office:value-type="string">
            <text:p>Dialog</text:p>
          </table:table-cell>
          <table:table-cell/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ct1</text:p>
          </table:table-cell>
          <table:table-cell office:value-type="string">
            <text:p>Message</text:p>
          </table:table-cell>
          <table:table-cell/>
          <table:table-cell office:value-type="string">
            <text:p>Good morning, Assistant Phil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ceptionist</text:p>
          </table:table-cell>
          <table:table-cell office:value-type="string">
            <text:p>RequireFlag</text:p>
          </table:table-cell>
          <table:table-cell office:value-type="string">
            <text:p>PENQUEST</text:p>
          </table:table-cell>
          <table:table-cell office:value-type="string">
            <text:p>You must be Mayor Goodman's new assistant. He's in his office.</text:p>
          </table:table-cell>
          <table:table-cell table:number-columns-repeated="1020"/>
        </table:table-row>
        <table:table-row table:style-name="ro1">
          <table:table-cell office:value-type="string">
            <text:p>Receptionist</text:p>
          </table:table-cell>
          <table:table-cell office:value-type="string">
            <text:p>PlayerSay</text:p>
          </table:table-cell>
          <table:table-cell/>
          <table:table-cell office:value-type="string">
            <text:p>The Mayor is looking for his pen. He seemed to think you'd know where it was.</text:p>
          </table:table-cell>
          <table:table-cell table:number-columns-repeated="1020"/>
        </table:table-row>
        <table:table-row table:style-name="ro1">
          <table:table-cell office:value-type="string">
            <text:p>Receptionist</text:p>
          </table:table-cell>
          <table:table-cell office:value-type="string">
            <text:p>Say</text:p>
          </table:table-cell>
          <table:table-cell/>
          <table:table-cell office:value-type="string">
            <text:p>Did that buffoon accuse me of stealing again? This is MY pen and he isn't having it.</text:p>
          </table:table-cell>
          <table:table-cell table:number-columns-repeated="1020"/>
        </table:table-row>
        <table:table-row table:style-name="ro1">
          <table:table-cell office:value-type="string">
            <text:p>Receptionist</text:p>
          </table:table-cell>
          <table:table-cell office:value-type="string">
            <text:p>Encounter</text:p>
          </table:table-cell>
          <table:table-cell office:value-type="string">
            <text:p>P-easy-01</text:p>
          </table:table-cell>
          <table:table-cell table:number-columns-repeated="1021"/>
        </table:table-row>
        <table:table-row table:style-name="ro1">
          <table:table-cell office:value-type="string">
            <text:p>Receptionist</text:p>
          </table:table-cell>
          <table:table-cell office:value-type="string">
            <text:p>GiveItem</text:p>
          </table:table-cell>
          <table:table-cell office:value-type="string">
            <text:p>PEN</text:p>
          </table:table-cell>
          <table:table-cell office:value-type="string">
            <text:p>Receptionist sighs and hands over the pen.</text:p>
          </table:table-cell>
          <table:table-cell table:number-columns-repeated="1020"/>
        </table:table-row>
        <table:table-row table:style-name="ro1">
          <table:table-cell office:value-type="string">
            <text:p>Receptionist</text:p>
          </table:table-cell>
          <table:table-cell office:value-type="string">
            <text:p>Say</text:p>
          </table:table-cell>
          <table:table-cell/>
          <table:table-cell office:value-type="string">
            <text:p>If you're ever getting low on votes, come talk to me and I'll run an ad campaign to restore them.</text:p>
          </table:table-cell>
          <table:table-cell table:number-columns-repeated="1020"/>
        </table:table-row>
        <table:table-row table:style-name="ro1">
          <table:table-cell office:value-type="string">
            <text:p>Receptionist</text:p>
          </table:table-cell>
          <table:table-cell office:value-type="string">
            <text:p>Reset</text:p>
          </table:table-cell>
          <table:table-cell office:value-type="string">
            <text:p>RESTORE</text:p>
          </table:table-cell>
          <table:table-cell table:number-columns-repeated="1021"/>
        </table:table-row>
        <table:table-row table:style-name="ro1">
          <table:table-cell office:value-type="string">
            <text:p>Receptionist</text:p>
          </table:table-cell>
          <table:table-cell office:value-type="string">
            <text:p>Label</text:p>
          </table:table-cell>
          <table:table-cell office:value-type="string">
            <text:p>RESTORE</text:p>
          </table:table-cell>
          <table:table-cell table:number-columns-repeated="1021"/>
        </table:table-row>
        <table:table-row table:style-name="ro1">
          <table:table-cell office:value-type="string">
            <text:p>Receptionist</text:p>
          </table:table-cell>
          <table:table-cell office:value-type="string">
            <text:p>Say</text:p>
          </table:table-cell>
          <table:table-cell/>
          <table:table-cell office:value-type="string">
            <text:p>You've taken a beating, let me fix you up.</text:p>
          </table:table-cell>
          <table:table-cell table:number-columns-repeated="1020"/>
        </table:table-row>
        <table:table-row table:style-name="ro1">
          <table:table-cell office:value-type="string">
            <text:p>Receptionist</text:p>
          </table:table-cell>
          <table:table-cell office:value-type="string">
            <text:p>RestoreVotes</text:p>
          </table:table-cell>
          <table:table-cell/>
          <table:table-cell office:value-type="string">
            <text:p>Receptionist replenishes votes</text:p>
          </table:table-cell>
          <table:table-cell table:number-columns-repeated="1020"/>
        </table:table-row>
        <table:table-row table:style-name="ro1">
          <table:table-cell office:value-type="string">
            <text:p>Receptionist</text:p>
          </table:table-cell>
          <table:table-cell office:value-type="string">
            <text:p>Reset</text:p>
          </table:table-cell>
          <table:table-cell office:value-type="string">
            <text:p>RESTOR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ayor</text:p>
          </table:table-cell>
          <table:table-cell office:value-type="string">
            <text:p>Say</text:p>
          </table:table-cell>
          <table:table-cell table:style-name="ce4"/>
          <table:table-cell office:value-type="string">
            <text:p>Hello, I'm the Mayor!</text:p>
          </table:table-cell>
          <table:table-cell table:number-columns-repeated="1020"/>
        </table:table-row>
        <table:table-row table:style-name="ro1">
          <table:table-cell office:value-type="string">
            <text:p>Mayor</text:p>
          </table:table-cell>
          <table:table-cell office:value-type="string">
            <text:p>PlayerSay</text:p>
          </table:table-cell>
          <table:table-cell table:style-name="ce4"/>
          <table:table-cell office:value-type="string">
            <text:p>Hello, Mayor Goodman, I'm Philip Mossman.</text:p>
          </table:table-cell>
          <table:table-cell table:number-columns-repeated="1020"/>
        </table:table-row>
        <table:table-row table:style-name="ro1">
          <table:table-cell office:value-type="string">
            <text:p>Mayor</text:p>
          </table:table-cell>
          <table:table-cell office:value-type="string">
            <text:p>Say</text:p>
          </table:table-cell>
          <table:table-cell table:style-name="ce4"/>
          <table:table-cell office:value-type="string">
            <text:p>Ah yes, you're my new assistant. You'll want to learn a thing or two about politics before we get started.</text:p>
          </table:table-cell>
          <table:table-cell table:number-columns-repeated="1020"/>
        </table:table-row>
        <table:table-row table:style-name="ro1">
          <table:table-cell office:value-type="string">
            <text:p>Mayor</text:p>
          </table:table-cell>
          <table:table-cell office:value-type="string">
            <text:p>Say</text:p>
          </table:table-cell>
          <table:table-cell table:style-name="ce4"/>
          <table:table-cell office:value-type="string">
            <text:p>Becoming a great politician boils down to one thing; your ability to win arguments.</text:p>
          </table:table-cell>
          <table:table-cell table:number-columns-repeated="1020"/>
        </table:table-row>
        <table:table-row table:style-name="ro1">
          <table:table-cell office:value-type="string">
            <text:p>Mayor</text:p>
          </table:table-cell>
          <table:table-cell office:value-type="string">
            <text:p>Say</text:p>
          </table:table-cell>
          <table:table-cell table:style-name="ce4"/>
          <table:table-cell office:value-type="string">
            <text:p>Whether it be national debates or swaying constituents and lobbyists to support you, it all comes down to your ability to out-think your opponent.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/>
          <table:table-cell office:value-type="string">
            <text:p>Before we pit you against the great political minds of our age, it might be a good idea to train you against...easier prey.</text:p>
          </table:table-cell>
          <table:table-cell table:number-columns-repeated="1020"/>
        </table:table-row>
        <table:table-row table:style-name="ro1">
          <table:table-cell office:value-type="string">
            <text:p>Mayor</text:p>
          </table:table-cell>
          <table:table-cell office:value-type="string">
            <text:p>Say</text:p>
          </table:table-cell>
          <table:table-cell table:style-name="ce4"/>
          <table:table-cell office:value-type="string">
            <text:p>You see, I've been searching for minutes and haven't been able to find my pen! I bet my receptionist stole it. She has sticky fingers.</text:p>
          </table:table-cell>
          <table:table-cell table:number-columns-repeated="1020"/>
        </table:table-row>
        <table:table-row table:style-name="ro1">
          <table:table-cell office:value-type="string">
            <text:p>Mayor</text:p>
          </table:table-cell>
          <table:table-cell office:value-type="string">
            <text:p>Say</text:p>
          </table:table-cell>
          <table:table-cell/>
          <table:table-cell office:value-type="string">
            <text:p>Well, don't just stand there, go and get it from her! You'll need to use all of your political skills to wrestle it back. She's like a bulldog when she gets ahold of something.</text:p>
          </table:table-cell>
          <table:table-cell table:number-columns-repeated="1020"/>
        </table:table-row>
        <table:table-row table:style-name="ro1">
          <table:table-cell office:value-type="string">
            <text:p>Mayor</text:p>
          </table:table-cell>
          <table:table-cell office:value-type="string">
            <text:p>SetFlag</text:p>
          </table:table-cell>
          <table:table-cell office:value-type="string">
            <text:p>PENQUEST</text:p>
          </table:table-cell>
          <table:table-cell table:number-columns-repeated="1021"/>
        </table:table-row>
        <table:table-row table:style-name="ro1">
          <table:table-cell office:value-type="string">
            <text:p>Mayor</text:p>
          </table:table-cell>
          <table:table-cell office:value-type="string">
            <text:p>RequireItem</text:p>
          </table:table-cell>
          <table:table-cell office:value-type="string">
            <text:p>PEN</text:p>
          </table:table-cell>
          <table:table-cell office:value-type="string">
            <text:p>Are you simple? Go and get my pen from that thieving receptionist.</text:p>
          </table:table-cell>
          <table:table-cell table:number-columns-repeated="1020"/>
        </table:table-row>
        <table:table-row table:style-name="ro1">
          <table:table-cell office:value-type="string">
            <text:p>Mayor</text:p>
          </table:table-cell>
          <table:table-cell office:value-type="string">
            <text:p>Say</text:p>
          </table:table-cell>
          <table:table-cell/>
          <table:table-cell office:value-type="string">
            <text:p>Great! I know she can give you a bit of a tongue-lashing, but she's a fantastic receptionist.</text:p>
          </table:table-cell>
          <table:table-cell table:number-columns-repeated="1020"/>
        </table:table-row>
        <table:table-row table:style-name="ro1">
          <table:table-cell office:value-type="string">
            <text:p>Mayor</text:p>
          </table:table-cell>
          <table:table-cell office:value-type="string">
            <text:p>Say</text:p>
          </table:table-cell>
          <table:table-cell/>
          <table:table-cell office:value-type="string">
            <text:p>I'm sure you want to learn a thing or two about politics - who doesn't? - so lets get started</text:p>
          </table:table-cell>
          <table:table-cell table:number-columns-repeated="1020"/>
        </table:table-row>
        <table:table-row table:style-name="ro1">
          <table:table-cell office:value-type="string">
            <text:p>Mayor</text:p>
          </table:table-cell>
          <table:table-cell office:value-type="string">
            <text:p>SetFlag</text:p>
          </table:table-cell>
          <table:table-cell office:value-type="string">
            <text:p>PROTESTORS</text:p>
          </table:table-cell>
          <table:table-cell table:number-columns-repeated="1021"/>
        </table:table-row>
        <table:table-row table:style-name="ro1">
          <table:table-cell office:value-type="string">
            <text:p>Mayor</text:p>
          </table:table-cell>
          <table:table-cell office:value-type="string">
            <text:p>RequireFlag</text:p>
          </table:table-cell>
          <table:table-cell office:value-type="string">
            <text:p>PROTESTORSDEAD</text:p>
          </table:table-cell>
          <table:table-cell office:value-type="string">
            <text:p>Run outside and tell those protesters to scram, will you?</text:p>
          </table:table-cell>
          <table:table-cell table:number-columns-repeated="1020"/>
        </table:table-row>
        <table:table-row table:style-name="ro1">
          <table:table-cell office:value-type="string">
            <text:p>Mayor</text:p>
          </table:table-cell>
          <table:table-cell office:value-type="string">
            <text:p>Say</text:p>
          </table:table-cell>
          <table:table-cell/>
          <table:table-cell office:value-type="string">
            <text:p>Hope they didn't give you too much trouble!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ead Protester</text:p>
          </table:table-cell>
          <table:table-cell office:value-type="string">
            <text:p>Say</text:p>
          </table:table-cell>
          <table:table-cell/>
          <table:table-cell office:value-type="string">
            <text:p>I am the head protester. You'll never convince us to back down!</text:p>
          </table:table-cell>
          <table:table-cell table:number-columns-repeated="1020"/>
        </table:table-row>
        <table:table-row table:style-name="ro1">
          <table:table-cell office:value-type="string">
            <text:p>Head Protester</text:p>
          </table:table-cell>
          <table:table-cell office:value-type="string">
            <text:p>RequireFlag</text:p>
          </table:table-cell>
          <table:table-cell office:value-type="string">
            <text:p>PROTESTORS</text:p>
          </table:table-cell>
          <table:table-cell table:number-columns-repeated="1021"/>
        </table:table-row>
        <table:table-row table:style-name="ro1">
          <table:table-cell office:value-type="string">
            <text:p>Head Protester</text:p>
          </table:table-cell>
          <table:table-cell office:value-type="string">
            <text:p>PlayerSay</text:p>
          </table:table-cell>
          <table:table-cell/>
          <table:table-cell office:value-type="string">
            <text:p>What are you protesting?</text:p>
          </table:table-cell>
          <table:table-cell table:number-columns-repeated="1020"/>
        </table:table-row>
        <table:table-row table:style-name="ro1">
          <table:table-cell office:value-type="string">
            <text:p>Head Protester</text:p>
          </table:table-cell>
          <table:table-cell office:value-type="string">
            <text:p>Say</text:p>
          </table:table-cell>
          <table:table-cell/>
          <table:table-cell office:value-type="string">
            <text:p>Er...Injustice!</text:p>
          </table:table-cell>
          <table:table-cell table:number-columns-repeated="1020"/>
        </table:table-row>
        <table:table-row table:style-name="ro1">
          <table:table-cell office:value-type="string">
            <text:p>Head Protester</text:p>
          </table:table-cell>
          <table:table-cell office:value-type="string">
            <text:p>PlayerSay</text:p>
          </table:table-cell>
          <table:table-cell/>
          <table:table-cell office:value-type="string">
            <text:p>Injustice against what?</text:p>
          </table:table-cell>
          <table:table-cell table:number-columns-repeated="1020"/>
        </table:table-row>
        <table:table-row table:style-name="ro1">
          <table:table-cell office:value-type="string">
            <text:p>Head Protester</text:p>
          </table:table-cell>
          <table:table-cell office:value-type="string">
            <text:p>Say</text:p>
          </table:table-cell>
          <table:table-cell/>
          <table:table-cell office:value-type="string">
            <text:p>…</text:p>
          </table:table-cell>
          <table:table-cell table:number-columns-repeated="1020"/>
        </table:table-row>
        <table:table-row table:style-name="ro1">
          <table:table-cell office:value-type="string">
            <text:p>Head Protester</text:p>
          </table:table-cell>
          <table:table-cell office:value-type="string">
            <text:p>Say</text:p>
          </table:table-cell>
          <table:table-cell/>
          <table:table-cell office:value-type="string">
            <text:p>The People!</text:p>
          </table:table-cell>
          <table:table-cell table:number-columns-repeated="1020"/>
        </table:table-row>
        <table:table-row table:style-name="ro1">
          <table:table-cell office:value-type="string">
            <text:p>Head Protester</text:p>
          </table:table-cell>
          <table:table-cell office:value-type="string">
            <text:p>PlayerSay</text:p>
          </table:table-cell>
          <table:table-cell/>
          <table:table-cell office:value-type="string">
            <text:p>Yes, but which people?</text:p>
          </table:table-cell>
          <table:table-cell table:number-columns-repeated="1020"/>
        </table:table-row>
        <table:table-row table:style-name="ro1">
          <table:table-cell office:value-type="string">
            <text:p>Head Protester</text:p>
          </table:table-cell>
          <table:table-cell office:value-type="string">
            <text:p>Say</text:p>
          </table:table-cell>
          <table:table-cell/>
          <table:table-cell office:value-type="string">
            <text:p>See? What a fascist, ALL people you slimey politician scum!</text:p>
          </table:table-cell>
          <table:table-cell table:number-columns-repeated="1020"/>
        </table:table-row>
        <table:table-row table:style-name="ro1">
          <table:table-cell office:value-type="string">
            <text:p>Head Protester</text:p>
          </table:table-cell>
          <table:table-cell office:value-type="string">
            <text:p>Encounter</text:p>
          </table:table-cell>
          <table:table-cell office:value-type="string">
            <text:p>P-easy-04</text:p>
          </table:table-cell>
          <table:table-cell table:number-columns-repeated="1021"/>
        </table:table-row>
        <table:table-row table:style-name="ro1">
          <table:table-cell office:value-type="string">
            <text:p>Head Protester</text:p>
          </table:table-cell>
          <table:table-cell office:value-type="string">
            <text:p>Say</text:p>
          </table:table-cell>
          <table:table-cell/>
          <table:table-cell office:value-type="string">
            <text:p>Alright, fine! We'll stop protesting...whatever we were protesting.</text:p>
          </table:table-cell>
          <table:table-cell table:number-columns-repeated="1020"/>
        </table:table-row>
        <table:table-row table:style-name="ro1">
          <table:table-cell office:value-type="string">
            <text:p>Head Protester</text:p>
          </table:table-cell>
          <table:table-cell office:value-type="string">
            <text:p>SetFlag</text:p>
          </table:table-cell>
          <table:table-cell office:value-type="string">
            <text:p>PROTESTORSDEAD</text:p>
          </table:table-cell>
          <table:table-cell table:number-columns-repeated="1021"/>
        </table:table-row>
        <table:table-row table:style-name="ro1">
          <table:table-cell office:value-type="string">
            <text:p>Head Protester</text:p>
          </table:table-cell>
          <table:table-cell office:value-type="string">
            <text:p>Destro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otester1</text:p>
          </table:table-cell>
          <table:table-cell office:value-type="string">
            <text:p>Say</text:p>
          </table:table-cell>
          <table:table-cell/>
          <table:table-cell office:value-type="string">
            <text:p>Fee Fi Fo Fum, we think Mayor Goodman's Dumb!</text:p>
          </table:table-cell>
          <table:table-cell table:number-columns-repeated="1020"/>
        </table:table-row>
        <table:table-row table:style-name="ro1">
          <table:table-cell office:value-type="string">
            <text:p>Protester1</text:p>
          </table:table-cell>
          <table:table-cell office:value-type="string">
            <text:p>RequireFlag</text:p>
          </table:table-cell>
          <table:table-cell office:value-type="string">
            <text:p>PROTESTORS</text:p>
          </table:table-cell>
          <table:table-cell table:number-columns-repeated="1021"/>
        </table:table-row>
        <table:table-row table:style-name="ro1">
          <table:table-cell office:value-type="string">
            <text:p>Protester1</text:p>
          </table:table-cell>
          <table:table-cell office:value-type="string">
            <text:p>Encounter</text:p>
          </table:table-cell>
          <table:table-cell office:value-type="string">
            <text:p>P-easy-02</text:p>
          </table:table-cell>
          <table:table-cell table:number-columns-repeated="1021"/>
        </table:table-row>
        <table:table-row table:style-name="ro1">
          <table:table-cell office:value-type="string">
            <text:p>Protester1</text:p>
          </table:table-cell>
          <table:table-cell office:value-type="string">
            <text:p>Destro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otester2</text:p>
          </table:table-cell>
          <table:table-cell office:value-type="string">
            <text:p>Say</text:p>
          </table:table-cell>
          <table:table-cell/>
          <table:table-cell office:value-type="string">
            <text:p>Bees buzz, Mayors lie, who's this Phillip Mossman guy?</text:p>
          </table:table-cell>
          <table:table-cell table:number-columns-repeated="1020"/>
        </table:table-row>
        <table:table-row table:style-name="ro1">
          <table:table-cell office:value-type="string">
            <text:p>Protester2</text:p>
          </table:table-cell>
          <table:table-cell office:value-type="string">
            <text:p>RequireFlag</text:p>
          </table:table-cell>
          <table:table-cell office:value-type="string">
            <text:p>PROTESTORS</text:p>
          </table:table-cell>
          <table:table-cell table:number-columns-repeated="1021"/>
        </table:table-row>
        <table:table-row table:style-name="ro1">
          <table:table-cell office:value-type="string">
            <text:p>Protester2</text:p>
          </table:table-cell>
          <table:table-cell office:value-type="string">
            <text:p>Encounter</text:p>
          </table:table-cell>
          <table:table-cell office:value-type="string">
            <text:p>P-easy-03</text:p>
          </table:table-cell>
          <table:table-cell table:number-columns-repeated="1021"/>
        </table:table-row>
        <table:table-row table:style-name="ro1">
          <table:table-cell office:value-type="string">
            <text:p>Protester2</text:p>
          </table:table-cell>
          <table:table-cell office:value-type="string">
            <text:p>Destro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ayor</text:p>
          </table:table-cell>
          <table:table-cell office:value-type="string">
            <text:p>Say</text:p>
          </table:table-cell>
          <table:table-cell/>
          <table:table-cell office:value-type="string">
            <text:p>Now that's sorted, there's a journalist from the local newspaper coming for an interview.</text:p>
          </table:table-cell>
          <table:table-cell table:number-columns-repeated="1020"/>
        </table:table-row>
        <table:table-row table:style-name="ro1">
          <table:table-cell office:value-type="string">
            <text:p>Mayor</text:p>
          </table:table-cell>
          <table:table-cell office:value-type="string">
            <text:p>Say</text:p>
          </table:table-cell>
          <table:table-cell/>
          <table:table-cell office:value-type="string">
            <text:p>I certainly don't have time for it, so you can do the interview.</text:p>
          </table:table-cell>
          <table:table-cell table:number-columns-repeated="1020"/>
        </table:table-row>
        <table:table-row table:style-name="ro1">
          <table:table-cell office:value-type="string">
            <text:p>Mayor</text:p>
          </table:table-cell>
          <table:table-cell office:value-type="string">
            <text:p>Say</text:p>
          </table:table-cell>
          <table:table-cell/>
          <table:table-cell office:value-type="string">
            <text:p>Be careful not to give too much away and if you could throw a few punches at the opposition that'd help.</text:p>
          </table:table-cell>
          <table:table-cell table:number-columns-repeated="1020"/>
        </table:table-row>
        <table:table-row table:style-name="ro1">
          <table:table-cell office:value-type="string">
            <text:p>Mayor</text:p>
          </table:table-cell>
          <table:table-cell office:value-type="string">
            <text:p>PlayerSay</text:p>
          </table:table-cell>
          <table:table-cell/>
          <table:table-cell office:value-type="string">
            <text:p>You want me to...throw a punch?</text:p>
          </table:table-cell>
          <table:table-cell table:number-columns-repeated="1020"/>
        </table:table-row>
        <table:table-row table:style-name="ro1">
          <table:table-cell office:value-type="string">
            <text:p>Mayor</text:p>
          </table:table-cell>
          <table:table-cell office:value-type="string">
            <text:p>Say</text:p>
          </table:table-cell>
          <table:table-cell/>
          <table:table-cell office:value-type="string">
            <text:p>You're in politics and don't know how to fight dirty? Sheesh! Here, let me show you.</text:p>
          </table:table-cell>
          <table:table-cell table:number-columns-repeated="1020"/>
        </table:table-row>
        <table:table-row table:style-name="ro1">
          <table:table-cell office:value-type="string">
            <text:p>Mayor</text:p>
          </table:table-cell>
          <table:table-cell office:value-type="string">
            <text:p>LearnAttack</text:p>
          </table:table-cell>
          <table:table-cell office:value-type="string">
            <text:p>SLANDER</text:p>
          </table:table-cell>
          <table:table-cell office:value-type="string">
            <text:p>Mayor teaches Phillip to Slander Opposition</text:p>
          </table:table-cell>
          <table:table-cell table:number-columns-repeated="1020"/>
        </table:table-row>
        <table:table-row table:style-name="ro1">
          <table:table-cell office:value-type="string">
            <text:p>Mayor</text:p>
          </table:table-cell>
          <table:table-cell office:value-type="string">
            <text:p>Say</text:p>
          </table:table-cell>
          <table:table-cell/>
          <table:table-cell office:value-type="string">
            <text:p>It's a pretty great tactic because it keeps eating away at them long after you've done it.</text:p>
          </table:table-cell>
          <table:table-cell table:number-columns-repeated="1020"/>
        </table:table-row>
        <table:table-row table:style-name="ro1">
          <table:table-cell office:value-type="string">
            <text:p>Mayor</text:p>
          </table:table-cell>
          <table:table-cell office:value-type="string">
            <text:p>SetFlag</text:p>
          </table:table-cell>
          <table:table-cell office:value-type="string">
            <text:p>INTERVIEWSTART</text:p>
          </table:table-cell>
          <table:table-cell table:number-columns-repeated="1021"/>
        </table:table-row>
        <table:table-row table:style-name="ro1">
          <table:table-cell office:value-type="string">
            <text:p>Mayor</text:p>
          </table:table-cell>
          <table:table-cell office:value-type="string">
            <text:p>RequireFlag</text:p>
          </table:table-cell>
          <table:table-cell office:value-type="string">
            <text:p>JOURNALISTINTERVIEW</text:p>
          </table:table-cell>
          <table:table-cell office:value-type="string">
            <text:p>Go handle that interview and remember to slander the opposition.</text:p>
          </table:table-cell>
          <table:table-cell table:number-columns-repeated="1020"/>
        </table:table-row>
        <table:table-row table:style-name="ro1">
          <table:table-cell office:value-type="string">
            <text:p>Mayor</text:p>
          </table:table-cell>
          <table:table-cell office:value-type="string">
            <text:p>SetFlag</text:p>
          </table:table-cell>
          <table:table-cell office:value-type="string">
            <text:p>GOHOMETOWIFE</text:p>
          </table:table-cell>
          <table:table-cell table:number-columns-repeated="1021"/>
        </table:table-row>
        <table:table-row table:style-name="ro1">
          <table:table-cell office:value-type="string">
            <text:p>Mayor</text:p>
          </table:table-cell>
          <table:table-cell office:value-type="string">
            <text:p>Say</text:p>
          </table:table-cell>
          <table:table-cell/>
          <table:table-cell office:value-type="string">
            <text:p>OK, fine, now could you buzz off for a while? I need to get some work done.</text:p>
          </table:table-cell>
          <table:table-cell table:number-columns-repeated="1020"/>
        </table:table-row>
        <table:table-row table:style-name="ro1">
          <table:table-cell office:value-type="string">
            <text:p>Mayor</text:p>
          </table:table-cell>
          <table:table-cell office:value-type="string">
            <text:p>RequireFlag</text:p>
          </table:table-cell>
          <table:table-cell office:value-type="string">
            <text:p>CONSTITUENTSWON</text:p>
          </table:table-cell>
          <table:table-cell office:value-type="string">
            <text:p>Go home to your family. I have things to do that don't involve you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Journalist</text:p>
          </table:table-cell>
          <table:table-cell office:value-type="string">
            <text:p>RequireFlag</text:p>
          </table:table-cell>
          <table:table-cell office:value-type="string">
            <text:p>INTERVIEWSTART</text:p>
          </table:table-cell>
          <table:table-cell office:value-type="string">
            <text:p>Leave me alone, kid I need to get this done before my deadline!</text:p>
          </table:table-cell>
          <table:table-cell table:number-columns-repeated="1020"/>
        </table:table-row>
        <table:table-row table:style-name="ro1">
          <table:table-cell office:value-type="string">
            <text:p>Journalist</text:p>
          </table:table-cell>
          <table:table-cell office:value-type="string">
            <text:p>Say</text:p>
          </table:table-cell>
          <table:table-cell/>
          <table:table-cell office:value-type="string">
            <text:p>Hey, where's the Mayor?</text:p>
          </table:table-cell>
          <table:table-cell table:number-columns-repeated="1020"/>
        </table:table-row>
        <table:table-row table:style-name="ro1">
          <table:table-cell office:value-type="string">
            <text:p>Journalist</text:p>
          </table:table-cell>
          <table:table-cell office:value-type="string">
            <text:p>PlayerSay</text:p>
          </table:table-cell>
          <table:table-cell/>
          <table:table-cell office:value-type="string">
            <text:p>He couldn't make it. I'll be taking the interview.</text:p>
          </table:table-cell>
          <table:table-cell table:number-columns-repeated="1020"/>
        </table:table-row>
        <table:table-row table:style-name="ro1">
          <table:table-cell office:value-type="string">
            <text:p>Journalist</text:p>
          </table:table-cell>
          <table:table-cell office:value-type="string">
            <text:p>Say</text:p>
          </table:table-cell>
          <table:table-cell/>
          <table:table-cell office:value-type="string">
            <text:p>Great! Easy pickings! Lets go.</text:p>
          </table:table-cell>
          <table:table-cell table:number-columns-repeated="1020"/>
        </table:table-row>
        <table:table-row table:style-name="ro1">
          <table:table-cell office:value-type="string">
            <text:p>Journalist</text:p>
          </table:table-cell>
          <table:table-cell office:value-type="string">
            <text:p>Encounter</text:p>
          </table:table-cell>
          <table:table-cell office:value-type="string">
            <text:p>P-easy-05</text:p>
          </table:table-cell>
          <table:table-cell table:number-columns-repeated="1021"/>
        </table:table-row>
        <table:table-row table:style-name="ro1">
          <table:table-cell office:value-type="string">
            <text:p>Journalist</text:p>
          </table:table-cell>
          <table:table-cell office:value-type="string">
            <text:p>Say</text:p>
          </table:table-cell>
          <table:table-cell/>
          <table:table-cell office:value-type="string">
            <text:p>SNORE! Fine, if I can't get anything juicy here I'll do another puff piece on my poodle Frank.</text:p>
          </table:table-cell>
          <table:table-cell table:number-columns-repeated="1020"/>
        </table:table-row>
        <table:table-row table:style-name="ro1">
          <table:table-cell office:value-type="string">
            <text:p>Journalist</text:p>
          </table:table-cell>
          <table:table-cell office:value-type="string">
            <text:p>SetFlag</text:p>
          </table:table-cell>
          <table:table-cell office:value-type="string">
            <text:p>JOURNALISTINTERVIEW</text:p>
          </table:table-cell>
          <table:table-cell table:number-columns-repeated="1021"/>
        </table:table-row>
        <table:table-row table:style-name="ro1">
          <table:table-cell office:value-type="string">
            <text:p>Journalist</text:p>
          </table:table-cell>
          <table:table-cell office:value-type="string">
            <text:p>Destro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ife</text:p>
          </table:table-cell>
          <table:table-cell office:value-type="string">
            <text:p>RequireFlag</text:p>
          </table:table-cell>
          <table:table-cell office:value-type="string">
            <text:p>GOHOMETOWIFE</text:p>
          </table:table-cell>
          <table:table-cell office:value-type="string">
            <text:p>What are you doing here, Phillip? You should be at work!</text:p>
          </table:table-cell>
          <table:table-cell table:number-columns-repeated="1020"/>
        </table:table-row>
        <table:table-row table:style-name="ro1">
          <table:table-cell office:value-type="string">
            <text:p>Wife</text:p>
          </table:table-cell>
          <table:table-cell office:value-type="string">
            <text:p>Say</text:p>
          </table:table-cell>
          <table:table-cell/>
          <table:table-cell office:value-type="string">
            <text:p>Welcome home, Phillip! How was your workday?</text:p>
          </table:table-cell>
          <table:table-cell table:number-columns-repeated="1020"/>
        </table:table-row>
        <table:table-row table:style-name="ro1">
          <table:table-cell office:value-type="string">
            <text:p>Wife</text:p>
          </table:table-cell>
          <table:table-cell office:value-type="string">
            <text:p>PlayerSay</text:p>
          </table:table-cell>
          <table:table-cell/>
          <table:table-cell office:value-type="string">
            <text:p>…</text:p>
          </table:table-cell>
          <table:table-cell table:number-columns-repeated="1020"/>
        </table:table-row>
        <table:table-row table:style-name="ro1">
          <table:table-cell office:value-type="string">
            <text:p>Wife</text:p>
          </table:table-cell>
          <table:table-cell office:value-type="string">
            <text:p>Say</text:p>
          </table:table-cell>
          <table:table-cell/>
          <table:table-cell office:value-type="string">
            <text:p>That good, huh? You know this isn't what you want. Why don't you strike out on your own?</text:p>
          </table:table-cell>
          <table:table-cell table:number-columns-repeated="1020"/>
        </table:table-row>
        <table:table-row table:style-name="ro1">
          <table:table-cell office:value-type="string">
            <text:p>Wife</text:p>
          </table:table-cell>
          <table:table-cell office:value-type="string">
            <text:p>PlayerSay</text:p>
          </table:table-cell>
          <table:table-cell/>
          <table:table-cell office:value-type="string">
            <text:p>I didn't think I knew where to start to be a Mayor, but Mayor Goodman makes it look easy.</text:p>
          </table:table-cell>
          <table:table-cell table:number-columns-repeated="1020"/>
        </table:table-row>
        <table:table-row table:style-name="ro1">
          <table:table-cell office:value-type="string">
            <text:p>Wife</text:p>
          </table:table-cell>
          <table:table-cell office:value-type="string">
            <text:p>Say</text:p>
          </table:table-cell>
          <table:table-cell/>
          <table:table-cell office:value-type="string">
            <text:p>That's the spirit! You can do it! All you need is some money and support.</text:p>
          </table:table-cell>
          <table:table-cell table:number-columns-repeated="1020"/>
        </table:table-row>
        <table:table-row table:style-name="ro1">
          <table:table-cell office:value-type="string">
            <text:p>Wife</text:p>
          </table:table-cell>
          <table:table-cell office:value-type="string">
            <text:p>PlayerSay</text:p>
          </table:table-cell>
          <table:table-cell/>
          <table:table-cell office:value-type="string">
            <text:p>Well...OK! Lets start with money. We need a sponsor.</text:p>
          </table:table-cell>
          <table:table-cell table:number-columns-repeated="1020"/>
        </table:table-row>
        <table:table-row table:style-name="ro1">
          <table:table-cell office:value-type="string">
            <text:p>Wife</text:p>
          </table:table-cell>
          <table:table-cell office:value-type="string">
            <text:p>Say</text:p>
          </table:table-cell>
          <table:table-cell/>
          <table:table-cell office:value-type="string">
            <text:p>OK, lets go get one!</text:p>
          </table:table-cell>
          <table:table-cell table:number-columns-repeated="1020"/>
        </table:table-row>
        <table:table-row table:style-name="ro1">
          <table:table-cell office:value-type="string">
            <text:p>Wife</text:p>
          </table:table-cell>
          <table:table-cell office:value-type="string">
            <text:p>AddAlly</text:p>
          </table:table-cell>
          <table:table-cell office:value-type="string">
            <text:p>Wife:2</text:p>
          </table:table-cell>
          <table:table-cell office:value-type="string">
            <text:p>Sarah Mossman Joins Your Political Party!</text:p>
          </table:table-cell>
          <table:table-cell table:number-columns-repeated="1020"/>
        </table:table-row>
        <table:table-row table:style-name="ro1">
          <table:table-cell office:value-type="string">
            <text:p>Wife</text:p>
          </table:table-cell>
          <table:table-cell office:value-type="string">
            <text:p>SetFlag</text:p>
          </table:table-cell>
          <table:table-cell office:value-type="string">
            <text:p>STARTSPONSOR</text:p>
          </table:table-cell>
          <table:table-cell table:number-columns-repeated="1021"/>
        </table:table-row>
        <table:table-row table:style-name="ro1">
          <table:table-cell office:value-type="string">
            <text:p>Wife</text:p>
          </table:table-cell>
          <table:table-cell office:value-type="string">
            <text:p>Destroy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>
            <text:p>#TODO make funny</text:p>
          </table:table-cell>
          <table:table-cell table:number-columns-repeated="1020"/>
        </table:table-row>
        <table:table-row table:style-name="ro1">
          <table:table-cell office:value-type="string">
            <text:p>Sponsor</text:p>
          </table:table-cell>
          <table:table-cell office:value-type="string">
            <text:p>RequireFlag</text:p>
          </table:table-cell>
          <table:table-cell office:value-type="string">
            <text:p>STARTSPONSOR</text:p>
          </table:table-cell>
          <table:table-cell office:value-type="string">
            <text:p>Hmmm...Money, money, money. Sorry, what? I wasn't talking to you.</text:p>
          </table:table-cell>
          <table:table-cell table:number-columns-repeated="1020"/>
        </table:table-row>
        <table:table-row table:style-name="ro1">
          <table:table-cell office:value-type="string">
            <text:p>Sponsor</text:p>
          </table:table-cell>
          <table:table-cell office:value-type="string">
            <text:p>Say</text:p>
          </table:table-cell>
          <table:table-cell/>
          <table:table-cell office:value-type="string">
            <text:p>Hello, I'm investigating new investments today. How can I help you?</text:p>
          </table:table-cell>
          <table:table-cell table:number-columns-repeated="1020"/>
        </table:table-row>
        <table:table-row table:style-name="ro1">
          <table:table-cell office:value-type="string">
            <text:p>Sponsor</text:p>
          </table:table-cell>
          <table:table-cell office:value-type="string">
            <text:p>PlayerSay</text:p>
          </table:table-cell>
          <table:table-cell/>
          <table:table-cell office:value-type="string">
            <text:p>Well, I've decided to run for Mayor! I could really use an investor.</text:p>
          </table:table-cell>
          <table:table-cell table:number-columns-repeated="1020"/>
        </table:table-row>
        <table:table-row table:style-name="ro1">
          <table:table-cell office:value-type="string">
            <text:p>Sponsor</text:p>
          </table:table-cell>
          <table:table-cell office:value-type="string">
            <text:p>Say</text:p>
          </table:table-cell>
          <table:table-cell/>
          <table:table-cell office:value-type="string">
            <text:p>I don't know. You seem a little young. I don't think I'm convinced.</text:p>
          </table:table-cell>
          <table:table-cell table:number-columns-repeated="1020"/>
        </table:table-row>
        <table:table-row table:style-name="ro1">
          <table:table-cell office:value-type="string">
            <text:p>Sponsor</text:p>
          </table:table-cell>
          <table:table-cell office:value-type="string">
            <text:p>Encounter</text:p>
          </table:table-cell>
          <table:table-cell office:value-type="string">
            <text:p>P-easy-06</text:p>
          </table:table-cell>
          <table:table-cell table:number-columns-repeated="1021"/>
        </table:table-row>
        <table:table-row table:style-name="ro1">
          <table:table-cell office:value-type="string">
            <text:p>Sponsor</text:p>
          </table:table-cell>
          <table:table-cell office:value-type="string">
            <text:p>Say</text:p>
          </table:table-cell>
          <table:table-cell/>
          <table:table-cell office:value-type="string">
            <text:p>Wow! You sure have what it takes! Alright, here's a pile of cash!</text:p>
          </table:table-cell>
          <table:table-cell table:number-columns-repeated="1020"/>
        </table:table-row>
        <table:table-row table:style-name="ro1">
          <table:table-cell office:value-type="string">
            <text:p>Sponsor</text:p>
          </table:table-cell>
          <table:table-cell office:value-type="string">
            <text:p>GiveMoney</text:p>
          </table:table-cell>
          <table:table-cell office:value-type="float" office:value="80">
            <text:p>80</text:p>
          </table:table-cell>
          <table:table-cell office:value-type="string">
            <text:p>Received $80</text:p>
          </table:table-cell>
          <table:table-cell table:number-columns-repeated="1020"/>
        </table:table-row>
        <table:table-row table:style-name="ro1">
          <table:table-cell office:value-type="string">
            <text:p>Sponsor</text:p>
          </table:table-cell>
          <table:table-cell office:value-type="string">
            <text:p>Say</text:p>
          </table:table-cell>
          <table:table-cell/>
          <table:table-cell office:value-type="string">
            <text:p>Also, now that you have some funds, you might find it useful to...grease the wheels in some difficult situations.</text:p>
          </table:table-cell>
          <table:table-cell table:number-columns-repeated="1020"/>
        </table:table-row>
        <table:table-row table:style-name="ro1">
          <table:table-cell office:value-type="string">
            <text:p>Sponsor</text:p>
          </table:table-cell>
          <table:table-cell office:value-type="string">
            <text:p>LearnAttack</text:p>
          </table:table-cell>
          <table:table-cell office:value-type="string">
            <text:p>BRIBE</text:p>
          </table:table-cell>
          <table:table-cell office:value-type="string">
            <text:p>Phillip and Sarah learn to Bribe</text:p>
          </table:table-cell>
          <table:table-cell table:number-columns-repeated="1020"/>
        </table:table-row>
        <table:table-row table:style-name="ro1">
          <table:table-cell office:value-type="string">
            <text:p>Sponsor</text:p>
          </table:table-cell>
          <table:table-cell office:value-type="string">
            <text:p>LearnAttack</text:p>
          </table:table-cell>
          <table:table-cell office:value-type="string">
            <text:p>Wife:BRIBE</text:p>
          </table:table-cell>
          <table:table-cell table:number-columns-repeated="1021"/>
        </table:table-row>
        <table:table-row table:style-name="ro1">
          <table:table-cell office:value-type="string">
            <text:p>Sponsor</text:p>
          </table:table-cell>
          <table:table-cell office:value-type="string">
            <text:p>SetFlag</text:p>
          </table:table-cell>
          <table:table-cell office:value-type="string">
            <text:p>STARTCONSTITUENTS</text:p>
          </table:table-cell>
          <table:table-cell table:number-columns-repeated="1021"/>
        </table:table-row>
        <table:table-row table:style-name="ro1">
          <table:table-cell office:value-type="string">
            <text:p>Sponsor</text:p>
          </table:table-cell>
          <table:table-cell office:value-type="string">
            <text:p>PlayerSay</text:p>
          </table:table-cell>
          <table:table-cell/>
          <table:table-cell office:value-type="string">
            <text:p>Er, thanks! I suppose we should go gather some support from our constituents now.</text:p>
          </table:table-cell>
          <table:table-cell table:number-columns-repeated="1020"/>
        </table:table-row>
        <table:table-row table:style-name="ro1">
          <table:table-cell office:value-type="string">
            <text:p>Sponsor</text:p>
          </table:table-cell>
          <table:table-cell office:value-type="string">
            <text:p>Say</text:p>
          </table:table-cell>
          <table:table-cell/>
          <table:table-cell office:value-type="string">
            <text:p>Makes sense to me! I'm off, too. Money, money, money.</text:p>
          </table:table-cell>
          <table:table-cell table:number-columns-repeated="1020"/>
        </table:table-row>
        <table:table-row table:style-name="ro1">
          <table:table-cell office:value-type="string">
            <text:p>Sponsor</text:p>
          </table:table-cell>
          <table:table-cell office:value-type="string">
            <text:p>Destro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nstituent1</text:p>
          </table:table-cell>
          <table:table-cell office:value-type="string">
            <text:p>RequireFlag</text:p>
          </table:table-cell>
          <table:table-cell office:value-type="string">
            <text:p>STARTCONSTITUENTS</text:p>
          </table:table-cell>
          <table:table-cell office:value-type="string">
            <text:p>Yes?</text:p>
          </table:table-cell>
          <table:table-cell table:number-columns-repeated="1020"/>
        </table:table-row>
        <table:table-row table:style-name="ro1">
          <table:table-cell office:value-type="string">
            <text:p>Constituent1</text:p>
          </table:table-cell>
          <table:table-cell office:value-type="string">
            <text:p>PlayerSay</text:p>
          </table:table-cell>
          <table:table-cell/>
          <table:table-cell office:value-type="string">
            <text:p>Vote Phillip Mossman for Mayor!</text:p>
          </table:table-cell>
          <table:table-cell table:number-columns-repeated="1020"/>
        </table:table-row>
        <table:table-row table:style-name="ro1">
          <table:table-cell office:value-type="string">
            <text:p>Constituent1</text:p>
          </table:table-cell>
          <table:table-cell office:value-type="string">
            <text:p>Say</text:p>
          </table:table-cell>
          <table:table-cell/>
          <table:table-cell office:value-type="string">
            <text:p>Who?</text:p>
          </table:table-cell>
          <table:table-cell table:number-columns-repeated="1020"/>
        </table:table-row>
        <table:table-row table:style-name="ro1">
          <table:table-cell office:value-type="string">
            <text:p>Constituent1</text:p>
          </table:table-cell>
          <table:table-cell office:value-type="string">
            <text:p>PlayerSay</text:p>
          </table:table-cell>
          <table:table-cell/>
          <table:table-cell office:value-type="string">
            <text:p>Er, me!</text:p>
          </table:table-cell>
          <table:table-cell table:number-columns-repeated="1020"/>
        </table:table-row>
        <table:table-row table:style-name="ro1">
          <table:table-cell office:value-type="string">
            <text:p>Constituent1</text:p>
          </table:table-cell>
          <table:table-cell office:value-type="string">
            <text:p>Say</text:p>
          </table:table-cell>
          <table:table-cell/>
          <table:table-cell office:value-type="string">
            <text:p>Why? How will you help local business?</text:p>
          </table:table-cell>
          <table:table-cell table:number-columns-repeated="1020"/>
        </table:table-row>
        <table:table-row table:style-name="ro1">
          <table:table-cell office:value-type="string">
            <text:p>Constituent1</text:p>
          </table:table-cell>
          <table:table-cell office:value-type="string">
            <text:p>Encounter</text:p>
          </table:table-cell>
          <table:table-cell office:value-type="string">
            <text:p>P-easy-07</text:p>
          </table:table-cell>
          <table:table-cell table:number-columns-repeated="1021"/>
        </table:table-row>
        <table:table-row table:style-name="ro1">
          <table:table-cell office:value-type="string">
            <text:p>Constituent1</text:p>
          </table:table-cell>
          <table:table-cell office:value-type="string">
            <text:p>Say</text:p>
          </table:table-cell>
          <table:table-cell/>
          <table:table-cell office:value-type="string">
            <text:p>You make a good case!</text:p>
          </table:table-cell>
          <table:table-cell table:number-columns-repeated="1020"/>
        </table:table-row>
        <table:table-row table:style-name="ro1">
          <table:table-cell office:value-type="string">
            <text:p>Constituent1</text:p>
          </table:table-cell>
          <table:table-cell office:value-type="string">
            <text:p>Destro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nstituent2</text:p>
          </table:table-cell>
          <table:table-cell office:value-type="string">
            <text:p>RequireFlag</text:p>
          </table:table-cell>
          <table:table-cell office:value-type="string">
            <text:p>STARTCONSTITUENTS</text:p>
          </table:table-cell>
          <table:table-cell office:value-type="string">
            <text:p>What?</text:p>
          </table:table-cell>
          <table:table-cell table:number-columns-repeated="1020"/>
        </table:table-row>
        <table:table-row table:style-name="ro1">
          <table:table-cell office:value-type="string">
            <text:p>Constituent2</text:p>
          </table:table-cell>
          <table:table-cell office:value-type="string">
            <text:p>PlayerSay</text:p>
          </table:table-cell>
          <table:table-cell/>
          <table:table-cell office:value-type="string">
            <text:p>Vote Phillip Mossman for Mayor!</text:p>
          </table:table-cell>
          <table:table-cell table:number-columns-repeated="1020"/>
        </table:table-row>
        <table:table-row table:style-name="ro1">
          <table:table-cell office:value-type="string">
            <text:p>Constituent2</text:p>
          </table:table-cell>
          <table:table-cell office:value-type="string">
            <text:p>Say</text:p>
          </table:table-cell>
          <table:table-cell/>
          <table:table-cell office:value-type="string">
            <text:p>But Mayor Goodman has always taken care of me.</text:p>
          </table:table-cell>
          <table:table-cell table:number-columns-repeated="1020"/>
        </table:table-row>
        <table:table-row table:style-name="ro1">
          <table:table-cell office:value-type="string">
            <text:p>Constituent2</text:p>
          </table:table-cell>
          <table:table-cell office:value-type="string">
            <text:p>Encounter</text:p>
          </table:table-cell>
          <table:table-cell office:value-type="string">
            <text:p>P-easy-08</text:p>
          </table:table-cell>
          <table:table-cell table:number-columns-repeated="1021"/>
        </table:table-row>
        <table:table-row table:style-name="ro1">
          <table:table-cell office:value-type="string">
            <text:p>Constituent2</text:p>
          </table:table-cell>
          <table:table-cell office:value-type="string">
            <text:p>Say</text:p>
          </table:table-cell>
          <table:table-cell/>
          <table:table-cell office:value-type="string">
            <text:p>I think it's time for a change!</text:p>
          </table:table-cell>
          <table:table-cell table:number-columns-repeated="1020"/>
        </table:table-row>
        <table:table-row table:style-name="ro1">
          <table:table-cell office:value-type="string">
            <text:p>Constituent2</text:p>
          </table:table-cell>
          <table:table-cell office:value-type="string">
            <text:p>Destro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nstituent3</text:p>
          </table:table-cell>
          <table:table-cell office:value-type="string">
            <text:p>RequireFlag</text:p>
          </table:table-cell>
          <table:table-cell office:value-type="string">
            <text:p>STARTCONSTITUENTS</text:p>
          </table:table-cell>
          <table:table-cell office:value-type="string">
            <text:p>What?</text:p>
          </table:table-cell>
          <table:table-cell table:number-columns-repeated="1020"/>
        </table:table-row>
        <table:table-row table:style-name="ro1">
          <table:table-cell office:value-type="string">
            <text:p>Constituent3</text:p>
          </table:table-cell>
          <table:table-cell office:value-type="string">
            <text:p>PlayerSay</text:p>
          </table:table-cell>
          <table:table-cell/>
          <table:table-cell office:value-type="string">
            <text:p>Vote Phillip Mossman for Mayor!</text:p>
          </table:table-cell>
          <table:table-cell table:number-columns-repeated="1020"/>
        </table:table-row>
        <table:table-row table:style-name="ro1">
          <table:table-cell office:value-type="string">
            <text:p>Constituent3</text:p>
          </table:table-cell>
          <table:table-cell office:value-type="string">
            <text:p>Say</text:p>
          </table:table-cell>
          <table:table-cell/>
          <table:table-cell office:value-type="string">
            <text:p>But Mayor Goodman has always taken care of me.</text:p>
          </table:table-cell>
          <table:table-cell table:number-columns-repeated="1020"/>
        </table:table-row>
        <table:table-row table:style-name="ro1">
          <table:table-cell office:value-type="string">
            <text:p>Constituent3</text:p>
          </table:table-cell>
          <table:table-cell office:value-type="string">
            <text:p>Encounter</text:p>
          </table:table-cell>
          <table:table-cell office:value-type="string">
            <text:p>P-easy-09</text:p>
          </table:table-cell>
          <table:table-cell table:number-columns-repeated="1021"/>
        </table:table-row>
        <table:table-row table:style-name="ro1">
          <table:table-cell office:value-type="string">
            <text:p>Constituent3</text:p>
          </table:table-cell>
          <table:table-cell office:value-type="string">
            <text:p>Say</text:p>
          </table:table-cell>
          <table:table-cell/>
          <table:table-cell office:value-type="string">
            <text:p>I think it's time for a change!</text:p>
          </table:table-cell>
          <table:table-cell table:number-columns-repeated="1020"/>
        </table:table-row>
        <table:table-row table:style-name="ro1">
          <table:table-cell office:value-type="string">
            <text:p>Constituent3</text:p>
          </table:table-cell>
          <table:table-cell office:value-type="string">
            <text:p>PlayerSay</text:p>
          </table:table-cell>
          <table:table-cell/>
          <table:table-cell office:value-type="string">
            <text:p>I think I'm ready to take on Mayor Goodman now!</text:p>
          </table:table-cell>
          <table:table-cell table:number-columns-repeated="1020"/>
        </table:table-row>
        <table:table-row table:style-name="ro1">
          <table:table-cell office:value-type="string">
            <text:p>Constituent3</text:p>
          </table:table-cell>
          <table:table-cell office:value-type="string">
            <text:p>SetFlag</text:p>
          </table:table-cell>
          <table:table-cell office:value-type="string">
            <text:p>CONSTITUENTSWON</text:p>
          </table:table-cell>
          <table:table-cell table:number-columns-repeated="1021"/>
        </table:table-row>
        <table:table-row table:style-name="ro1">
          <table:table-cell office:value-type="string">
            <text:p>Constituent3</text:p>
          </table:table-cell>
          <table:table-cell office:value-type="string">
            <text:p>Destro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arketing1</text:p>
          </table:table-cell>
          <table:table-cell office:value-type="string">
            <text:p>RequireFlag</text:p>
          </table:table-cell>
          <table:table-cell office:value-type="string">
            <text:p>STARTSPONSOR</text:p>
          </table:table-cell>
          <table:table-cell office:value-type="string">
            <text:p>I'm sorry, my time is precious. Come back if you're ever running for office.</text:p>
          </table:table-cell>
          <table:table-cell table:number-columns-repeated="1020"/>
        </table:table-row>
        <table:table-row table:style-name="ro1">
          <table:table-cell office:value-type="string">
            <text:p>Marketing1</text:p>
          </table:table-cell>
          <table:table-cell office:value-type="string">
            <text:p>Label</text:p>
          </table:table-cell>
          <table:table-cell office:value-type="string">
            <text:p>SHOP</text:p>
          </table:table-cell>
          <table:table-cell table:number-columns-repeated="1021"/>
        </table:table-row>
        <table:table-row table:style-name="ro1">
          <table:table-cell office:value-type="string">
            <text:p>Marketing1</text:p>
          </table:table-cell>
          <table:table-cell office:value-type="string">
            <text:p>Say</text:p>
          </table:table-cell>
          <table:table-cell/>
          <table:table-cell office:value-type="string">
            <text:p>Hi there! Are you interested in any of my ad campaigns or programs?</text:p>
          </table:table-cell>
          <table:table-cell table:number-columns-repeated="1020"/>
        </table:table-row>
        <table:table-row table:style-name="ro1">
          <table:table-cell office:value-type="string">
            <text:p>Marketing1</text:p>
          </table:table-cell>
          <table:table-cell office:value-type="string">
            <text:p>Shop</text:p>
          </table:table-cell>
          <table:table-cell office:value-type="string">
            <text:p>SHOP1</text:p>
          </table:table-cell>
          <table:table-cell table:number-columns-repeated="1021"/>
        </table:table-row>
        <table:table-row table:style-name="ro1">
          <table:table-cell office:value-type="string">
            <text:p>Marketing1</text:p>
          </table:table-cell>
          <table:table-cell office:value-type="string">
            <text:p>Reset</text:p>
          </table:table-cell>
          <table:table-cell office:value-type="string">
            <text:p>SHO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ayor</text:p>
          </table:table-cell>
          <table:table-cell office:value-type="string">
            <text:p>Say</text:p>
          </table:table-cell>
          <table:table-cell/>
          <table:table-cell office:value-type="string">
            <text:p>What's this I hear about you campaigning for Mayor? After everything I've taught you!</text:p>
          </table:table-cell>
          <table:table-cell table:number-columns-repeated="1020"/>
        </table:table-row>
        <table:table-row table:style-name="ro1">
          <table:table-cell office:value-type="string">
            <text:p>Mayor</text:p>
          </table:table-cell>
          <table:table-cell office:value-type="string">
            <text:p>PlayerSay</text:p>
          </table:table-cell>
          <table:table-cell/>
          <table:table-cell office:value-type="string">
            <text:p>I'm sorry Mayor Goodman, but it's time for someone who's ready to make a difference for our town.</text:p>
          </table:table-cell>
          <table:table-cell table:number-columns-repeated="1020"/>
        </table:table-row>
        <table:table-row table:style-name="ro1">
          <table:table-cell office:value-type="string">
            <text:p>Mayor</text:p>
          </table:table-cell>
          <table:table-cell office:value-type="string">
            <text:p>Say</text:p>
          </table:table-cell>
          <table:table-cell/>
          <table:table-cell office:value-type="string">
            <text:p>You really are a fool. Do you think He's going to allow that?</text:p>
          </table:table-cell>
          <table:table-cell table:number-columns-repeated="1020"/>
        </table:table-row>
        <table:table-row table:style-name="ro1">
          <table:table-cell office:value-type="string">
            <text:p>Mayor</text:p>
          </table:table-cell>
          <table:table-cell office:value-type="string">
            <text:p>Encounter</text:p>
          </table:table-cell>
          <table:table-cell office:value-type="string">
            <text:p>P-easy-10</text:p>
          </table:table-cell>
          <table:table-cell table:number-columns-repeated="1021"/>
        </table:table-row>
        <table:table-row table:style-name="ro1">
          <table:table-cell office:value-type="string">
            <text:p>Mayor</text:p>
          </table:table-cell>
          <table:table-cell office:value-type="string">
            <text:p>Say</text:p>
          </table:table-cell>
          <table:table-cell/>
          <table:table-cell office:value-type="string">
            <text:p>Well, you've beaten me but you don't have a clue what you're in for. I hope you're up to this kid!</text:p>
          </table:table-cell>
          <table:table-cell table:number-columns-repeated="1020"/>
        </table:table-row>
        <table:table-row table:style-name="ro1">
          <table:table-cell office:value-type="string">
            <text:p>Mayor</text:p>
          </table:table-cell>
          <table:table-cell office:value-type="string">
            <text:p>RestoreVotes</text:p>
          </table:table-cell>
          <table:table-cell table:number-columns-repeated="1022"/>
        </table:table-row>
        <table:table-row table:style-name="ro1">
          <table:table-cell office:value-type="string">
            <text:p>Mayor</text:p>
          </table:table-cell>
          <table:table-cell office:value-type="string">
            <text:p>Save</text:p>
          </table:table-cell>
          <table:table-cell office:value-type="string">
            <text:p>RestoreAct2</text:p>
          </table:table-cell>
          <table:table-cell table:number-columns-repeated="1021"/>
        </table:table-row>
        <table:table-row table:style-name="ro1">
          <table:table-cell office:value-type="string">
            <text:p>Mayor</text:p>
          </table:table-cell>
          <table:table-cell office:value-type="string">
            <text:p>GotoMap</text:p>
          </table:table-cell>
          <table:table-cell office:value-type="string">
            <text:p>act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9" office:value-type="string">
            <text:p>#----------------------------------------------------------------------------------------ACT 2 – Part 1-----------------------------------------------------------------------------------------------------------------------------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heatAct2</text:p>
          </table:table-cell>
          <table:table-cell office:value-type="string">
            <text:p>AddAlly</text:p>
          </table:table-cell>
          <table:table-cell office:value-type="string">
            <text:p>Wife:3</text:p>
          </table:table-cell>
          <table:table-cell table:number-columns-repeated="1021"/>
        </table:table-row>
        <table:table-row table:style-name="ro1">
          <table:table-cell office:value-type="string">
            <text:p>CheatAct2</text:p>
          </table:table-cell>
          <table:table-cell office:value-type="string">
            <text:p>LearnAttack</text:p>
          </table:table-cell>
          <table:table-cell office:value-type="string">
            <text:p>BRIBE</text:p>
          </table:table-cell>
          <table:table-cell table:number-columns-repeated="1021"/>
        </table:table-row>
        <table:table-row table:style-name="ro1">
          <table:table-cell office:value-type="string">
            <text:p>CheatAct2</text:p>
          </table:table-cell>
          <table:table-cell office:value-type="string">
            <text:p>LearnAttack</text:p>
          </table:table-cell>
          <table:table-cell office:value-type="string">
            <text:p>Wife:BRIBE</text:p>
          </table:table-cell>
          <table:table-cell table:number-columns-repeated="1021"/>
        </table:table-row>
        <table:table-row table:style-name="ro1">
          <table:table-cell office:value-type="string">
            <text:p>CheatAct2</text:p>
          </table:table-cell>
          <table:table-cell office:value-type="string">
            <text:p>LearnAttack</text:p>
          </table:table-cell>
          <table:table-cell office:value-type="string">
            <text:p>SLANDER</text:p>
          </table:table-cell>
          <table:table-cell table:number-columns-repeated="1021"/>
        </table:table-row>
        <table:table-row table:style-name="ro1">
          <table:table-cell office:value-type="string">
            <text:p>CheatAct2</text:p>
          </table:table-cell>
          <table:table-cell office:value-type="string">
            <text:p>CheatXP</text:p>
          </table:table-cell>
          <table:table-cell office:value-type="string">
            <text:p>Player:200</text:p>
          </table:table-cell>
          <table:table-cell table:number-columns-repeated="1021"/>
        </table:table-row>
        <table:table-row table:style-name="ro1">
          <table:table-cell office:value-type="string">
            <text:p>CheatAct2</text:p>
          </table:table-cell>
          <table:table-cell office:value-type="string">
            <text:p>CheatCunning</text:p>
          </table:table-cell>
          <table:table-cell office:value-type="string">
            <text:p>Player:3</text:p>
          </table:table-cell>
          <table:table-cell table:number-columns-repeated="1021"/>
        </table:table-row>
        <table:table-row table:style-name="ro1">
          <table:table-cell office:value-type="string">
            <text:p>CheatAct2</text:p>
          </table:table-cell>
          <table:table-cell office:value-type="string">
            <text:p>CheatCharisma</text:p>
          </table:table-cell>
          <table:table-cell office:value-type="string">
            <text:p>Player:3</text:p>
          </table:table-cell>
          <table:table-cell table:number-columns-repeated="1021"/>
        </table:table-row>
        <table:table-row table:style-name="ro1">
          <table:table-cell office:value-type="string">
            <text:p>CheatAct2</text:p>
          </table:table-cell>
          <table:table-cell office:value-type="string">
            <text:p>CheatCunning</text:p>
          </table:table-cell>
          <table:table-cell office:value-type="string">
            <text:p>Wife:1</text:p>
          </table:table-cell>
          <table:table-cell table:number-columns-repeated="1021"/>
        </table:table-row>
        <table:table-row table:style-name="ro1">
          <table:table-cell office:value-type="string">
            <text:p>CheatAct2</text:p>
          </table:table-cell>
          <table:table-cell office:value-type="string">
            <text:p>CheatCharisma</text:p>
          </table:table-cell>
          <table:table-cell office:value-type="string">
            <text:p>Wife:1</text:p>
          </table:table-cell>
          <table:table-cell table:number-columns-repeated="1021"/>
        </table:table-row>
        <table:table-row table:style-name="ro1">
          <table:table-cell office:value-type="string">
            <text:p>CheatAct2</text:p>
          </table:table-cell>
          <table:table-cell office:value-type="string">
            <text:p>GiveMoney</text:p>
          </table:table-cell>
          <table:table-cell office:value-type="float" office:value="200">
            <text:p>200</text:p>
          </table:table-cell>
          <table:table-cell table:number-columns-repeated="1021"/>
        </table:table-row>
        <table:table-row table:style-name="ro1">
          <table:table-cell office:value-type="string">
            <text:p>CheatAct2</text:p>
          </table:table-cell>
          <table:table-cell office:value-type="string">
            <text:p>GotoMap</text:p>
          </table:table-cell>
          <table:table-cell office:value-type="string">
            <text:p>act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storeAct2</text:p>
          </table:table-cell>
          <table:table-cell office:value-type="string">
            <text:p>GotoMap</text:p>
          </table:table-cell>
          <table:table-cell office:value-type="string">
            <text:p>act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ct2</text:p>
          </table:table-cell>
          <table:table-cell office:value-type="string">
            <text:p>Message</text:p>
          </table:table-cell>
          <table:table-cell/>
          <table:table-cell office:value-type="string">
            <text:p>The Governor's Man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arketing2</text:p>
          </table:table-cell>
          <table:table-cell office:value-type="string">
            <text:p>Label</text:p>
          </table:table-cell>
          <table:table-cell office:value-type="string">
            <text:p>SHOPA2</text:p>
          </table:table-cell>
          <table:table-cell table:number-columns-repeated="1021"/>
        </table:table-row>
        <table:table-row table:style-name="ro1">
          <table:table-cell office:value-type="string">
            <text:p>Marketing2</text:p>
          </table:table-cell>
          <table:table-cell office:value-type="string">
            <text:p>Say</text:p>
          </table:table-cell>
          <table:table-cell/>
          <table:table-cell office:value-type="string">
            <text:p>Hi Phil! Would you like to run an ad?</text:p>
          </table:table-cell>
          <table:table-cell table:number-columns-repeated="1020"/>
        </table:table-row>
        <table:table-row table:style-name="ro1">
          <table:table-cell office:value-type="string">
            <text:p>Marketing2</text:p>
          </table:table-cell>
          <table:table-cell office:value-type="string">
            <text:p>Shop</text:p>
          </table:table-cell>
          <table:table-cell office:value-type="string">
            <text:p>SHOP2</text:p>
          </table:table-cell>
          <table:table-cell table:number-columns-repeated="1021"/>
        </table:table-row>
        <table:table-row table:style-name="ro1">
          <table:table-cell office:value-type="string">
            <text:p>Marketing2</text:p>
          </table:table-cell>
          <table:table-cell office:value-type="string">
            <text:p>Reset</text:p>
          </table:table-cell>
          <table:table-cell office:value-type="string">
            <text:p>SHOPA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uthWingDoor</text:p>
          </table:table-cell>
          <table:table-cell office:value-type="string">
            <text:p>RequireItemMessage</text:p>
          </table:table-cell>
          <table:table-cell office:value-type="string">
            <text:p>SOUTHWINGDOORKEY</text:p>
          </table:table-cell>
          <table:table-cell office:value-type="string">
            <text:p>The door appears to be locked</text:p>
          </table:table-cell>
          <table:table-cell table:number-columns-repeated="1020"/>
        </table:table-row>
        <table:table-row table:style-name="ro1">
          <table:table-cell office:value-type="string">
            <text:p>SouthWingDoor</text:p>
          </table:table-cell>
          <table:table-cell office:value-type="string">
            <text:p>Message</text:p>
          </table:table-cell>
          <table:table-cell/>
          <table:table-cell office:value-type="string">
            <text:p>The door unlocks with a satisfying 'click'</text:p>
          </table:table-cell>
          <table:table-cell table:number-columns-repeated="1020"/>
        </table:table-row>
        <table:table-row table:style-name="ro1">
          <table:table-cell office:value-type="string">
            <text:p>SouthWingDoor</text:p>
          </table:table-cell>
          <table:table-cell office:value-type="string">
            <text:p>Destroy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Politician1</text:p>
          </table:table-cell>
          <table:table-cell office:value-type="string">
            <text:p>Say</text:p>
          </table:table-cell>
          <table:table-cell/>
          <table:table-cell office:value-type="string">
            <text:p>I'm sorry Mayor Mossman, the Governor cannot see you now. He's very busy</text:p>
          </table:table-cell>
          <table:table-cell table:number-columns-repeated="1020"/>
        </table:table-row>
        <table:table-row table:style-name="ro1">
          <table:table-cell office:value-type="string">
            <text:p>Politician1</text:p>
          </table:table-cell>
          <table:table-cell office:value-type="string">
            <text:p>PlayerSay</text:p>
          </table:table-cell>
          <table:table-cell/>
          <table:table-cell office:value-type="string">
            <text:p>It's very important. I need to understand what Mayor Goodman was talking about. It was clear there were other powers at play.</text:p>
          </table:table-cell>
          <table:table-cell table:number-columns-repeated="1020"/>
        </table:table-row>
        <table:table-row table:style-name="ro1">
          <table:table-cell office:value-type="string">
            <text:p>Politician1</text:p>
          </table:table-cell>
          <table:table-cell office:value-type="string">
            <text:p>Say</text:p>
          </table:table-cell>
          <table:table-cell/>
          <table:table-cell office:value-type="string">
            <text:p>Yes well, I fail to see how your county spat has anything to do with Governer Badden.</text:p>
          </table:table-cell>
          <table:table-cell table:number-columns-repeated="1020"/>
        </table:table-row>
        <table:table-row table:style-name="ro1">
          <table:table-cell office:value-type="string">
            <text:p>Politician1</text:p>
          </table:table-cell>
          <table:table-cell office:value-type="string">
            <text:p>Encounter</text:p>
          </table:table-cell>
          <table:table-cell office:value-type="string">
            <text:p>P-med-01</text:p>
          </table:table-cell>
          <table:table-cell table:number-columns-repeated="1021"/>
        </table:table-row>
        <table:table-row table:style-name="ro1">
          <table:table-cell office:value-type="string">
            <text:p>Politician1</text:p>
          </table:table-cell>
          <table:table-cell office:value-type="string">
            <text:p>Say</text:p>
          </table:table-cell>
          <table:table-cell/>
          <table:table-cell office:value-type="string">
            <text:p>Fair point. The governor will see you now.</text:p>
          </table:table-cell>
          <table:table-cell table:number-columns-repeated="1020"/>
        </table:table-row>
        <table:table-row table:style-name="ro1">
          <table:table-cell office:value-type="string">
            <text:p>Politician1</text:p>
          </table:table-cell>
          <table:table-cell office:value-type="string">
            <text:p>Destro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olitician2</text:p>
          </table:table-cell>
          <table:table-cell office:value-type="string">
            <text:p>Say</text:p>
          </table:table-cell>
          <table:table-cell/>
          <table:table-cell office:value-type="string">
            <text:p>What are you doing in here? Who are you? Some Mayor?</text:p>
          </table:table-cell>
          <table:table-cell table:number-columns-repeated="1020"/>
        </table:table-row>
        <table:table-row table:style-name="ro1">
          <table:table-cell office:value-type="string">
            <text:p>Politician2</text:p>
          </table:table-cell>
          <table:table-cell office:value-type="string">
            <text:p>PlayerSay</text:p>
          </table:table-cell>
          <table:table-cell/>
          <table:table-cell office:value-type="string">
            <text:p>I am Mayor Phillip Mossman. I'm here to speak to the Governor.</text:p>
          </table:table-cell>
          <table:table-cell table:number-columns-repeated="1020"/>
        </table:table-row>
        <table:table-row table:style-name="ro1">
          <table:table-cell office:value-type="string">
            <text:p>Politician2</text:p>
          </table:table-cell>
          <table:table-cell office:value-type="string">
            <text:p>Say</text:p>
          </table:table-cell>
          <table:table-cell/>
          <table:table-cell office:value-type="string">
            <text:p>I'm afraid the Governor's schedule is very tight. Come back next month.</text:p>
          </table:table-cell>
          <table:table-cell table:number-columns-repeated="1020"/>
        </table:table-row>
        <table:table-row table:style-name="ro1">
          <table:table-cell office:value-type="string">
            <text:p>Politician2</text:p>
          </table:table-cell>
          <table:table-cell office:value-type="string">
            <text:p>Encounter</text:p>
          </table:table-cell>
          <table:table-cell office:value-type="string">
            <text:p>P-med-02</text:p>
          </table:table-cell>
          <table:table-cell table:number-columns-repeated="1021"/>
        </table:table-row>
        <table:table-row table:style-name="ro1">
          <table:table-cell office:value-type="string">
            <text:p>Politician2</text:p>
          </table:table-cell>
          <table:table-cell office:value-type="string">
            <text:p>Say</text:p>
          </table:table-cell>
          <table:table-cell/>
          <table:table-cell office:value-type="string">
            <text:p>I see. Well, maybe we can squeeze you in.</text:p>
          </table:table-cell>
          <table:table-cell table:number-columns-repeated="1020"/>
        </table:table-row>
        <table:table-row table:style-name="ro1">
          <table:table-cell office:value-type="string">
            <text:p>Politician2</text:p>
          </table:table-cell>
          <table:table-cell office:value-type="string">
            <text:p>SetFlag</text:p>
          </table:table-cell>
          <table:table-cell office:value-type="string">
            <text:p>GOVPOLITICIANSFIRST</text:p>
          </table:table-cell>
          <table:table-cell table:number-columns-repeated="1021"/>
        </table:table-row>
        <table:table-row table:style-name="ro1">
          <table:table-cell office:value-type="string">
            <text:p>Politician2</text:p>
          </table:table-cell>
          <table:table-cell office:value-type="string">
            <text:p>Destro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overnor</text:p>
          </table:table-cell>
          <table:table-cell office:value-type="string">
            <text:p>RequireFlag</text:p>
          </table:table-cell>
          <table:table-cell office:value-type="string">
            <text:p>GOVPOLITICIANSFIRST</text:p>
          </table:table-cell>
          <table:table-cell office:value-type="string">
            <text:p>I'm very busy. Please speak to the others.</text:p>
          </table:table-cell>
          <table:table-cell table:number-columns-repeated="1020"/>
        </table:table-row>
        <table:table-row table:style-name="ro1">
          <table:table-cell office:value-type="string">
            <text:p>Governor</text:p>
          </table:table-cell>
          <table:table-cell office:value-type="string">
            <text:p>Say</text:p>
          </table:table-cell>
          <table:table-cell/>
          <table:table-cell office:value-type="string">
            <text:p>You have quite a way with words, Mayor Mossman. Why are you here?</text:p>
          </table:table-cell>
          <table:table-cell table:number-columns-repeated="1020"/>
        </table:table-row>
        <table:table-row table:style-name="ro1">
          <table:table-cell office:value-type="string">
            <text:p>Governor</text:p>
          </table:table-cell>
          <table:table-cell office:value-type="string">
            <text:p>PlayerSay</text:p>
          </table:table-cell>
          <table:table-cell/>
          <table:table-cell office:value-type="string">
            <text:p>Mayor Goodman said some troubling things, Governor Badden. I'm here to get to the bottom of it.</text:p>
          </table:table-cell>
          <table:table-cell table:number-columns-repeated="1020"/>
        </table:table-row>
        <table:table-row table:style-name="ro1">
          <table:table-cell office:value-type="string">
            <text:p>Governor</text:p>
          </table:table-cell>
          <table:table-cell office:value-type="string">
            <text:p>Say</text:p>
          </table:table-cell>
          <table:table-cell/>
          <table:table-cell office:value-type="string">
            <text:p>If I knew anything about what you're talking about, I wouldn't tell you. I don't trust you at all.</text:p>
          </table:table-cell>
          <table:table-cell table:number-columns-repeated="1020"/>
        </table:table-row>
        <table:table-row table:style-name="ro1">
          <table:table-cell office:value-type="string">
            <text:p>Governor</text:p>
          </table:table-cell>
          <table:table-cell office:value-type="string">
            <text:p>PlayerSay</text:p>
          </table:table-cell>
          <table:table-cell/>
          <table:table-cell office:value-type="string">
            <text:p>What can I do to convince you?</text:p>
          </table:table-cell>
          <table:table-cell table:number-columns-repeated="1020"/>
        </table:table-row>
        <table:table-row table:style-name="ro1">
          <table:table-cell office:value-type="string">
            <text:p>Governor</text:p>
          </table:table-cell>
          <table:table-cell office:value-type="string">
            <text:p>Say</text:p>
          </table:table-cell>
          <table:table-cell/>
          <table:table-cell office:value-type="string">
            <text:p>Well...there's some hicks in the south wing that I've been dodging. They want to know about the recent funding cuts. Get rid of them.</text:p>
          </table:table-cell>
          <table:table-cell table:number-columns-repeated="1020"/>
        </table:table-row>
        <table:table-row table:style-name="ro1">
          <table:table-cell office:value-type="string">
            <text:p>Governor</text:p>
          </table:table-cell>
          <table:table-cell office:value-type="string">
            <text:p>SetFlag</text:p>
          </table:table-cell>
          <table:table-cell office:value-type="string">
            <text:p>STARTHICKS</text:p>
          </table:table-cell>
          <table:table-cell table:number-columns-repeated="1021"/>
        </table:table-row>
        <table:table-row table:style-name="ro1">
          <table:table-cell office:value-type="string">
            <text:p>Governor</text:p>
          </table:table-cell>
          <table:table-cell office:value-type="string">
            <text:p>GiveItem</text:p>
          </table:table-cell>
          <table:table-cell office:value-type="string">
            <text:p>SOUTHWINGDOORKEY</text:p>
          </table:table-cell>
          <table:table-cell office:value-type="string">
            <text:p>The Governor gives you a key.</text:p>
          </table:table-cell>
          <table:table-cell table:number-columns-repeated="1020"/>
        </table:table-row>
        <table:table-row table:style-name="ro1">
          <table:table-cell office:value-type="string">
            <text:p>Governor</text:p>
          </table:table-cell>
          <table:table-cell office:value-type="string">
            <text:p>RequireCount</text:p>
          </table:table-cell>
          <table:table-cell office:value-type="string">
            <text:p>DEALWITHHICKS:3</text:p>
          </table:table-cell>
          <table:table-cell office:value-type="string">
            <text:p>I'm not saying another word until you get rid of the hicks in the south wing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Theo</text:p>
          </table:table-cell>
          <table:table-cell office:value-type="string">
            <text:p>RequireFlag</text:p>
          </table:table-cell>
          <table:table-cell office:value-type="string">
            <text:p>GOVERNORDEFEATED</text:p>
          </table:table-cell>
          <table:table-cell office:value-type="string">
            <text:p>The Governor is in the north wing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ick1</text:p>
          </table:table-cell>
          <table:table-cell office:value-type="string">
            <text:p>RequireFlag</text:p>
          </table:table-cell>
          <table:table-cell office:value-type="string">
            <text:p>STARTHICKS</text:p>
          </table:table-cell>
          <table:table-cell office:value-type="string">
            <text:p>Look at this guy's fancy tie!</text:p>
          </table:table-cell>
          <table:table-cell table:number-columns-repeated="1020"/>
        </table:table-row>
        <table:table-row table:style-name="ro1">
          <table:table-cell office:value-type="string">
            <text:p>Hick1</text:p>
          </table:table-cell>
          <table:table-cell office:value-type="string">
            <text:p>PlayerSay</text:p>
          </table:table-cell>
          <table:table-cell/>
          <table:table-cell office:value-type="string">
            <text:p>What brings you to the office of the governor?</text:p>
          </table:table-cell>
          <table:table-cell table:number-columns-repeated="1020"/>
        </table:table-row>
        <table:table-row table:style-name="ro1">
          <table:table-cell office:value-type="string">
            <text:p>Hick1</text:p>
          </table:table-cell>
          <table:table-cell office:value-type="string">
            <text:p>Say</text:p>
          </table:table-cell>
          <table:table-cell/>
          <table:table-cell office:value-type="string">
            <text:p>The immigrants!</text:p>
          </table:table-cell>
          <table:table-cell table:number-columns-repeated="1020"/>
        </table:table-row>
        <table:table-row table:style-name="ro1">
          <table:table-cell office:value-type="string">
            <text:p>Hick1</text:p>
          </table:table-cell>
          <table:table-cell office:value-type="string">
            <text:p>PlayerSay</text:p>
          </table:table-cell>
          <table:table-cell/>
          <table:table-cell office:value-type="string">
            <text:p>What happened?</text:p>
          </table:table-cell>
          <table:table-cell table:number-columns-repeated="1020"/>
        </table:table-row>
        <table:table-row table:style-name="ro1">
          <table:table-cell office:value-type="string">
            <text:p>Hick1</text:p>
          </table:table-cell>
          <table:table-cell office:value-type="string">
            <text:p>Say</text:p>
          </table:table-cell>
          <table:table-cell office:value-type="string">
            <text:p>Hick2</text:p>
          </table:table-cell>
          <table:table-cell office:value-type="string">
            <text:p>They're coming!</text:p>
          </table:table-cell>
          <table:table-cell table:number-columns-repeated="1020"/>
        </table:table-row>
        <table:table-row table:style-name="ro1">
          <table:table-cell office:value-type="string">
            <text:p>Hick1</text:p>
          </table:table-cell>
          <table:table-cell office:value-type="string">
            <text:p>PlayerSay</text:p>
          </table:table-cell>
          <table:table-cell/>
          <table:table-cell office:value-type="string">
            <text:p>The...immigrants are coming?</text:p>
          </table:table-cell>
          <table:table-cell table:number-columns-repeated="1020"/>
        </table:table-row>
        <table:table-row table:style-name="ro1">
          <table:table-cell office:value-type="string">
            <text:p>Hick1</text:p>
          </table:table-cell>
          <table:table-cell office:value-type="string">
            <text:p>Say</text:p>
          </table:table-cell>
          <table:table-cell office:value-type="string">
            <text:p>Hick2</text:p>
          </table:table-cell>
          <table:table-cell office:value-type="string">
            <text:p>Yes, to steal our jobs and our wives!</text:p>
          </table:table-cell>
          <table:table-cell table:number-columns-repeated="1020"/>
        </table:table-row>
        <table:table-row table:style-name="ro1">
          <table:table-cell office:value-type="string">
            <text:p>Hick1</text:p>
          </table:table-cell>
          <table:table-cell office:value-type="string">
            <text:p>Say</text:p>
          </table:table-cell>
          <table:table-cell/>
          <table:table-cell office:value-type="string">
            <text:p>They have to be stopped!</text:p>
          </table:table-cell>
          <table:table-cell table:number-columns-repeated="1020"/>
        </table:table-row>
        <table:table-row table:style-name="ro1">
          <table:table-cell office:value-type="string">
            <text:p>Hick1</text:p>
          </table:table-cell>
          <table:table-cell office:value-type="string">
            <text:p>PlayerSay</text:p>
          </table:table-cell>
          <table:table-cell/>
          <table:table-cell office:value-type="string">
            <text:p>I don't think the immigrants are coming to steal your wives...</text:p>
          </table:table-cell>
          <table:table-cell table:number-columns-repeated="1020"/>
        </table:table-row>
        <table:table-row table:style-name="ro1">
          <table:table-cell office:value-type="string">
            <text:p>Hick1</text:p>
          </table:table-cell>
          <table:table-cell office:value-type="string">
            <text:p>Say</text:p>
          </table:table-cell>
          <table:table-cell office:value-type="string">
            <text:p>Journalist2</text:p>
          </table:table-cell>
          <table:table-cell office:value-type="string">
            <text:p>Mayor Mossman sides with the immigrants! I need to get this to print!</text:p>
          </table:table-cell>
          <table:table-cell table:number-columns-repeated="1020"/>
        </table:table-row>
        <table:table-row table:style-name="ro1">
          <table:table-cell office:value-type="string">
            <text:p>Hick1</text:p>
          </table:table-cell>
          <table:table-cell office:value-type="string">
            <text:p>PlayerSay</text:p>
          </table:table-cell>
          <table:table-cell/>
          <table:table-cell office:value-type="string">
            <text:p>Wait a second, let me explain.</text:p>
          </table:table-cell>
          <table:table-cell table:number-columns-repeated="1020"/>
        </table:table-row>
        <table:table-row table:style-name="ro1">
          <table:table-cell office:value-type="string">
            <text:p>Hick1</text:p>
          </table:table-cell>
          <table:table-cell office:value-type="string">
            <text:p>Encounter</text:p>
          </table:table-cell>
          <table:table-cell office:value-type="string">
            <text:p>P-med-03</text:p>
          </table:table-cell>
          <table:table-cell table:number-columns-repeated="1021"/>
        </table:table-row>
        <table:table-row table:style-name="ro1">
          <table:table-cell office:value-type="string">
            <text:p>Hick1</text:p>
          </table:table-cell>
          <table:table-cell office:value-type="string">
            <text:p>Say</text:p>
          </table:table-cell>
          <table:table-cell/>
          <table:table-cell office:value-type="string">
            <text:p>You're a smart guy. I think I can trust you.</text:p>
          </table:table-cell>
          <table:table-cell table:number-columns-repeated="1020"/>
        </table:table-row>
        <table:table-row table:style-name="ro1">
          <table:table-cell office:value-type="string">
            <text:p>Hick1</text:p>
          </table:table-cell>
          <table:table-cell office:value-type="string">
            <text:p>SetFlag</text:p>
          </table:table-cell>
          <table:table-cell office:value-type="string">
            <text:p>STARTHICKS2</text:p>
          </table:table-cell>
          <table:table-cell table:number-columns-repeated="1021"/>
        </table:table-row>
        <table:table-row table:style-name="ro1">
          <table:table-cell office:value-type="string">
            <text:p>Hick1</text:p>
          </table:table-cell>
          <table:table-cell office:value-type="string">
            <text:p>Increment</text:p>
          </table:table-cell>
          <table:table-cell office:value-type="string">
            <text:p>DEALWITHHICKS</text:p>
          </table:table-cell>
          <table:table-cell table:number-columns-repeated="1021"/>
        </table:table-row>
        <table:table-row table:style-name="ro1">
          <table:table-cell office:value-type="string">
            <text:p>Hick1</text:p>
          </table:table-cell>
          <table:table-cell office:value-type="string">
            <text:p>Destro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ick2</text:p>
          </table:table-cell>
          <table:table-cell office:value-type="string">
            <text:p>RequireFlag</text:p>
          </table:table-cell>
          <table:table-cell office:value-type="string">
            <text:p>STARTHICKS2</text:p>
          </table:table-cell>
          <table:table-cell office:value-type="string">
            <text:p>Aw....I'm shy...talk to my buddy...</text:p>
          </table:table-cell>
          <table:table-cell table:number-columns-repeated="1020"/>
        </table:table-row>
        <table:table-row table:style-name="ro1">
          <table:table-cell office:value-type="string">
            <text:p>Hick2</text:p>
          </table:table-cell>
          <table:table-cell office:value-type="string">
            <text:p>Encounter</text:p>
          </table:table-cell>
          <table:table-cell office:value-type="string">
            <text:p>P-med-04</text:p>
          </table:table-cell>
          <table:table-cell table:number-columns-repeated="1021"/>
        </table:table-row>
        <table:table-row table:style-name="ro1">
          <table:table-cell office:value-type="string">
            <text:p>Hick2</text:p>
          </table:table-cell>
          <table:table-cell office:value-type="string">
            <text:p>Say</text:p>
          </table:table-cell>
          <table:table-cell/>
          <table:table-cell office:value-type="string">
            <text:p>Wowee. We've been waiting for days and the governor has ignored us. If you ever run for governor, you'll have my vote!</text:p>
          </table:table-cell>
          <table:table-cell table:number-columns-repeated="1020"/>
        </table:table-row>
        <table:table-row table:style-name="ro1">
          <table:table-cell office:value-type="string">
            <text:p>Hick2</text:p>
          </table:table-cell>
          <table:table-cell office:value-type="string">
            <text:p>Increment</text:p>
          </table:table-cell>
          <table:table-cell office:value-type="string">
            <text:p>DEALWITHHICKS</text:p>
          </table:table-cell>
          <table:table-cell table:number-columns-repeated="1021"/>
        </table:table-row>
        <table:table-row table:style-name="ro1">
          <table:table-cell office:value-type="string">
            <text:p>Hick2</text:p>
          </table:table-cell>
          <table:table-cell office:value-type="string">
            <text:p>Destro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Journalist2</text:p>
          </table:table-cell>
          <table:table-cell office:value-type="string">
            <text:p>RequireFlag</text:p>
          </table:table-cell>
          <table:table-cell office:value-type="string">
            <text:p>STARTHICKS2</text:p>
          </table:table-cell>
          <table:table-cell office:value-type="string">
            <text:p>Governor Badden sends his Mayor lacky to do his dirty work – what a scoop!</text:p>
          </table:table-cell>
          <table:table-cell table:number-columns-repeated="1020"/>
        </table:table-row>
        <table:table-row table:style-name="ro1">
          <table:table-cell office:value-type="string">
            <text:p>Journalist2</text:p>
          </table:table-cell>
          <table:table-cell office:value-type="string">
            <text:p>Encounter</text:p>
          </table:table-cell>
          <table:table-cell office:value-type="string">
            <text:p>P-med-05</text:p>
          </table:table-cell>
          <table:table-cell table:number-columns-repeated="1021"/>
        </table:table-row>
        <table:table-row table:style-name="ro1">
          <table:table-cell office:value-type="string">
            <text:p>Journalist2</text:p>
          </table:table-cell>
          <table:table-cell office:value-type="string">
            <text:p>Say</text:p>
          </table:table-cell>
          <table:table-cell/>
          <table:table-cell office:value-type="string">
            <text:p>I'm going back to write a comparison piece on you and Governor Badden. You should consider running for Governor.</text:p>
          </table:table-cell>
          <table:table-cell table:number-columns-repeated="1020"/>
        </table:table-row>
        <table:table-row table:style-name="ro1">
          <table:table-cell office:value-type="string">
            <text:p>Journalist2</text:p>
          </table:table-cell>
          <table:table-cell office:value-type="string">
            <text:p>Increment</text:p>
          </table:table-cell>
          <table:table-cell office:value-type="string">
            <text:p>DEALWITHHICKS</text:p>
          </table:table-cell>
          <table:table-cell table:number-columns-repeated="1021"/>
        </table:table-row>
        <table:table-row table:style-name="ro1">
          <table:table-cell office:value-type="string">
            <text:p>Journalist2</text:p>
          </table:table-cell>
          <table:table-cell office:value-type="string">
            <text:p>Destro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overnor</text:p>
          </table:table-cell>
          <table:table-cell office:value-type="string">
            <text:p>PlayerSay</text:p>
          </table:table-cell>
          <table:table-cell/>
          <table:table-cell office:value-type="string">
            <text:p>OK, I've taken care of your problem, now I want my answers.</text:p>
          </table:table-cell>
          <table:table-cell table:number-columns-repeated="1020"/>
        </table:table-row>
        <table:table-row table:style-name="ro1">
          <table:table-cell office:value-type="string">
            <text:p>Governor</text:p>
          </table:table-cell>
          <table:table-cell office:value-type="string">
            <text:p>Say</text:p>
          </table:table-cell>
          <table:table-cell/>
          <table:table-cell office:value-type="string">
            <text:p>No.</text:p>
          </table:table-cell>
          <table:table-cell table:number-columns-repeated="1020"/>
        </table:table-row>
        <table:table-row table:style-name="ro1">
          <table:table-cell office:value-type="string">
            <text:p>Governor</text:p>
          </table:table-cell>
          <table:table-cell office:value-type="string">
            <text:p>PlayerSay</text:p>
          </table:table-cell>
          <table:table-cell/>
          <table:table-cell office:value-type="string">
            <text:p>No?</text:p>
          </table:table-cell>
          <table:table-cell table:number-columns-repeated="1020"/>
        </table:table-row>
        <table:table-row table:style-name="ro1">
          <table:table-cell office:value-type="string">
            <text:p>Governor</text:p>
          </table:table-cell>
          <table:table-cell office:value-type="string">
            <text:p>Say</text:p>
          </table:table-cell>
          <table:table-cell/>
          <table:table-cell office:value-type="string">
            <text:p>No, word has come down from the top that due to the last Mayor's idiocy we're tightening the inner circle to Governors and above.</text:p>
          </table:table-cell>
          <table:table-cell table:number-columns-repeated="1020"/>
        </table:table-row>
        <table:table-row table:style-name="ro1">
          <table:table-cell office:value-type="string">
            <text:p>Governor</text:p>
          </table:table-cell>
          <table:table-cell office:value-type="string">
            <text:p>PlayerSay</text:p>
          </table:table-cell>
          <table:table-cell/>
          <table:table-cell office:value-type="string">
            <text:p>From the top...so you're saying the only way I'll find out what's going on is to be a governor myself?</text:p>
          </table:table-cell>
          <table:table-cell table:number-columns-repeated="1020"/>
        </table:table-row>
        <table:table-row table:style-name="ro1">
          <table:table-cell office:value-type="string">
            <text:p>Governor</text:p>
          </table:table-cell>
          <table:table-cell office:value-type="string">
            <text:p>Say</text:p>
          </table:table-cell>
          <table:table-cell/>
          <table:table-cell office:value-type="string">
            <text:p>Wait...no...I said I wasn't going to tell you, I...</text:p>
          </table:table-cell>
          <table:table-cell table:number-columns-repeated="1020"/>
        </table:table-row>
        <table:table-row table:style-name="ro1">
          <table:table-cell office:value-type="string">
            <text:p>Governor</text:p>
          </table:table-cell>
          <table:table-cell office:value-type="string">
            <text:p>PlayerSay</text:p>
          </table:table-cell>
          <table:table-cell/>
          <table:table-cell office:value-type="string">
            <text:p>This is it, governor. Prepare to fight for your office!</text:p>
          </table:table-cell>
          <table:table-cell table:number-columns-repeated="1020"/>
        </table:table-row>
        <table:table-row table:style-name="ro1">
          <table:table-cell office:value-type="string">
            <text:p>Governor</text:p>
          </table:table-cell>
          <table:table-cell office:value-type="string">
            <text:p>Encounter</text:p>
          </table:table-cell>
          <table:table-cell office:value-type="string">
            <text:p>P-med-06</text:p>
          </table:table-cell>
          <table:table-cell table:number-columns-repeated="1021"/>
        </table:table-row>
        <table:table-row table:style-name="ro1">
          <table:table-cell office:value-type="string">
            <text:p>Governor</text:p>
          </table:table-cell>
          <table:table-cell office:value-type="string">
            <text:p>Say</text:p>
          </table:table-cell>
          <table:table-cell/>
          <table:table-cell office:value-type="string">
            <text:p>Nooo! President Allen doesn't deal well with defeat. What will happen to me?</text:p>
          </table:table-cell>
          <table:table-cell table:number-columns-repeated="1020"/>
        </table:table-row>
        <table:table-row table:style-name="ro1">
          <table:table-cell office:value-type="string">
            <text:p>Governor</text:p>
          </table:table-cell>
          <table:table-cell office:value-type="string">
            <text:p>PlayerSay</text:p>
          </table:table-cell>
          <table:table-cell/>
          <table:table-cell office:value-type="string">
            <text:p>The President? What does he have to do with this?</text:p>
          </table:table-cell>
          <table:table-cell table:number-columns-repeated="1020"/>
        </table:table-row>
        <table:table-row table:style-name="ro1">
          <table:table-cell office:value-type="string">
            <text:p>Governor</text:p>
          </table:table-cell>
          <table:table-cell office:value-type="string">
            <text:p>Say</text:p>
          </table:table-cell>
          <table:table-cell/>
          <table:table-cell office:value-type="string">
            <text:p>You really have no idea what you've gotten into, do you? Well, you've gotten all you're getting out of me. I'm getting out of here!</text:p>
          </table:table-cell>
          <table:table-cell table:number-columns-repeated="1020"/>
        </table:table-row>
        <table:table-row table:style-name="ro1">
          <table:table-cell office:value-type="string">
            <text:p>Governor</text:p>
          </table:table-cell>
          <table:table-cell office:value-type="string">
            <text:p>SetFlag</text:p>
          </table:table-cell>
          <table:table-cell office:value-type="string">
            <text:p>GOVERNORDEFEATED</text:p>
          </table:table-cell>
          <table:table-cell table:number-columns-repeated="1021"/>
        </table:table-row>
        <table:table-row table:style-name="ro1">
          <table:table-cell office:value-type="string">
            <text:p>Governor</text:p>
          </table:table-cell>
          <table:table-cell office:value-type="string">
            <text:p>RestoreVotes</text:p>
          </table:table-cell>
          <table:table-cell table:number-columns-repeated="1022"/>
        </table:table-row>
        <table:table-row table:style-name="ro1">
          <table:table-cell office:value-type="string">
            <text:p>Governor</text:p>
          </table:table-cell>
          <table:table-cell office:value-type="string">
            <text:p>Destro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heo</text:p>
          </table:table-cell>
          <table:table-cell office:value-type="string">
            <text:p>Say</text:p>
          </table:table-cell>
          <table:table-cell/>
          <table:table-cell office:value-type="string">
            <text:p>You must be Governor Mossman. I am Theo. I've been looking for you, but I wanted to see how you handled Governor Badden</text:p>
          </table:table-cell>
          <table:table-cell table:number-columns-repeated="1020"/>
        </table:table-row>
        <table:table-row table:style-name="ro1">
          <table:table-cell office:value-type="string">
            <text:p>Theo</text:p>
          </table:table-cell>
          <table:table-cell office:value-type="string">
            <text:p>PlayerSay</text:p>
          </table:table-cell>
          <table:table-cell/>
          <table:table-cell office:value-type="string">
            <text:p>Hi Theo. Why have you been looking for me?</text:p>
          </table:table-cell>
          <table:table-cell table:number-columns-repeated="1020"/>
        </table:table-row>
        <table:table-row table:style-name="ro1">
          <table:table-cell office:value-type="string">
            <text:p>Theo</text:p>
          </table:table-cell>
          <table:table-cell office:value-type="string">
            <text:p>Say</text:p>
          </table:table-cell>
          <table:table-cell/>
          <table:table-cell office:value-type="string">
            <text:p>There's a lot going on in Ignited States politics and none of it is good. Somebody needs to get up there and find out what's going on.</text:p>
          </table:table-cell>
          <table:table-cell table:number-columns-repeated="1020"/>
        </table:table-row>
        <table:table-row table:style-name="ro1">
          <table:table-cell office:value-type="string">
            <text:p>Theo</text:p>
          </table:table-cell>
          <table:table-cell office:value-type="string">
            <text:p>Say</text:p>
          </table:table-cell>
          <table:table-cell/>
          <table:table-cell office:value-type="string">
            <text:p>I couldn't be sure which side you were on, but your dealings with the Governor prove that you're not with them.</text:p>
          </table:table-cell>
          <table:table-cell table:number-columns-repeated="1020"/>
        </table:table-row>
        <table:table-row table:style-name="ro1">
          <table:table-cell office:value-type="string">
            <text:p>Theo</text:p>
          </table:table-cell>
          <table:table-cell office:value-type="string">
            <text:p>PlayerSay</text:p>
          </table:table-cell>
          <table:table-cell/>
          <table:table-cell office:value-type="string">
            <text:p>It sounds like it goes all the way to the President of the Ignited States.</text:p>
          </table:table-cell>
          <table:table-cell table:number-columns-repeated="1020"/>
        </table:table-row>
        <table:table-row table:style-name="ro1">
          <table:table-cell office:value-type="string">
            <text:p>Theo</text:p>
          </table:table-cell>
          <table:table-cell office:value-type="string">
            <text:p>Say</text:p>
          </table:table-cell>
          <table:table-cell/>
          <table:table-cell office:value-type="string">
            <text:p>It does. That's why I've been looking for you. The only way to find out is to flush them out. There's only one way to flush out President Allen.</text:p>
          </table:table-cell>
          <table:table-cell table:number-columns-repeated="1020"/>
        </table:table-row>
        <table:table-row table:style-name="ro1">
          <table:table-cell office:value-type="string">
            <text:p>Theo</text:p>
          </table:table-cell>
          <table:table-cell office:value-type="string">
            <text:p>PlayerSay</text:p>
          </table:table-cell>
          <table:table-cell/>
          <table:table-cell office:value-type="string">
            <text:p>How's that?</text:p>
          </table:table-cell>
          <table:table-cell table:number-columns-repeated="1020"/>
        </table:table-row>
        <table:table-row table:style-name="ro1">
          <table:table-cell office:value-type="string">
            <text:p>Theo</text:p>
          </table:table-cell>
          <table:table-cell office:value-type="string">
            <text:p>Say</text:p>
          </table:table-cell>
          <table:table-cell/>
          <table:table-cell office:value-type="string">
            <text:p>...I've been a campaign manager for 20 years and I've never seen a candidate as strong as you. I think you have what it takes to run for the presidency. </text:p>
          </table:table-cell>
          <table:table-cell table:number-columns-repeated="1020"/>
        </table:table-row>
        <table:table-row table:style-name="ro1">
          <table:table-cell office:value-type="string">
            <text:p>Theo</text:p>
          </table:table-cell>
          <table:table-cell office:value-type="string">
            <text:p>Say</text:p>
          </table:table-cell>
          <table:table-cell/>
          <table:table-cell office:value-type="string">
            <text:p>That's why I was looking for you. I need somebody who has a shot at winning in order to get to President Allen. You have that shot.</text:p>
          </table:table-cell>
          <table:table-cell table:number-columns-repeated="1020"/>
        </table:table-row>
        <table:table-row table:style-name="ro1">
          <table:table-cell office:value-type="string">
            <text:p>Theo</text:p>
          </table:table-cell>
          <table:table-cell office:value-type="string">
            <text:p>PlayerSay</text:p>
          </table:table-cell>
          <table:table-cell/>
          <table:table-cell office:value-type="string">
            <text:p>You really think I can win? Well...I want to follow this through to the end, so I'm in!</text:p>
          </table:table-cell>
          <table:table-cell table:number-columns-repeated="1020"/>
        </table:table-row>
        <table:table-row table:style-name="ro1">
          <table:table-cell office:value-type="string">
            <text:p>Theo</text:p>
          </table:table-cell>
          <table:table-cell office:value-type="string">
            <text:p>Say</text:p>
          </table:table-cell>
          <table:table-cell/>
          <table:table-cell office:value-type="string">
            <text:p>Great! There's a lot to get organised! We need to plan our election campaign!</text:p>
          </table:table-cell>
          <table:table-cell table:number-columns-repeated="1020"/>
        </table:table-row>
        <table:table-row table:style-name="ro1">
          <table:table-cell office:value-type="string">
            <text:p>Theo</text:p>
          </table:table-cell>
          <table:table-cell office:value-type="string">
            <text:p>Say</text:p>
          </table:table-cell>
          <table:table-cell/>
          <table:table-cell office:value-type="string">
            <text:p>First things first. I can teach you how to filibuster. It helps to get your opposition to stay put while the rest of your party moves in to attack.</text:p>
          </table:table-cell>
          <table:table-cell table:number-columns-repeated="1020"/>
        </table:table-row>
        <table:table-row table:style-name="ro1">
          <table:table-cell office:value-type="string">
            <text:p>Theo</text:p>
          </table:table-cell>
          <table:table-cell office:value-type="string">
            <text:p>LearnAttack</text:p>
          </table:table-cell>
          <table:table-cell office:value-type="string">
            <text:p>FILIBUSTER</text:p>
          </table:table-cell>
          <table:table-cell office:value-type="string">
            <text:p>Theo teaches you Filibuster</text:p>
          </table:table-cell>
          <table:table-cell table:number-columns-repeated="1020"/>
        </table:table-row>
        <table:table-row table:style-name="ro1">
          <table:table-cell office:value-type="string">
            <text:p>Theo</text:p>
          </table:table-cell>
          <table:table-cell office:value-type="string">
            <text:p>Destroy</text:p>
          </table:table-cell>
          <table:table-cell table:number-columns-repeated="1022"/>
        </table:table-row>
        <table:table-row table:style-name="ro1">
          <table:table-cell office:value-type="string">
            <text:p>Theo</text:p>
          </table:table-cell>
          <table:table-cell office:value-type="string">
            <text:p>AddAlly</text:p>
          </table:table-cell>
          <table:table-cell office:value-type="string">
            <text:p>Leo:4</text:p>
          </table:table-cell>
          <table:table-cell table:number-columns-repeated="1021"/>
        </table:table-row>
        <table:table-row table:style-name="ro1">
          <table:table-cell office:value-type="string">
            <text:p>Theo</text:p>
          </table:table-cell>
          <table:table-cell office:value-type="string">
            <text:p>Message</text:p>
          </table:table-cell>
          <table:table-cell/>
          <table:table-cell office:value-type="string">
            <text:p>Theo joins your political party!</text:p>
          </table:table-cell>
          <table:table-cell table:number-columns-repeated="1020"/>
        </table:table-row>
        <table:table-row table:style-name="ro1">
          <table:table-cell office:value-type="string">
            <text:p>Theo</text:p>
          </table:table-cell>
          <table:table-cell office:value-type="string">
            <text:p>Save</text:p>
          </table:table-cell>
          <table:table-cell office:value-type="string">
            <text:p>RestoreAct2P2</text:p>
          </table:table-cell>
          <table:table-cell table:number-columns-repeated="1021"/>
        </table:table-row>
        <table:table-row table:style-name="ro1">
          <table:table-cell office:value-type="string">
            <text:p>Theo</text:p>
          </table:table-cell>
          <table:table-cell office:value-type="string">
            <text:p>GotoMap</text:p>
          </table:table-cell>
          <table:table-cell office:value-type="string">
            <text:p>hotel_l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9" office:value-type="string">
            <text:p>#----------------------------------------------------------------------------------------ACT 2 – Part 2-----------------------------------------------------------------------------------------------------------------------------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heatAct2P2</text:p>
          </table:table-cell>
          <table:table-cell office:value-type="string">
            <text:p>AddAlly</text:p>
          </table:table-cell>
          <table:table-cell office:value-type="string">
            <text:p>Wife:5</text:p>
          </table:table-cell>
          <table:table-cell table:number-columns-repeated="1021"/>
        </table:table-row>
        <table:table-row table:style-name="ro1">
          <table:table-cell office:value-type="string">
            <text:p>CheatAct2P2</text:p>
          </table:table-cell>
          <table:table-cell office:value-type="string">
            <text:p>LearnAttack</text:p>
          </table:table-cell>
          <table:table-cell office:value-type="string">
            <text:p>BRIBE</text:p>
          </table:table-cell>
          <table:table-cell table:number-columns-repeated="1021"/>
        </table:table-row>
        <table:table-row table:style-name="ro1">
          <table:table-cell office:value-type="string">
            <text:p>CheatAct2P2</text:p>
          </table:table-cell>
          <table:table-cell office:value-type="string">
            <text:p>LearnAttack</text:p>
          </table:table-cell>
          <table:table-cell office:value-type="string">
            <text:p>Wife:BRIBE</text:p>
          </table:table-cell>
          <table:table-cell table:number-columns-repeated="1021"/>
        </table:table-row>
        <table:table-row table:style-name="ro1">
          <table:table-cell office:value-type="string">
            <text:p>CheatAct2P2</text:p>
          </table:table-cell>
          <table:table-cell office:value-type="string">
            <text:p>LearnAttack</text:p>
          </table:table-cell>
          <table:table-cell office:value-type="string">
            <text:p>SLANDER</text:p>
          </table:table-cell>
          <table:table-cell table:number-columns-repeated="1021"/>
        </table:table-row>
        <table:table-row table:style-name="ro1">
          <table:table-cell office:value-type="string">
            <text:p>CheatAct2P2</text:p>
          </table:table-cell>
          <table:table-cell office:value-type="string">
            <text:p>AddAlly</text:p>
          </table:table-cell>
          <table:table-cell office:value-type="string">
            <text:p>Leo:5</text:p>
          </table:table-cell>
          <table:table-cell table:number-columns-repeated="1021"/>
        </table:table-row>
        <table:table-row table:style-name="ro1">
          <table:table-cell office:value-type="string">
            <text:p>CheatAct2P2</text:p>
          </table:table-cell>
          <table:table-cell office:value-type="string">
            <text:p>CheatXP</text:p>
          </table:table-cell>
          <table:table-cell office:value-type="string">
            <text:p>Player:1000</text:p>
          </table:table-cell>
          <table:table-cell table:number-columns-repeated="1021"/>
        </table:table-row>
        <table:table-row table:style-name="ro1">
          <table:table-cell office:value-type="string">
            <text:p>CheatAct2P2</text:p>
          </table:table-cell>
          <table:table-cell office:value-type="string">
            <text:p>CheatCunning</text:p>
          </table:table-cell>
          <table:table-cell office:value-type="string">
            <text:p>Player:5</text:p>
          </table:table-cell>
          <table:table-cell table:number-columns-repeated="1021"/>
        </table:table-row>
        <table:table-row table:style-name="ro1">
          <table:table-cell office:value-type="string">
            <text:p>CheatAct2P2</text:p>
          </table:table-cell>
          <table:table-cell office:value-type="string">
            <text:p>CheatCharisma</text:p>
          </table:table-cell>
          <table:table-cell office:value-type="string">
            <text:p>Player:2</text:p>
          </table:table-cell>
          <table:table-cell table:number-columns-repeated="1021"/>
        </table:table-row>
        <table:table-row table:style-name="ro1">
          <table:table-cell office:value-type="string">
            <text:p>CheatAct2P2</text:p>
          </table:table-cell>
          <table:table-cell office:value-type="string">
            <text:p>CheatSpeed</text:p>
          </table:table-cell>
          <table:table-cell office:value-type="string">
            <text:p>Player:2</text:p>
          </table:table-cell>
          <table:table-cell table:number-columns-repeated="1021"/>
        </table:table-row>
        <table:table-row table:style-name="ro1">
          <table:table-cell office:value-type="string">
            <text:p>CheatAct2P2</text:p>
          </table:table-cell>
          <table:table-cell office:value-type="string">
            <text:p>CheatWit</text:p>
          </table:table-cell>
          <table:table-cell office:value-type="string">
            <text:p>Player:2</text:p>
          </table:table-cell>
          <table:table-cell table:number-columns-repeated="1021"/>
        </table:table-row>
        <table:table-row table:style-name="ro1">
          <table:table-cell office:value-type="string">
            <text:p>CheatAct2P2</text:p>
          </table:table-cell>
          <table:table-cell office:value-type="string">
            <text:p>CheatFlair</text:p>
          </table:table-cell>
          <table:table-cell office:value-type="string">
            <text:p>Player:2</text:p>
          </table:table-cell>
          <table:table-cell table:number-columns-repeated="1021"/>
        </table:table-row>
        <table:table-row table:style-name="ro1">
          <table:table-cell office:value-type="string">
            <text:p>CheatAct2P2</text:p>
          </table:table-cell>
          <table:table-cell office:value-type="string">
            <text:p>CheatCunning</text:p>
          </table:table-cell>
          <table:table-cell office:value-type="string">
            <text:p>Wife:2</text:p>
          </table:table-cell>
          <table:table-cell table:number-columns-repeated="1021"/>
        </table:table-row>
        <table:table-row table:style-name="ro1">
          <table:table-cell office:value-type="string">
            <text:p>CheatAct2P2</text:p>
          </table:table-cell>
          <table:table-cell office:value-type="string">
            <text:p>CheatCharisma</text:p>
          </table:table-cell>
          <table:table-cell office:value-type="string">
            <text:p>Wife:2</text:p>
          </table:table-cell>
          <table:table-cell table:number-columns-repeated="1021"/>
        </table:table-row>
        <table:table-row table:style-name="ro1">
          <table:table-cell office:value-type="string">
            <text:p>CheatAct2P2</text:p>
          </table:table-cell>
          <table:table-cell office:value-type="string">
            <text:p>CheatSpeed</text:p>
          </table:table-cell>
          <table:table-cell office:value-type="string">
            <text:p>Wife:3</text:p>
          </table:table-cell>
          <table:table-cell table:number-columns-repeated="1021"/>
        </table:table-row>
        <table:table-row table:style-name="ro1">
          <table:table-cell office:value-type="string">
            <text:p>CheatAct2P2</text:p>
          </table:table-cell>
          <table:table-cell office:value-type="string">
            <text:p>CheatWit</text:p>
          </table:table-cell>
          <table:table-cell office:value-type="string">
            <text:p>Wife:5</text:p>
          </table:table-cell>
          <table:table-cell table:number-columns-repeated="1021"/>
        </table:table-row>
        <table:table-row table:style-name="ro1">
          <table:table-cell office:value-type="string">
            <text:p>CheatAct2P2</text:p>
          </table:table-cell>
          <table:table-cell office:value-type="string">
            <text:p>CheatFlair</text:p>
          </table:table-cell>
          <table:table-cell office:value-type="string">
            <text:p>Wife:1</text:p>
          </table:table-cell>
          <table:table-cell table:number-columns-repeated="1021"/>
        </table:table-row>
        <table:table-row table:style-name="ro1">
          <table:table-cell office:value-type="string">
            <text:p>CheatAct2P2</text:p>
          </table:table-cell>
          <table:table-cell office:value-type="string">
            <text:p>CheatCunning</text:p>
          </table:table-cell>
          <table:table-cell office:value-type="string">
            <text:p>Leo:2</text:p>
          </table:table-cell>
          <table:table-cell table:number-columns-repeated="1021"/>
        </table:table-row>
        <table:table-row table:style-name="ro1">
          <table:table-cell office:value-type="string">
            <text:p>CheatAct2P2</text:p>
          </table:table-cell>
          <table:table-cell office:value-type="string">
            <text:p>CheatCharisma</text:p>
          </table:table-cell>
          <table:table-cell office:value-type="string">
            <text:p>Leo:2</text:p>
          </table:table-cell>
          <table:table-cell table:number-columns-repeated="1021"/>
        </table:table-row>
        <table:table-row table:style-name="ro1">
          <table:table-cell office:value-type="string">
            <text:p>CheatAct2P2</text:p>
          </table:table-cell>
          <table:table-cell office:value-type="string">
            <text:p>CheatSpeed</text:p>
          </table:table-cell>
          <table:table-cell office:value-type="string">
            <text:p>Leo:2</text:p>
          </table:table-cell>
          <table:table-cell table:number-columns-repeated="1021"/>
        </table:table-row>
        <table:table-row table:style-name="ro1">
          <table:table-cell office:value-type="string">
            <text:p>CheatAct2P2</text:p>
          </table:table-cell>
          <table:table-cell office:value-type="string">
            <text:p>CheatWit</text:p>
          </table:table-cell>
          <table:table-cell office:value-type="string">
            <text:p>Leo:5</text:p>
          </table:table-cell>
          <table:table-cell table:number-columns-repeated="1021"/>
        </table:table-row>
        <table:table-row table:style-name="ro1">
          <table:table-cell office:value-type="string">
            <text:p>CheatAct2P2</text:p>
          </table:table-cell>
          <table:table-cell office:value-type="string">
            <text:p>CheatFlair</text:p>
          </table:table-cell>
          <table:table-cell office:value-type="string">
            <text:p>Leo:2</text:p>
          </table:table-cell>
          <table:table-cell table:number-columns-repeated="1021"/>
        </table:table-row>
        <table:table-row table:style-name="ro1">
          <table:table-cell office:value-type="string">
            <text:p>CheatAct2P2</text:p>
          </table:table-cell>
          <table:table-cell office:value-type="string">
            <text:p>LearnAttack</text:p>
          </table:table-cell>
          <table:table-cell office:value-type="string">
            <text:p>FILIBUSTER</text:p>
          </table:table-cell>
          <table:table-cell table:number-columns-repeated="1021"/>
        </table:table-row>
        <table:table-row table:style-name="ro1">
          <table:table-cell office:value-type="string">
            <text:p>CheatAct2P2</text:p>
          </table:table-cell>
          <table:table-cell office:value-type="string">
            <text:p>GotoMap</text:p>
          </table:table-cell>
          <table:table-cell office:value-type="string">
            <text:p>hotel_l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storeAct2P2</text:p>
          </table:table-cell>
          <table:table-cell office:value-type="string">
            <text:p>GotoMap</text:p>
          </table:table-cell>
          <table:table-cell office:value-type="string">
            <text:p>hotel_l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otel_l1</text:p>
          </table:table-cell>
          <table:table-cell office:value-type="string">
            <text:p>Message</text:p>
          </table:table-cell>
          <table:table-cell/>
          <table:table-cell office:value-type="string">
            <text:p>The Campaign Trai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arketing3</text:p>
          </table:table-cell>
          <table:table-cell office:value-type="string">
            <text:p>Label</text:p>
          </table:table-cell>
          <table:table-cell office:value-type="string">
            <text:p>SHOPA2P2</text:p>
          </table:table-cell>
          <table:table-cell table:number-columns-repeated="1021"/>
        </table:table-row>
        <table:table-row table:style-name="ro1">
          <table:table-cell office:value-type="string">
            <text:p>Marketing3</text:p>
          </table:table-cell>
          <table:table-cell office:value-type="string">
            <text:p>Say</text:p>
          </table:table-cell>
          <table:table-cell/>
          <table:table-cell office:value-type="string">
            <text:p>Hi Phil! Would you like to run an ad?</text:p>
          </table:table-cell>
          <table:table-cell table:number-columns-repeated="1020"/>
        </table:table-row>
        <table:table-row table:style-name="ro1">
          <table:table-cell office:value-type="string">
            <text:p>Marketing3</text:p>
          </table:table-cell>
          <table:table-cell office:value-type="string">
            <text:p>Shop</text:p>
          </table:table-cell>
          <table:table-cell office:value-type="string">
            <text:p>SHOP2P2</text:p>
          </table:table-cell>
          <table:table-cell table:number-columns-repeated="1021"/>
        </table:table-row>
        <table:table-row table:style-name="ro1">
          <table:table-cell office:value-type="string">
            <text:p>Marketing3</text:p>
          </table:table-cell>
          <table:table-cell office:value-type="string">
            <text:p>Reset</text:p>
          </table:table-cell>
          <table:table-cell office:value-type="string">
            <text:p>SHOPA2P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airsToBasement</text:p>
          </table:table-cell>
          <table:table-cell office:value-type="string">
            <text:p>RequireFlagPlayerSay</text:p>
          </table:table-cell>
          <table:table-cell office:value-type="string">
            <text:p>ACCESSBASEMENT</text:p>
          </table:table-cell>
          <table:table-cell office:value-type="string">
            <text:p>Smells like a basement. <text:s/>I have no business going down there.</text:p>
          </table:table-cell>
          <table:table-cell table:number-columns-repeated="1020"/>
        </table:table-row>
        <table:table-row table:style-name="ro1">
          <table:table-cell office:value-type="string">
            <text:p>StairsToBasement</text:p>
          </table:table-cell>
          <table:table-cell office:value-type="string">
            <text:p>Label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1">
          <table:table-cell office:value-type="string">
            <text:p>StairsToBasement</text:p>
          </table:table-cell>
          <table:table-cell office:value-type="string">
            <text:p>GotoMap</text:p>
          </table:table-cell>
          <table:table-cell office:value-type="string">
            <text:p>hotel_basement</text:p>
          </table:table-cell>
          <table:table-cell table:number-columns-repeated="1021"/>
        </table:table-row>
        <table:table-row table:style-name="ro1">
          <table:table-cell office:value-type="string">
            <text:p>StairsToBasement</text:p>
          </table:table-cell>
          <table:table-cell office:value-type="string">
            <text:p>Jump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airsToGround</text:p>
          </table:table-cell>
          <table:table-cell office:value-type="string">
            <text:p>RequireFlagPlayerSay</text:p>
          </table:table-cell>
          <table:table-cell office:value-type="string">
            <text:p>ACCESSGROUNDFLOOR</text:p>
          </table:table-cell>
          <table:table-cell office:value-type="string">
            <text:p>I don't feel like going downstairs yet.</text:p>
          </table:table-cell>
          <table:table-cell table:number-columns-repeated="1020"/>
        </table:table-row>
        <table:table-row table:style-name="ro1">
          <table:table-cell office:value-type="string">
            <text:p>StairsToGround</text:p>
          </table:table-cell>
          <table:table-cell office:value-type="string">
            <text:p>Label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1">
          <table:table-cell office:value-type="string">
            <text:p>StairsToGround</text:p>
          </table:table-cell>
          <table:table-cell office:value-type="string">
            <text:p>GotoMap</text:p>
          </table:table-cell>
          <table:table-cell office:value-type="string">
            <text:p>hotel_ground</text:p>
          </table:table-cell>
          <table:table-cell table:number-columns-repeated="1021"/>
        </table:table-row>
        <table:table-row table:style-name="ro1">
          <table:table-cell office:value-type="string">
            <text:p>StairsToGround</text:p>
          </table:table-cell>
          <table:table-cell office:value-type="string">
            <text:p>Jump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airsToL1</text:p>
          </table:table-cell>
          <table:table-cell office:value-type="string">
            <text:p>Label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1">
          <table:table-cell office:value-type="string">
            <text:p>StairsToL1</text:p>
          </table:table-cell>
          <table:table-cell office:value-type="string">
            <text:p>GotoMap</text:p>
          </table:table-cell>
          <table:table-cell office:value-type="string">
            <text:p>hotel_l1</text:p>
          </table:table-cell>
          <table:table-cell table:number-columns-repeated="1021"/>
        </table:table-row>
        <table:table-row table:style-name="ro1">
          <table:table-cell office:value-type="string">
            <text:p>StairsToL1</text:p>
          </table:table-cell>
          <table:table-cell office:value-type="string">
            <text:p>Jump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airsToL2</text:p>
          </table:table-cell>
          <table:table-cell office:value-type="string">
            <text:p>Label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1">
          <table:table-cell office:value-type="string">
            <text:p>StairsToL2</text:p>
          </table:table-cell>
          <table:table-cell office:value-type="string">
            <text:p>GotoMap</text:p>
          </table:table-cell>
          <table:table-cell office:value-type="string">
            <text:p>hotel_l2</text:p>
          </table:table-cell>
          <table:table-cell table:number-columns-repeated="1021"/>
        </table:table-row>
        <table:table-row table:style-name="ro1">
          <table:table-cell office:value-type="string">
            <text:p>StairsToL2</text:p>
          </table:table-cell>
          <table:table-cell office:value-type="string">
            <text:p>Jump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airsToL3</text:p>
          </table:table-cell>
          <table:table-cell office:value-type="string">
            <text:p>Label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1">
          <table:table-cell office:value-type="string">
            <text:p>StairsToL3</text:p>
          </table:table-cell>
          <table:table-cell office:value-type="string">
            <text:p>PlayerSay</text:p>
          </table:table-cell>
          <table:table-cell/>
          <table:table-cell office:value-type="string">
            <text:p>I don't need to go up these stairs.</text:p>
          </table:table-cell>
          <table:table-cell table:number-columns-repeated="1020"/>
        </table:table-row>
        <table:table-row table:style-name="ro1">
          <table:table-cell office:value-type="string">
            <text:p>StairsToL3</text:p>
          </table:table-cell>
          <table:table-cell office:value-type="string">
            <text:p>Reset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A</text:p>
          </table:table-cell>
          <table:table-cell office:value-type="string">
            <text:p>Say</text:p>
          </table:table-cell>
          <table:table-cell/>
          <table:table-cell office:value-type="string">
            <text:p>Good morning, Governor Mossman. I am your personal assistant, Sampson</text:p>
          </table:table-cell>
          <table:table-cell table:number-columns-repeated="1020"/>
        </table:table-row>
        <table:table-row table:style-name="ro1">
          <table:table-cell office:value-type="string">
            <text:p>PA</text:p>
          </table:table-cell>
          <table:table-cell office:value-type="string">
            <text:p>Say</text:p>
          </table:table-cell>
          <table:table-cell/>
          <table:table-cell office:value-type="string">
            <text:p>You've a busy schedule, so let's get going! We've called together our entire political party in order for you to get them all to agree on a platform. We had to keep them separated, so they're in the adjoining rooms.</text:p>
          </table:table-cell>
          <table:table-cell table:number-columns-repeated="1020"/>
        </table:table-row>
        <table:table-row table:style-name="ro1">
          <table:table-cell office:value-type="string">
            <text:p>PA</text:p>
          </table:table-cell>
          <table:table-cell office:value-type="string">
            <text:p>SetFlag</text:p>
          </table:table-cell>
          <table:table-cell office:value-type="string">
            <text:p>STARTPOLITICIANSHAKEDOWN</text:p>
          </table:table-cell>
          <table:table-cell table:number-columns-repeated="1021"/>
        </table:table-row>
        <table:table-row table:style-name="ro1">
          <table:table-cell office:value-type="string">
            <text:p>PA</text:p>
          </table:table-cell>
          <table:table-cell office:value-type="string">
            <text:p>RequireCount</text:p>
          </table:table-cell>
          <table:table-cell office:value-type="string">
            <text:p>POLITICIANSHAKEDOWN:5</text:p>
          </table:table-cell>
          <table:table-cell office:value-type="string">
            <text:p>Please try to stay on schedule. The politicians are in the adjoining rooms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olitician3</text:p>
          </table:table-cell>
          <table:table-cell office:value-type="string">
            <text:p>RequireFlag</text:p>
          </table:table-cell>
          <table:table-cell office:value-type="string">
            <text:p>STARTPOLITICIANSHAKEDOWN</text:p>
          </table:table-cell>
          <table:table-cell office:value-type="string">
            <text:p>Good morning, Governor Mossman. Your PA will know your schedule. He is waiting beside the stairs</text:p>
          </table:table-cell>
          <table:table-cell table:number-columns-repeated="1020"/>
        </table:table-row>
        <table:table-row table:style-name="ro1">
          <table:table-cell office:value-type="string">
            <text:p>Politician4</text:p>
          </table:table-cell>
          <table:table-cell office:value-type="string">
            <text:p>RequireFlag</text:p>
          </table:table-cell>
          <table:table-cell office:value-type="string">
            <text:p>STARTPOLITICIANSHAKEDOWN</text:p>
          </table:table-cell>
          <table:table-cell office:value-type="string">
            <text:p>Good morning, Governor Mossman. Your PA will know your schedule. He is waiting beside the stairs</text:p>
          </table:table-cell>
          <table:table-cell table:number-columns-repeated="1020"/>
        </table:table-row>
        <table:table-row table:style-name="ro1">
          <table:table-cell office:value-type="string">
            <text:p>Politician5</text:p>
          </table:table-cell>
          <table:table-cell office:value-type="string">
            <text:p>RequireFlag</text:p>
          </table:table-cell>
          <table:table-cell office:value-type="string">
            <text:p>STARTPOLITICIANSHAKEDOWN</text:p>
          </table:table-cell>
          <table:table-cell office:value-type="string">
            <text:p>Good morning, Governor Mossman. Your PA will know your schedule. He is waiting beside the stairs</text:p>
          </table:table-cell>
          <table:table-cell table:number-columns-repeated="1020"/>
        </table:table-row>
        <table:table-row table:style-name="ro1">
          <table:table-cell office:value-type="string">
            <text:p>Politician6</text:p>
          </table:table-cell>
          <table:table-cell office:value-type="string">
            <text:p>RequireFlag</text:p>
          </table:table-cell>
          <table:table-cell office:value-type="string">
            <text:p>STARTPOLITICIANSHAKEDOWN</text:p>
          </table:table-cell>
          <table:table-cell office:value-type="string">
            <text:p>Good morning, Governor Mossman. Your PA will know your schedule. He is waiting beside the stairs</text:p>
          </table:table-cell>
          <table:table-cell table:number-columns-repeated="1020"/>
        </table:table-row>
        <table:table-row table:style-name="ro1">
          <table:table-cell office:value-type="string">
            <text:p>Politician7</text:p>
          </table:table-cell>
          <table:table-cell office:value-type="string">
            <text:p>RequireFlag</text:p>
          </table:table-cell>
          <table:table-cell office:value-type="string">
            <text:p>STARTPOLITICIANSHAKEDOWN</text:p>
          </table:table-cell>
          <table:table-cell office:value-type="string">
            <text:p>Good morning, Governor Mossman. Your PA will know your schedule. He is waiting beside the stairs</text:p>
          </table:table-cell>
          <table:table-cell table:number-columns-repeated="1020"/>
        </table:table-row>
        <table:table-row table:style-name="ro1">
          <table:table-cell office:value-type="string">
            <text:p>Lobbyist2</text:p>
          </table:table-cell>
          <table:table-cell office:value-type="string">
            <text:p>RequireFlag</text:p>
          </table:table-cell>
          <table:table-cell office:value-type="string">
            <text:p>STARTLOBBYISTS</text:p>
          </table:table-cell>
          <table:table-cell office:value-type="string">
            <text:p>Humph</text:p>
          </table:table-cell>
          <table:table-cell table:number-columns-repeated="1020"/>
        </table:table-row>
        <table:table-row table:style-name="ro1">
          <table:table-cell office:value-type="string">
            <text:p>Lobbyist3</text:p>
          </table:table-cell>
          <table:table-cell office:value-type="string">
            <text:p>RequireFlag</text:p>
          </table:table-cell>
          <table:table-cell office:value-type="string">
            <text:p>STARTLOBBYISTS</text:p>
          </table:table-cell>
          <table:table-cell office:value-type="string">
            <text:p>Mutter, mutter</text:p>
          </table:table-cell>
          <table:table-cell table:number-columns-repeated="1020"/>
        </table:table-row>
        <table:table-row table:style-name="ro1">
          <table:table-cell office:value-type="string">
            <text:p>Lobbyist4</text:p>
          </table:table-cell>
          <table:table-cell office:value-type="string">
            <text:p>RequireFlag</text:p>
          </table:table-cell>
          <table:table-cell office:value-type="string">
            <text:p>STARTLOBBYISTS</text:p>
          </table:table-cell>
          <table:table-cell office:value-type="string">
            <text:p>Please tend to your other meetings so that we can see you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olitician3</text:p>
          </table:table-cell>
          <table:table-cell office:value-type="string">
            <text:p>Say</text:p>
          </table:table-cell>
          <table:table-cell/>
          <table:table-cell office:value-type="string">
            <text:p>We must all agree that the most important thing is science! If we're not for science, what's the point.</text:p>
          </table:table-cell>
          <table:table-cell table:number-columns-repeated="1020"/>
        </table:table-row>
        <table:table-row table:style-name="ro1">
          <table:table-cell office:value-type="string">
            <text:p>Politician3</text:p>
          </table:table-cell>
          <table:table-cell office:value-type="string">
            <text:p>PlayerSay</text:p>
          </table:table-cell>
          <table:table-cell/>
          <table:table-cell office:value-type="string">
            <text:p>Why science?</text:p>
          </table:table-cell>
          <table:table-cell table:number-columns-repeated="1020"/>
        </table:table-row>
        <table:table-row table:style-name="ro1">
          <table:table-cell office:value-type="string">
            <text:p>Politician3</text:p>
          </table:table-cell>
          <table:table-cell office:value-type="string">
            <text:p>Say</text:p>
          </table:table-cell>
          <table:table-cell/>
          <table:table-cell office:value-type="string">
            <text:p>Science!</text:p>
          </table:table-cell>
          <table:table-cell table:number-columns-repeated="1020"/>
        </table:table-row>
        <table:table-row table:style-name="ro1">
          <table:table-cell office:value-type="string">
            <text:p>Politician3</text:p>
          </table:table-cell>
          <table:table-cell office:value-type="string">
            <text:p>PlayerSay</text:p>
          </table:table-cell>
          <table:table-cell/>
          <table:table-cell office:value-type="string">
            <text:p>There's a lot of great things we can do for science but the funding will need to be shared with health and education and...</text:p>
          </table:table-cell>
          <table:table-cell table:number-columns-repeated="1020"/>
        </table:table-row>
        <table:table-row table:style-name="ro1">
          <table:table-cell office:value-type="string">
            <text:p>Politician3</text:p>
          </table:table-cell>
          <table:table-cell office:value-type="string">
            <text:p>Say</text:p>
          </table:table-cell>
          <table:table-cell/>
          <table:table-cell office:value-type="string">
            <text:p>No! Science!!!</text:p>
          </table:table-cell>
          <table:table-cell table:number-columns-repeated="1020"/>
        </table:table-row>
        <table:table-row table:style-name="ro1">
          <table:table-cell office:value-type="string">
            <text:p>Politician3</text:p>
          </table:table-cell>
          <table:table-cell office:value-type="string">
            <text:p>Encounter</text:p>
          </table:table-cell>
          <table:table-cell office:value-type="string">
            <text:p>P-med-07</text:p>
          </table:table-cell>
          <table:table-cell table:number-columns-repeated="1021"/>
        </table:table-row>
        <table:table-row table:style-name="ro1">
          <table:table-cell office:value-type="string">
            <text:p>Politician3</text:p>
          </table:table-cell>
          <table:table-cell office:value-type="string">
            <text:p>Say</text:p>
          </table:table-cell>
          <table:table-cell/>
          <table:table-cell office:value-type="string">
            <text:p>Alright, fine! A balanced platform (but mostly science).</text:p>
          </table:table-cell>
          <table:table-cell table:number-columns-repeated="1020"/>
        </table:table-row>
        <table:table-row table:style-name="ro1">
          <table:table-cell office:value-type="string">
            <text:p>Politician3</text:p>
          </table:table-cell>
          <table:table-cell office:value-type="string">
            <text:p>Increment</text:p>
          </table:table-cell>
          <table:table-cell office:value-type="string">
            <text:p>POLITICIANSHAKEDOWN</text:p>
          </table:table-cell>
          <table:table-cell table:number-columns-repeated="1021"/>
        </table:table-row>
        <table:table-row table:style-name="ro1">
          <table:table-cell office:value-type="string">
            <text:p>Politician3</text:p>
          </table:table-cell>
          <table:table-cell office:value-type="string">
            <text:p>Destro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olitician4</text:p>
          </table:table-cell>
          <table:table-cell office:value-type="string">
            <text:p>Say</text:p>
          </table:table-cell>
          <table:table-cell/>
          <table:table-cell office:value-type="string">
            <text:p>I'm for culture! It's a glorious age we live in, we should further this great country's culture.</text:p>
          </table:table-cell>
          <table:table-cell table:number-columns-repeated="1020"/>
        </table:table-row>
        <table:table-row table:style-name="ro1">
          <table:table-cell office:value-type="string">
            <text:p>Politician4</text:p>
          </table:table-cell>
          <table:table-cell office:value-type="string">
            <text:p>PlayerSay</text:p>
          </table:table-cell>
          <table:table-cell/>
          <table:table-cell office:value-type="string">
            <text:p>That sounds fair, but what kind of culture would you like to focus on.</text:p>
          </table:table-cell>
          <table:table-cell table:number-columns-repeated="1020"/>
        </table:table-row>
        <table:table-row table:style-name="ro1">
          <table:table-cell office:value-type="string">
            <text:p>Politician4</text:p>
          </table:table-cell>
          <table:table-cell office:value-type="string">
            <text:p>Say</text:p>
          </table:table-cell>
          <table:table-cell/>
          <table:table-cell office:value-type="string">
            <text:p>Oh...I don't know, I'm not really into art, can't really handle music. I'd rather not go to the theatre if I can get out of it. Don't really see the point of sport...hmmm. New culture?</text:p>
          </table:table-cell>
          <table:table-cell table:number-columns-repeated="1020"/>
        </table:table-row>
        <table:table-row table:style-name="ro1">
          <table:table-cell office:value-type="string">
            <text:p>Politician4</text:p>
          </table:table-cell>
          <table:table-cell office:value-type="string">
            <text:p>PlayerSay</text:p>
          </table:table-cell>
          <table:table-cell/>
          <table:table-cell office:value-type="string">
            <text:p>You don't seem very in to improving culture really.</text:p>
          </table:table-cell>
          <table:table-cell table:number-columns-repeated="1020"/>
        </table:table-row>
        <table:table-row table:style-name="ro1">
          <table:table-cell office:value-type="string">
            <text:p>Politician4</text:p>
          </table:table-cell>
          <table:table-cell office:value-type="string">
            <text:p>Say</text:p>
          </table:table-cell>
          <table:table-cell/>
          <table:table-cell office:value-type="string">
            <text:p>Yeh, well...my wife said it would make me sound smart. I think sounding smart is important. Lets be for that!</text:p>
          </table:table-cell>
          <table:table-cell table:number-columns-repeated="1020"/>
        </table:table-row>
        <table:table-row table:style-name="ro1">
          <table:table-cell office:value-type="string">
            <text:p>Politician4</text:p>
          </table:table-cell>
          <table:table-cell office:value-type="string">
            <text:p>Encounter</text:p>
          </table:table-cell>
          <table:table-cell office:value-type="string">
            <text:p>P-med-08</text:p>
          </table:table-cell>
          <table:table-cell table:number-columns-repeated="1021"/>
        </table:table-row>
        <table:table-row table:style-name="ro1">
          <table:table-cell office:value-type="string">
            <text:p>Politician4</text:p>
          </table:table-cell>
          <table:table-cell office:value-type="string">
            <text:p>Say</text:p>
          </table:table-cell>
          <table:table-cell/>
          <table:table-cell office:value-type="string">
            <text:p>Gee, you're a pretty smart guy. I think you've got this covered.</text:p>
          </table:table-cell>
          <table:table-cell table:number-columns-repeated="1020"/>
        </table:table-row>
        <table:table-row table:style-name="ro1">
          <table:table-cell office:value-type="string">
            <text:p>Politician4</text:p>
          </table:table-cell>
          <table:table-cell office:value-type="string">
            <text:p>Increment</text:p>
          </table:table-cell>
          <table:table-cell office:value-type="string">
            <text:p>POLITICIANSHAKEDOWN</text:p>
          </table:table-cell>
          <table:table-cell table:number-columns-repeated="1021"/>
        </table:table-row>
        <table:table-row table:style-name="ro1">
          <table:table-cell office:value-type="string">
            <text:p>Politician4</text:p>
          </table:table-cell>
          <table:table-cell office:value-type="string">
            <text:p>Destro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olitician5</text:p>
          </table:table-cell>
          <table:table-cell office:value-type="string">
            <text:p>Say</text:p>
          </table:table-cell>
          <table:table-cell/>
          <table:table-cell office:value-type="string">
            <text:p>Big business!</text:p>
          </table:table-cell>
          <table:table-cell table:number-columns-repeated="1020"/>
        </table:table-row>
        <table:table-row table:style-name="ro1">
          <table:table-cell office:value-type="string">
            <text:p>Politician5</text:p>
          </table:table-cell>
          <table:table-cell office:value-type="string">
            <text:p>PlayerSay</text:p>
          </table:table-cell>
          <table:table-cell/>
          <table:table-cell office:value-type="string">
            <text:p>What about big business.</text:p>
          </table:table-cell>
          <table:table-cell table:number-columns-repeated="1020"/>
        </table:table-row>
        <table:table-row table:style-name="ro1">
          <table:table-cell office:value-type="string">
            <text:p>Politician5</text:p>
          </table:table-cell>
          <table:table-cell office:value-type="string">
            <text:p>Say</text:p>
          </table:table-cell>
          <table:table-cell/>
          <table:table-cell office:value-type="string">
            <text:p>...MORE big business!</text:p>
          </table:table-cell>
          <table:table-cell table:number-columns-repeated="1020"/>
        </table:table-row>
        <table:table-row table:style-name="ro1">
          <table:table-cell office:value-type="string">
            <text:p>Politician5</text:p>
          </table:table-cell>
          <table:table-cell office:value-type="string">
            <text:p>PlayerSay</text:p>
          </table:table-cell>
          <table:table-cell/>
          <table:table-cell office:value-type="string">
            <text:p>You want to grow our business sector? Provide more jobs?</text:p>
          </table:table-cell>
          <table:table-cell table:number-columns-repeated="1020"/>
        </table:table-row>
        <table:table-row table:style-name="ro1">
          <table:table-cell office:value-type="string">
            <text:p>Politician5</text:p>
          </table:table-cell>
          <table:table-cell office:value-type="string">
            <text:p>Say</text:p>
          </table:table-cell>
          <table:table-cell/>
          <table:table-cell office:value-type="string">
            <text:p>...Yeeeeh. Yes. Yes, that.</text:p>
          </table:table-cell>
          <table:table-cell table:number-columns-repeated="1020"/>
        </table:table-row>
        <table:table-row table:style-name="ro1">
          <table:table-cell office:value-type="string">
            <text:p>Politician5</text:p>
          </table:table-cell>
          <table:table-cell office:value-type="string">
            <text:p>PlayerSay</text:p>
          </table:table-cell>
          <table:table-cell/>
          <table:table-cell office:value-type="string">
            <text:p>What about small business?</text:p>
          </table:table-cell>
          <table:table-cell table:number-columns-repeated="1020"/>
        </table:table-row>
        <table:table-row table:style-name="ro1">
          <table:table-cell office:value-type="string">
            <text:p>Politician5</text:p>
          </table:table-cell>
          <table:table-cell office:value-type="string">
            <text:p>Say</text:p>
          </table:table-cell>
          <table:table-cell/>
          <table:table-cell office:value-type="string">
            <text:p>No! We need to make it BIGGER!</text:p>
          </table:table-cell>
          <table:table-cell table:number-columns-repeated="1020"/>
        </table:table-row>
        <table:table-row table:style-name="ro1">
          <table:table-cell office:value-type="string">
            <text:p>Politician5</text:p>
          </table:table-cell>
          <table:table-cell office:value-type="string">
            <text:p>Encounter</text:p>
          </table:table-cell>
          <table:table-cell office:value-type="string">
            <text:p>P-med-09</text:p>
          </table:table-cell>
          <table:table-cell table:number-columns-repeated="1021"/>
        </table:table-row>
        <table:table-row table:style-name="ro1">
          <table:table-cell office:value-type="string">
            <text:p>Politician5</text:p>
          </table:table-cell>
          <table:table-cell office:value-type="string">
            <text:p>Say</text:p>
          </table:table-cell>
          <table:table-cell/>
          <table:table-cell office:value-type="string">
            <text:p>OK, I see what you're getting at. Lets help small business to grow. Also, this might help even the odds in the future.</text:p>
          </table:table-cell>
          <table:table-cell table:number-columns-repeated="1020"/>
        </table:table-row>
        <table:table-row table:style-name="ro1">
          <table:table-cell office:value-type="string">
            <text:p>Politician7</text:p>
          </table:table-cell>
          <table:table-cell office:value-type="string">
            <text:p>LearnAttack</text:p>
          </table:table-cell>
          <table:table-cell office:value-type="string">
            <text:p>BIELECTION</text:p>
          </table:table-cell>
          <table:table-cell table:number-columns-repeated="1021"/>
        </table:table-row>
        <table:table-row table:style-name="ro1">
          <table:table-cell office:value-type="string">
            <text:p>Politician5</text:p>
          </table:table-cell>
          <table:table-cell office:value-type="string">
            <text:p>Say</text:p>
          </table:table-cell>
          <table:table-cell/>
          <table:table-cell office:value-type="string">
            <text:p>The results can be a bit unpredictable, so only use it in drastic situations.</text:p>
          </table:table-cell>
          <table:table-cell table:number-columns-repeated="1020"/>
        </table:table-row>
        <table:table-row table:style-name="ro1">
          <table:table-cell office:value-type="string">
            <text:p>Politician5</text:p>
          </table:table-cell>
          <table:table-cell office:value-type="string">
            <text:p>Increment</text:p>
          </table:table-cell>
          <table:table-cell office:value-type="string">
            <text:p>POLITICIANSHAKEDOWN</text:p>
          </table:table-cell>
          <table:table-cell table:number-columns-repeated="1021"/>
        </table:table-row>
        <table:table-row table:style-name="ro1">
          <table:table-cell office:value-type="string">
            <text:p>Politician5</text:p>
          </table:table-cell>
          <table:table-cell office:value-type="string">
            <text:p>Destro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olitician6</text:p>
          </table:table-cell>
          <table:table-cell office:value-type="string">
            <text:p>Say</text:p>
          </table:table-cell>
          <table:table-cell/>
          <table:table-cell office:value-type="string">
            <text:p>We should be all about not wasting money</text:p>
          </table:table-cell>
          <table:table-cell table:number-columns-repeated="1020"/>
        </table:table-row>
        <table:table-row table:style-name="ro1">
          <table:table-cell office:value-type="string">
            <text:p>Politician6</text:p>
          </table:table-cell>
          <table:table-cell office:value-type="string">
            <text:p>PlayerSay</text:p>
          </table:table-cell>
          <table:table-cell/>
          <table:table-cell office:value-type="string">
            <text:p>Sounds fair. Wasting money on what?</text:p>
          </table:table-cell>
          <table:table-cell table:number-columns-repeated="1020"/>
        </table:table-row>
        <table:table-row table:style-name="ro1">
          <table:table-cell office:value-type="string">
            <text:p>Politician6</text:p>
          </table:table-cell>
          <table:table-cell office:value-type="string">
            <text:p>Say</text:p>
          </table:table-cell>
          <table:table-cell/>
          <table:table-cell office:value-type="string">
            <text:p>You know, stuff that doesn't really help like artsy stuff.</text:p>
          </table:table-cell>
          <table:table-cell table:number-columns-repeated="1020"/>
        </table:table-row>
        <table:table-row table:style-name="ro1">
          <table:table-cell office:value-type="string">
            <text:p>Politician6</text:p>
          </table:table-cell>
          <table:table-cell office:value-type="string">
            <text:p>PlayerSay</text:p>
          </table:table-cell>
          <table:table-cell/>
          <table:table-cell office:value-type="string">
            <text:p>You don't think we should invest in our culture?</text:p>
          </table:table-cell>
          <table:table-cell table:number-columns-repeated="1020"/>
        </table:table-row>
        <table:table-row table:style-name="ro1">
          <table:table-cell office:value-type="string">
            <text:p>Politician6</text:p>
          </table:table-cell>
          <table:table-cell office:value-type="string">
            <text:p>Say</text:p>
          </table:table-cell>
          <table:table-cell/>
          <table:table-cell office:value-type="string">
            <text:p>We have more important things to spend our money on. Like military.</text:p>
          </table:table-cell>
          <table:table-cell table:number-columns-repeated="1020"/>
        </table:table-row>
        <table:table-row table:style-name="ro1">
          <table:table-cell office:value-type="string">
            <text:p>Politician6</text:p>
          </table:table-cell>
          <table:table-cell office:value-type="string">
            <text:p>PlayerSay</text:p>
          </table:table-cell>
          <table:table-cell/>
          <table:table-cell office:value-type="string">
            <text:p>What if people want to paint pictures about our military. Or write patriotic songs?</text:p>
          </table:table-cell>
          <table:table-cell table:number-columns-repeated="1020"/>
        </table:table-row>
        <table:table-row table:style-name="ro1">
          <table:table-cell office:value-type="string">
            <text:p>Politician6</text:p>
          </table:table-cell>
          <table:table-cell office:value-type="string">
            <text:p>Say</text:p>
          </table:table-cell>
          <table:table-cell/>
          <table:table-cell office:value-type="string">
            <text:p>I hadn't thought of that...</text:p>
          </table:table-cell>
          <table:table-cell table:number-columns-repeated="1020"/>
        </table:table-row>
        <table:table-row table:style-name="ro1">
          <table:table-cell office:value-type="string">
            <text:p>Politician6</text:p>
          </table:table-cell>
          <table:table-cell office:value-type="string">
            <text:p>Encounter</text:p>
          </table:table-cell>
          <table:table-cell office:value-type="string">
            <text:p>P-med-10</text:p>
          </table:table-cell>
          <table:table-cell table:number-columns-repeated="1021"/>
        </table:table-row>
        <table:table-row table:style-name="ro1">
          <table:table-cell office:value-type="string">
            <text:p>Politician6</text:p>
          </table:table-cell>
          <table:table-cell office:value-type="string">
            <text:p>Say</text:p>
          </table:table-cell>
          <table:table-cell/>
          <table:table-cell office:value-type="string">
            <text:p>So, militaristic march songs and battle scenes aren't the only sort of art? Wow.</text:p>
          </table:table-cell>
          <table:table-cell table:number-columns-repeated="1020"/>
        </table:table-row>
        <table:table-row table:style-name="ro1">
          <table:table-cell office:value-type="string">
            <text:p>Politician6</text:p>
          </table:table-cell>
          <table:table-cell office:value-type="string">
            <text:p>Increment</text:p>
          </table:table-cell>
          <table:table-cell office:value-type="string">
            <text:p>POLITICIANSHAKEDOWN</text:p>
          </table:table-cell>
          <table:table-cell table:number-columns-repeated="1021"/>
        </table:table-row>
        <table:table-row table:style-name="ro1">
          <table:table-cell office:value-type="string">
            <text:p>Politician6</text:p>
          </table:table-cell>
          <table:table-cell office:value-type="string">
            <text:p>Destro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olitician7</text:p>
          </table:table-cell>
          <table:table-cell office:value-type="string">
            <text:p>Say</text:p>
          </table:table-cell>
          <table:table-cell/>
          <table:table-cell office:value-type="string">
            <text:p>I believe in captialism. Let business sort itself out. They shouldn't need to rely on government handouts.</text:p>
          </table:table-cell>
          <table:table-cell table:number-columns-repeated="1020"/>
        </table:table-row>
        <table:table-row table:style-name="ro1">
          <table:table-cell office:value-type="string">
            <text:p>Politician7</text:p>
          </table:table-cell>
          <table:table-cell office:value-type="string">
            <text:p>Say</text:p>
          </table:table-cell>
          <table:table-cell/>
          <table:table-cell office:value-type="string">
            <text:p>Also, I think politicians need a raise. Some more than others...oh and life-long retainers.</text:p>
          </table:table-cell>
          <table:table-cell table:number-columns-repeated="1020"/>
        </table:table-row>
        <table:table-row table:style-name="ro1">
          <table:table-cell office:value-type="string">
            <text:p>Politician7</text:p>
          </table:table-cell>
          <table:table-cell office:value-type="string">
            <text:p>PlayerSay</text:p>
          </table:table-cell>
          <table:table-cell/>
          <table:table-cell office:value-type="string">
            <text:p>So, no more hand-outs for business but more handouts for politicians?</text:p>
          </table:table-cell>
          <table:table-cell table:number-columns-repeated="1020"/>
        </table:table-row>
        <table:table-row table:style-name="ro1">
          <table:table-cell office:value-type="string">
            <text:p>Politician7</text:p>
          </table:table-cell>
          <table:table-cell office:value-type="string">
            <text:p>Say</text:p>
          </table:table-cell>
          <table:table-cell/>
          <table:table-cell office:value-type="string">
            <text:p>Yes!</text:p>
          </table:table-cell>
          <table:table-cell table:number-columns-repeated="1020"/>
        </table:table-row>
        <table:table-row table:style-name="ro1">
          <table:table-cell office:value-type="string">
            <text:p>Politician7</text:p>
          </table:table-cell>
          <table:table-cell office:value-type="string">
            <text:p>PlayerSay</text:p>
          </table:table-cell>
          <table:table-cell/>
          <table:table-cell office:value-type="string">
            <text:p>Does that serve your constituents?</text:p>
          </table:table-cell>
          <table:table-cell table:number-columns-repeated="1020"/>
        </table:table-row>
        <table:table-row table:style-name="ro1">
          <table:table-cell office:value-type="string">
            <text:p>Politician7</text:p>
          </table:table-cell>
          <table:table-cell office:value-type="string">
            <text:p>Say</text:p>
          </table:table-cell>
          <table:table-cell/>
          <table:table-cell office:value-type="string">
            <text:p>...It serves...some...</text:p>
          </table:table-cell>
          <table:table-cell table:number-columns-repeated="1020"/>
        </table:table-row>
        <table:table-row table:style-name="ro1">
          <table:table-cell office:value-type="string">
            <text:p>Politician7</text:p>
          </table:table-cell>
          <table:table-cell office:value-type="string">
            <text:p>Encounter</text:p>
          </table:table-cell>
          <table:table-cell office:value-type="string">
            <text:p>P-med-11</text:p>
          </table:table-cell>
          <table:table-cell table:number-columns-repeated="1021"/>
        </table:table-row>
        <table:table-row table:style-name="ro1">
          <table:table-cell office:value-type="string">
            <text:p>Politician7</text:p>
          </table:table-cell>
          <table:table-cell office:value-type="string">
            <text:p>Say</text:p>
          </table:table-cell>
          <table:table-cell/>
          <table:table-cell office:value-type="string">
            <text:p>Right, I guess we need to handle the needs of our constituents, too.</text:p>
          </table:table-cell>
          <table:table-cell table:number-columns-repeated="1020"/>
        </table:table-row>
        <table:table-row table:style-name="ro1">
          <table:table-cell office:value-type="string">
            <text:p>Politician7</text:p>
          </table:table-cell>
          <table:table-cell office:value-type="string">
            <text:p>Increment</text:p>
          </table:table-cell>
          <table:table-cell office:value-type="string">
            <text:p>POLITICIANSHAKEDOWN</text:p>
          </table:table-cell>
          <table:table-cell table:number-columns-repeated="1021"/>
        </table:table-row>
        <table:table-row table:style-name="ro1">
          <table:table-cell office:value-type="string">
            <text:p>Politician7</text:p>
          </table:table-cell>
          <table:table-cell office:value-type="string">
            <text:p>Destro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A</text:p>
          </table:table-cell>
          <table:table-cell office:value-type="string">
            <text:p>Say</text:p>
          </table:table-cell>
          <table:table-cell/>
          <table:table-cell office:value-type="string">
            <text:p>Hmmm, falling behind already, Better get a move on! </text:p>
          </table:table-cell>
          <table:table-cell table:number-columns-repeated="1020"/>
        </table:table-row>
        <table:table-row table:style-name="ro1">
          <table:table-cell office:value-type="string">
            <text:p>PA</text:p>
          </table:table-cell>
          <table:table-cell office:value-type="string">
            <text:p>Say</text:p>
          </table:table-cell>
          <table:table-cell/>
          <table:table-cell office:value-type="string">
            <text:p>This might come in handy for your next meeting.</text:p>
          </table:table-cell>
          <table:table-cell table:number-columns-repeated="1020"/>
        </table:table-row>
        <table:table-row table:style-name="ro1">
          <table:table-cell office:value-type="string">
            <text:p>PA</text:p>
          </table:table-cell>
          <table:table-cell office:value-type="string">
            <text:p>LearnAttack</text:p>
          </table:table-cell>
          <table:table-cell office:value-type="string">
            <text:p>PORKBARREL</text:p>
          </table:table-cell>
          <table:table-cell table:number-columns-repeated="1021"/>
        </table:table-row>
        <table:table-row table:style-name="ro1">
          <table:table-cell office:value-type="string">
            <text:p>PA</text:p>
          </table:table-cell>
          <table:table-cell office:value-type="string">
            <text:p>Say</text:p>
          </table:table-cell>
          <table:table-cell/>
          <table:table-cell office:value-type="string">
            <text:p>We need some funds for our war chest! <text:s/>Head upstairs and meet with the lobbyists.</text:p>
          </table:table-cell>
          <table:table-cell table:number-columns-repeated="1020"/>
        </table:table-row>
        <table:table-row table:style-name="ro1">
          <table:table-cell office:value-type="string">
            <text:p>PA</text:p>
          </table:table-cell>
          <table:table-cell office:value-type="string">
            <text:p>SetFlag</text:p>
          </table:table-cell>
          <table:table-cell office:value-type="string">
            <text:p>STARTLOBBYISTS</text:p>
          </table:table-cell>
          <table:table-cell table:number-columns-repeated="1021"/>
        </table:table-row>
        <table:table-row table:style-name="ro1">
          <table:table-cell office:value-type="string">
            <text:p>PA</text:p>
          </table:table-cell>
          <table:table-cell office:value-type="string">
            <text:p>RequireCount</text:p>
          </table:table-cell>
          <table:table-cell office:value-type="string">
            <text:p>LOBBYISTS:3</text:p>
          </table:table-cell>
          <table:table-cell office:value-type="string">
            <text:p>Go get those funds! <text:s/>The lobbyists are upstairs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obbyist2</text:p>
          </table:table-cell>
          <table:table-cell office:value-type="string">
            <text:p>Say</text:p>
          </table:table-cell>
          <table:table-cell/>
          <table:table-cell office:value-type="string">
            <text:p>I represent the Python Software Foundation. What will you do to promote, protect and advance the Python programming language?</text:p>
          </table:table-cell>
          <table:table-cell table:number-columns-repeated="1020"/>
        </table:table-row>
        <table:table-row table:style-name="ro1">
          <table:table-cell office:value-type="string">
            <text:p>Lobbyist2</text:p>
          </table:table-cell>
          <table:table-cell office:value-type="string">
            <text:p>PlayerSay</text:p>
          </table:table-cell>
          <table:table-cell/>
          <table:table-cell office:value-type="string">
            <text:p>Ah yes, the Python cause! I'm a big advocate of Python.</text:p>
          </table:table-cell>
          <table:table-cell table:number-columns-repeated="1020"/>
        </table:table-row>
        <table:table-row table:style-name="ro1">
          <table:table-cell office:value-type="string">
            <text:p>Lobbyist2</text:p>
          </table:table-cell>
          <table:table-cell office:value-type="string">
            <text:p>Encounter</text:p>
          </table:table-cell>
          <table:table-cell office:value-type="string">
            <text:p>P-med-12</text:p>
          </table:table-cell>
          <table:table-cell table:number-columns-repeated="1021"/>
        </table:table-row>
        <table:table-row table:style-name="ro1">
          <table:table-cell office:value-type="string">
            <text:p>Lobbyist2</text:p>
          </table:table-cell>
          <table:table-cell office:value-type="string">
            <text:p>Increment</text:p>
          </table:table-cell>
          <table:table-cell office:value-type="string">
            <text:p>LOBBYISTS</text:p>
          </table:table-cell>
          <table:table-cell table:number-columns-repeated="1021"/>
        </table:table-row>
        <table:table-row table:style-name="ro1">
          <table:table-cell office:value-type="string">
            <text:p>Lobbyist2</text:p>
          </table:table-cell>
          <table:table-cell office:value-type="string">
            <text:p>Say</text:p>
          </table:table-cell>
          <table:table-cell/>
          <table:table-cell office:value-type="string">
            <text:p>I think we can help each other out. </text:p>
          </table:table-cell>
          <table:table-cell table:number-columns-repeated="1020"/>
        </table:table-row>
        <table:table-row table:style-name="ro1">
          <table:table-cell office:value-type="string">
            <text:p>Lobbyist2</text:p>
          </table:table-cell>
          <table:table-cell office:value-type="string">
            <text:p>Destro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-med-12</text:p>
          </table:table-cell>
          <table:table-cell office:value-type="string">
            <text:p>Say</text:p>
          </table:table-cell>
          <table:table-cell office:value-type="string">
            <text:p>Player</text:p>
          </table:table-cell>
          <table:table-cell office:value-type="string">
            <text:p>You're flying! How?</text:p>
          </table:table-cell>
          <table:table-cell table:number-columns-repeated="1020"/>
        </table:table-row>
        <table:table-row table:style-name="ro1">
          <table:table-cell office:value-type="string">
            <text:p>P-med-12</text:p>
          </table:table-cell>
          <table:table-cell office:value-type="string">
            <text:p>Say</text:p>
          </table:table-cell>
          <table:table-cell office:value-type="string">
            <text:p>Lobbyist001</text:p>
          </table:table-cell>
          <table:table-cell office:value-type="string">
            <text:p>Python!</text:p>
          </table:table-cell>
          <table:table-cell table:number-columns-repeated="1020"/>
        </table:table-row>
        <table:table-row table:style-name="ro1">
          <table:table-cell office:value-type="string">
            <text:p>P-med-12</text:p>
          </table:table-cell>
          <table:table-cell office:value-type="string">
            <text:p>Say</text:p>
          </table:table-cell>
          <table:table-cell office:value-type="string">
            <text:p>Lobbyist001</text:p>
          </table:table-cell>
          <table:table-cell office:value-type="string">
            <text:p>Everything is so simple!</text:p>
          </table:table-cell>
          <table:table-cell table:number-columns-repeated="1020"/>
        </table:table-row>
        <table:table-row table:style-name="ro1">
          <table:table-cell office:value-type="string">
            <text:p>P-med-12</text:p>
          </table:table-cell>
          <table:table-cell office:value-type="string">
            <text:p>Say</text:p>
          </table:table-cell>
          <table:table-cell office:value-type="string">
            <text:p>Lobbyist001</text:p>
          </table:table-cell>
          <table:table-cell office:value-type="string">
            <text:p>import combat</text:p>
          </table:table-cell>
          <table:table-cell table:number-columns-repeated="1020"/>
        </table:table-row>
        <table:table-row table:style-name="ro1">
          <table:table-cell office:value-type="string">
            <text:p>P-med-12</text:p>
          </table:table-cell>
          <table:table-cell office:value-type="string">
            <text:p>BeginCombat</text:p>
          </table:table-cell>
          <table:table-cell table:number-columns-repeated="1022"/>
        </table:table-row>
        <table:table-row table:style-name="ro1">
          <table:table-cell office:value-type="string">
            <text:p>P-med-12</text:p>
          </table:table-cell>
          <table:table-cell office:value-type="string">
            <text:p>Say</text:p>
          </table:table-cell>
          <table:table-cell office:value-type="string">
            <text:p>Player</text:p>
          </table:table-cell>
          <table:table-cell office:value-type="string">
            <text:p>import thi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obbyist3</text:p>
          </table:table-cell>
          <table:table-cell office:value-type="string">
            <text:p>Say</text:p>
          </table:table-cell>
          <table:table-cell/>
          <table:table-cell office:value-type="string">
            <text:p>To get the support of my organisation, you'll need to tell me what you can do for the conservation of internet memes.</text:p>
          </table:table-cell>
          <table:table-cell table:number-columns-repeated="1020"/>
        </table:table-row>
        <table:table-row table:style-name="ro1">
          <table:table-cell office:value-type="string">
            <text:p>Lobbyist3</text:p>
          </table:table-cell>
          <table:table-cell office:value-type="string">
            <text:p>PlayerSay</text:p>
          </table:table-cell>
          <table:table-cell/>
          <table:table-cell office:value-type="string">
            <text:p>For...internet memes?</text:p>
          </table:table-cell>
          <table:table-cell table:number-columns-repeated="1020"/>
        </table:table-row>
        <table:table-row table:style-name="ro1">
          <table:table-cell office:value-type="string">
            <text:p>Lobbyist3</text:p>
          </table:table-cell>
          <table:table-cell office:value-type="string">
            <text:p>Say</text:p>
          </table:table-cell>
          <table:table-cell/>
          <table:table-cell office:value-type="string">
            <text:p>Yes, these are serious times. Who remembers hitting the giant crab for massive damage.There's another console release. I bet you can't even remember what you had to do to get massive damage.</text:p>
          </table:table-cell>
          <table:table-cell table:number-columns-repeated="1020"/>
        </table:table-row>
        <table:table-row table:style-name="ro1">
          <table:table-cell office:value-type="string">
            <text:p>Lobbyist3</text:p>
          </table:table-cell>
          <table:table-cell office:value-type="string">
            <text:p>PlayerSay</text:p>
          </table:table-cell>
          <table:table-cell/>
          <table:table-cell office:value-type="string">
            <text:p>Giant...crab...?</text:p>
          </table:table-cell>
          <table:table-cell table:number-columns-repeated="1020"/>
        </table:table-row>
        <table:table-row table:style-name="ro1">
          <table:table-cell office:value-type="string">
            <text:p>Lobbyist3</text:p>
          </table:table-cell>
          <table:table-cell office:value-type="string">
            <text:p>Say</text:p>
          </table:table-cell>
          <table:table-cell/>
          <table:table-cell office:value-type="string">
            <text:p>You have to flip him over, that's what! We have to act quickly to save the internet memes. Even as I speak, fewer and fewer Gangnum style videos are made. It's a crime!</text:p>
          </table:table-cell>
          <table:table-cell table:number-columns-repeated="1020"/>
        </table:table-row>
        <table:table-row table:style-name="ro1">
          <table:table-cell office:value-type="string">
            <text:p>Lobbyist3</text:p>
          </table:table-cell>
          <table:table-cell office:value-type="string">
            <text:p>Say</text:p>
          </table:table-cell>
          <table:table-cell/>
          <table:table-cell office:value-type="string">
            <text:p>We need to build safehouses for all of the lolcats, provide IT helpdesk support for rickrole education and somebody needs to save the Sharknado from extinction!</text:p>
          </table:table-cell>
          <table:table-cell table:number-columns-repeated="1020"/>
        </table:table-row>
        <table:table-row table:style-name="ro1">
          <table:table-cell office:value-type="string">
            <text:p>Lobbyist3</text:p>
          </table:table-cell>
          <table:table-cell office:value-type="string">
            <text:p>Encounter</text:p>
          </table:table-cell>
          <table:table-cell office:value-type="string">
            <text:p>P-med-13</text:p>
          </table:table-cell>
          <table:table-cell table:number-columns-repeated="1021"/>
        </table:table-row>
        <table:table-row table:style-name="ro1">
          <table:table-cell office:value-type="string">
            <text:p>Lobbyist3</text:p>
          </table:table-cell>
          <table:table-cell office:value-type="string">
            <text:p>Increment</text:p>
          </table:table-cell>
          <table:table-cell office:value-type="string">
            <text:p>LOBBYISTS</text:p>
          </table:table-cell>
          <table:table-cell table:number-columns-repeated="1021"/>
        </table:table-row>
        <table:table-row table:style-name="ro1">
          <table:table-cell office:value-type="string">
            <text:p>Lobbyist3</text:p>
          </table:table-cell>
          <table:table-cell office:value-type="string">
            <text:p>Say</text:p>
          </table:table-cell>
          <table:table-cell/>
          <table:table-cell office:value-type="string">
            <text:p>Nailed It.</text:p>
          </table:table-cell>
          <table:table-cell table:number-columns-repeated="1020"/>
        </table:table-row>
        <table:table-row table:style-name="ro1">
          <table:table-cell office:value-type="string">
            <text:p>Lobbyist3</text:p>
          </table:table-cell>
          <table:table-cell office:value-type="string">
            <text:p>Destro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obbyist4</text:p>
          </table:table-cell>
          <table:table-cell office:value-type="string">
            <text:p>Say</text:p>
          </table:table-cell>
          <table:table-cell/>
          <table:table-cell office:value-type="string">
            <text:p>If you are elected, I would like to know what you would plan to support the Storyteller's Guild and their efforts to revive a lost art.</text:p>
          </table:table-cell>
          <table:table-cell table:number-columns-repeated="1020"/>
        </table:table-row>
        <table:table-row table:style-name="ro1">
          <table:table-cell office:value-type="string">
            <text:p>Lobbyist4</text:p>
          </table:table-cell>
          <table:table-cell office:value-type="string">
            <text:p>PlayerSay</text:p>
          </table:table-cell>
          <table:table-cell/>
          <table:table-cell office:value-type="string">
            <text:p>I'm all for protecting the arts. How can I help?</text:p>
          </table:table-cell>
          <table:table-cell table:number-columns-repeated="1020"/>
        </table:table-row>
        <table:table-row table:style-name="ro1">
          <table:table-cell office:value-type="string">
            <text:p>Lobbyist4</text:p>
          </table:table-cell>
          <table:table-cell office:value-type="string">
            <text:p>Say</text:p>
          </table:table-cell>
          <table:table-cell/>
          <table:table-cell office:value-type="string">
            <text:p>Storytelling is being butchered and almost completely ignored. I could list movies and television, but the real culprit is video games.</text:p>
          </table:table-cell>
          <table:table-cell table:number-columns-repeated="1020"/>
        </table:table-row>
        <table:table-row table:style-name="ro1">
          <table:table-cell office:value-type="string">
            <text:p>Lobbyist4</text:p>
          </table:table-cell>
          <table:table-cell office:value-type="string">
            <text:p>Say</text:p>
          </table:table-cell>
          <table:table-cell/>
          <table:table-cell office:value-type="string">
            <text:p>Many video game plots are derivative and archaic. Why, if this were a video game, it would have almost no substance at all and simply be a flimsy curtain for one of their "fetch quests".</text:p>
          </table:table-cell>
          <table:table-cell table:number-columns-repeated="1020"/>
        </table:table-row>
        <table:table-row table:style-name="ro1">
          <table:table-cell office:value-type="string">
            <text:p>Lobbyist4</text:p>
          </table:table-cell>
          <table:table-cell office:value-type="string">
            <text:p>Say</text:p>
          </table:table-cell>
          <table:table-cell/>
          <table:table-cell office:value-type="string">
            <text:p>It is a most serious problem and we wouldn't be able to lend you our support without assurances on this matter.</text:p>
          </table:table-cell>
          <table:table-cell table:number-columns-repeated="1020"/>
        </table:table-row>
        <table:table-row table:style-name="ro1">
          <table:table-cell office:value-type="string">
            <text:p>Lobbyist4</text:p>
          </table:table-cell>
          <table:table-cell office:value-type="string">
            <text:p>Encounter</text:p>
          </table:table-cell>
          <table:table-cell office:value-type="string">
            <text:p>P-med-14</text:p>
          </table:table-cell>
          <table:table-cell table:number-columns-repeated="1021"/>
        </table:table-row>
        <table:table-row table:style-name="ro1">
          <table:table-cell office:value-type="string">
            <text:p>Lobbyist4</text:p>
          </table:table-cell>
          <table:table-cell office:value-type="string">
            <text:p>Increment</text:p>
          </table:table-cell>
          <table:table-cell office:value-type="string">
            <text:p>LOBBYISTS</text:p>
          </table:table-cell>
          <table:table-cell table:number-columns-repeated="1021"/>
        </table:table-row>
        <table:table-row table:style-name="ro1">
          <table:table-cell office:value-type="string">
            <text:p>Lobbyist4</text:p>
          </table:table-cell>
          <table:table-cell office:value-type="string">
            <text:p>Say</text:p>
          </table:table-cell>
          <table:table-cell/>
          <table:table-cell office:value-type="string">
            <text:p>While I feel that your argument lacks substance and detail, I will nevertheless concede.</text:p>
          </table:table-cell>
          <table:table-cell table:number-columns-repeated="1020"/>
        </table:table-row>
        <table:table-row table:style-name="ro1">
          <table:table-cell office:value-type="string">
            <text:p>Lobbyist4</text:p>
          </table:table-cell>
          <table:table-cell office:value-type="string">
            <text:p>Destro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A</text:p>
          </table:table-cell>
          <table:table-cell office:value-type="string">
            <text:p>Say</text:p>
          </table:table-cell>
          <table:table-cell/>
          <table:table-cell office:value-type="string">
            <text:p>No time for lunch! A flock of religious nuts has taken up residence in the lobby downstairs.</text:p>
          </table:table-cell>
          <table:table-cell table:number-columns-repeated="1020"/>
        </table:table-row>
        <table:table-row table:style-name="ro1">
          <table:table-cell office:value-type="string">
            <text:p>PA</text:p>
          </table:table-cell>
          <table:table-cell office:value-type="string">
            <text:p>Say</text:p>
          </table:table-cell>
          <table:table-cell/>
          <table:table-cell office:value-type="string">
            <text:p>You'll need to go in and try to ... reason … with them.</text:p>
          </table:table-cell>
          <table:table-cell table:number-columns-repeated="1020"/>
        </table:table-row>
        <table:table-row table:style-name="ro1">
          <table:table-cell office:value-type="string">
            <text:p>PA</text:p>
          </table:table-cell>
          <table:table-cell office:value-type="string">
            <text:p>SetFlag</text:p>
          </table:table-cell>
          <table:table-cell office:value-type="string">
            <text:p>ACCESSGROUNDFLOOR</text:p>
          </table:table-cell>
          <table:table-cell table:number-columns-repeated="1021"/>
        </table:table-row>
        <table:table-row table:style-name="ro1">
          <table:table-cell office:value-type="string">
            <text:p>PA</text:p>
          </table:table-cell>
          <table:table-cell office:value-type="string">
            <text:p>RequireCount</text:p>
          </table:table-cell>
          <table:table-cell office:value-type="string">
            <text:p>RELIGIOUSNUTS:4</text:p>
          </table:table-cell>
          <table:table-cell office:value-type="string">
            <text:p>I need you to go downstairs and handle the religious nuts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ligious4</text:p>
          </table:table-cell>
          <table:table-cell office:value-type="string">
            <text:p>Say</text:p>
          </table:table-cell>
          <table:table-cell/>
          <table:table-cell office:value-type="string">
            <text:p>Welcome, my child. We have travelled here from Battycan City to be assured you are a man of faith before we endorse you.</text:p>
          </table:table-cell>
          <table:table-cell table:number-columns-repeated="1020"/>
        </table:table-row>
        <table:table-row table:style-name="ro1">
          <table:table-cell office:value-type="string">
            <text:p>Religious4</text:p>
          </table:table-cell>
          <table:table-cell office:value-type="string">
            <text:p>PlayerSay</text:p>
          </table:table-cell>
          <table:table-cell/>
          <table:table-cell office:value-type="string">
            <text:p>Er, what faith is that?</text:p>
          </table:table-cell>
          <table:table-cell table:number-columns-repeated="1020"/>
        </table:table-row>
        <table:table-row table:style-name="ro1">
          <table:table-cell office:value-type="string">
            <text:p>Religious4</text:p>
          </table:table-cell>
          <table:table-cell office:value-type="string">
            <text:p>Say</text:p>
          </table:table-cell>
          <table:table-cell/>
          <table:table-cell office:value-type="string">
            <text:p>Why, the one true god: Coffee.</text:p>
          </table:table-cell>
          <table:table-cell table:number-columns-repeated="1020"/>
        </table:table-row>
        <table:table-row table:style-name="ro1">
          <table:table-cell office:value-type="string">
            <text:p>Religious4</text:p>
          </table:table-cell>
          <table:table-cell office:value-type="string">
            <text:p>PlayerSay</text:p>
          </table:table-cell>
          <table:table-cell/>
          <table:table-cell office:value-type="string">
            <text:p>...Coffee?</text:p>
          </table:table-cell>
          <table:table-cell table:number-columns-repeated="1020"/>
        </table:table-row>
        <table:table-row table:style-name="ro1">
          <table:table-cell office:value-type="string">
            <text:p>Religious4</text:p>
          </table:table-cell>
          <table:table-cell office:value-type="string">
            <text:p>Say</text:p>
          </table:table-cell>
          <table:table-cell/>
          <table:table-cell office:value-type="string">
            <text:p>Yes of course. He who lifts you up when you're feeling low, who is your inspiration in the dark and who can achieve miraculous feats of effort with dedicated prayer.</text:p>
          </table:table-cell>
          <table:table-cell table:number-columns-repeated="1020"/>
        </table:table-row>
        <table:table-row table:style-name="ro1">
          <table:table-cell office:value-type="string">
            <text:p>Religious4</text:p>
          </table:table-cell>
          <table:table-cell office:value-type="string">
            <text:p>PlayerSay</text:p>
          </table:table-cell>
          <table:table-cell/>
          <table:table-cell office:value-type="string">
            <text:p>This may be a religion I can get behind.</text:p>
          </table:table-cell>
          <table:table-cell table:number-columns-repeated="1020"/>
        </table:table-row>
        <table:table-row table:style-name="ro1">
          <table:table-cell office:value-type="string">
            <text:p>Religious4</text:p>
          </table:table-cell>
          <table:table-cell office:value-type="string">
            <text:p>Encounter</text:p>
          </table:table-cell>
          <table:table-cell office:value-type="string">
            <text:p>P-med-15</text:p>
          </table:table-cell>
          <table:table-cell table:number-columns-repeated="1021"/>
        </table:table-row>
        <table:table-row table:style-name="ro1">
          <table:table-cell office:value-type="string">
            <text:p>Religious4</text:p>
          </table:table-cell>
          <table:table-cell office:value-type="string">
            <text:p>Increment</text:p>
          </table:table-cell>
          <table:table-cell office:value-type="string">
            <text:p>RELIGIOUSNUTS</text:p>
          </table:table-cell>
          <table:table-cell table:number-columns-repeated="1021"/>
        </table:table-row>
        <table:table-row table:style-name="ro1">
          <table:table-cell office:value-type="string">
            <text:p>Religious4</text:p>
          </table:table-cell>
          <table:table-cell office:value-type="string">
            <text:p>Say</text:p>
          </table:table-cell>
          <table:table-cell/>
          <table:table-cell office:value-type="string">
            <text:p>Wonderful, the Battycan will be most pleased.</text:p>
          </table:table-cell>
          <table:table-cell table:number-columns-repeated="1020"/>
        </table:table-row>
        <table:table-row table:style-name="ro1">
          <table:table-cell office:value-type="string">
            <text:p>Religious4</text:p>
          </table:table-cell>
          <table:table-cell office:value-type="string">
            <text:p>Destro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ligious1</text:p>
          </table:table-cell>
          <table:table-cell office:value-type="string">
            <text:p>Say</text:p>
          </table:table-cell>
          <table:table-cell/>
          <table:table-cell office:value-type="string">
            <text:p>Have you had your morning prayer?</text:p>
          </table:table-cell>
          <table:table-cell table:number-columns-repeated="1020"/>
        </table:table-row>
        <table:table-row table:style-name="ro1">
          <table:table-cell office:value-type="string">
            <text:p>Religious1</text:p>
          </table:table-cell>
          <table:table-cell office:value-type="string">
            <text:p>Encounter</text:p>
          </table:table-cell>
          <table:table-cell office:value-type="string">
            <text:p>P-med-16</text:p>
          </table:table-cell>
          <table:table-cell table:number-columns-repeated="1021"/>
        </table:table-row>
        <table:table-row table:style-name="ro1">
          <table:table-cell office:value-type="string">
            <text:p>Religious1</text:p>
          </table:table-cell>
          <table:table-cell office:value-type="string">
            <text:p>Increment</text:p>
          </table:table-cell>
          <table:table-cell office:value-type="string">
            <text:p>RELIGIOUSNUTS</text:p>
          </table:table-cell>
          <table:table-cell table:number-columns-repeated="1021"/>
        </table:table-row>
        <table:table-row table:style-name="ro1">
          <table:table-cell office:value-type="string">
            <text:p>Religious1</text:p>
          </table:table-cell>
          <table:table-cell office:value-type="string">
            <text:p>Say</text:p>
          </table:table-cell>
          <table:table-cell/>
          <table:table-cell office:value-type="string">
            <text:p>Some people pray upwards of 5 times a day, but this can cause hallucinations.</text:p>
          </table:table-cell>
          <table:table-cell table:number-columns-repeated="1020"/>
        </table:table-row>
        <table:table-row table:style-name="ro1">
          <table:table-cell office:value-type="string">
            <text:p>Religious1</text:p>
          </table:table-cell>
          <table:table-cell office:value-type="string">
            <text:p>Destro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ligious3</text:p>
          </table:table-cell>
          <table:table-cell office:value-type="string">
            <text:p>Say</text:p>
          </table:table-cell>
          <table:table-cell/>
          <table:table-cell office:value-type="string">
            <text:p>Mmmmmm...Coffee....ommmmm</text:p>
          </table:table-cell>
          <table:table-cell table:number-columns-repeated="1020"/>
        </table:table-row>
        <table:table-row table:style-name="ro1">
          <table:table-cell office:value-type="string">
            <text:p>Religious3</text:p>
          </table:table-cell>
          <table:table-cell office:value-type="string">
            <text:p>Encounter</text:p>
          </table:table-cell>
          <table:table-cell office:value-type="string">
            <text:p>P-med-17</text:p>
          </table:table-cell>
          <table:table-cell table:number-columns-repeated="1021"/>
        </table:table-row>
        <table:table-row table:style-name="ro1">
          <table:table-cell office:value-type="string">
            <text:p>Religious3</text:p>
          </table:table-cell>
          <table:table-cell office:value-type="string">
            <text:p>Increment</text:p>
          </table:table-cell>
          <table:table-cell office:value-type="string">
            <text:p>RELIGIOUSNUTS</text:p>
          </table:table-cell>
          <table:table-cell table:number-columns-repeated="1021"/>
        </table:table-row>
        <table:table-row table:style-name="ro1">
          <table:table-cell office:value-type="string">
            <text:p>Religious3</text:p>
          </table:table-cell>
          <table:table-cell office:value-type="string">
            <text:p>Say</text:p>
          </table:table-cell>
          <table:table-cell/>
          <table:table-cell office:value-type="string">
            <text:p>I must return to my meditation.</text:p>
          </table:table-cell>
          <table:table-cell table:number-columns-repeated="1020"/>
        </table:table-row>
        <table:table-row table:style-name="ro1">
          <table:table-cell office:value-type="string">
            <text:p>Religious3</text:p>
          </table:table-cell>
          <table:table-cell office:value-type="string">
            <text:p>Destro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ligious2</text:p>
          </table:table-cell>
          <table:table-cell office:value-type="string">
            <text:p>Say</text:p>
          </table:table-cell>
          <table:table-cell/>
          <table:table-cell office:value-type="string">
            <text:p>Do not be swayed by the seductive powers of tea!</text:p>
          </table:table-cell>
          <table:table-cell table:number-columns-repeated="1020"/>
        </table:table-row>
        <table:table-row table:style-name="ro1">
          <table:table-cell office:value-type="string">
            <text:p>Religious2</text:p>
          </table:table-cell>
          <table:table-cell office:value-type="string">
            <text:p>Encounter</text:p>
          </table:table-cell>
          <table:table-cell office:value-type="string">
            <text:p>P-med-18</text:p>
          </table:table-cell>
          <table:table-cell table:number-columns-repeated="1021"/>
        </table:table-row>
        <table:table-row table:style-name="ro1">
          <table:table-cell office:value-type="string">
            <text:p>Religious2</text:p>
          </table:table-cell>
          <table:table-cell office:value-type="string">
            <text:p>Increment</text:p>
          </table:table-cell>
          <table:table-cell office:value-type="string">
            <text:p>RELIGIOUSNUTS</text:p>
          </table:table-cell>
          <table:table-cell table:number-columns-repeated="1021"/>
        </table:table-row>
        <table:table-row table:style-name="ro1">
          <table:table-cell office:value-type="string">
            <text:p>Religious2</text:p>
          </table:table-cell>
          <table:table-cell office:value-type="string">
            <text:p>Say</text:p>
          </table:table-cell>
          <table:table-cell/>
          <table:table-cell office:value-type="string">
            <text:p>The Battycan will be satisfied with this news.</text:p>
          </table:table-cell>
          <table:table-cell table:number-columns-repeated="1020"/>
        </table:table-row>
        <table:table-row table:style-name="ro1">
          <table:table-cell office:value-type="string">
            <text:p>Religious2</text:p>
          </table:table-cell>
          <table:table-cell office:value-type="string">
            <text:p>Destro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A</text:p>
          </table:table-cell>
          <table:table-cell office:value-type="string">
            <text:p>Say</text:p>
          </table:table-cell>
          <table:table-cell/>
          <table:table-cell office:value-type="string">
            <text:p>Wow, you got those crazies to back us?</text:p>
          </table:table-cell>
          <table:table-cell table:number-columns-repeated="1020"/>
        </table:table-row>
        <table:table-row table:style-name="ro1">
          <table:table-cell office:value-type="string">
            <text:p>PA</text:p>
          </table:table-cell>
          <table:table-cell office:value-type="string">
            <text:p>PlayerSay</text:p>
          </table:table-cell>
          <table:table-cell/>
          <table:table-cell office:value-type="string">
            <text:p>And a lifetime supply of French Roast!</text:p>
          </table:table-cell>
          <table:table-cell table:number-columns-repeated="1020"/>
        </table:table-row>
        <table:table-row table:style-name="ro1">
          <table:table-cell office:value-type="string">
            <text:p>PA</text:p>
          </table:table-cell>
          <table:table-cell office:value-type="string">
            <text:p>Say</text:p>
          </table:table-cell>
          <table:table-cell/>
          <table:table-cell office:value-type="string">
            <text:p>Right … well, moving on …</text:p>
          </table:table-cell>
          <table:table-cell table:number-columns-repeated="1020"/>
        </table:table-row>
        <table:table-row table:style-name="ro1">
          <table:table-cell office:value-type="string">
            <text:p>PA</text:p>
          </table:table-cell>
          <table:table-cell office:value-type="string">
            <text:p>Say</text:p>
          </table:table-cell>
          <table:table-cell/>
          <table:table-cell office:value-type="string">
            <text:p>You have an appointment with a shady looking man who absolutely insisted on speaking to you.</text:p>
          </table:table-cell>
          <table:table-cell table:number-columns-repeated="1020"/>
        </table:table-row>
        <table:table-row table:style-name="ro1">
          <table:table-cell office:value-type="string">
            <text:p>PA</text:p>
          </table:table-cell>
          <table:table-cell office:value-type="string">
            <text:p>Say</text:p>
          </table:table-cell>
          <table:table-cell/>
          <table:table-cell office:value-type="string">
            <text:p>I left him in the basement where he felt most comfortable.</text:p>
          </table:table-cell>
          <table:table-cell table:number-columns-repeated="1020"/>
        </table:table-row>
        <table:table-row table:style-name="ro1">
          <table:table-cell office:value-type="string">
            <text:p>PA</text:p>
          </table:table-cell>
          <table:table-cell office:value-type="string">
            <text:p>Say</text:p>
          </table:table-cell>
          <table:table-cell/>
          <table:table-cell office:value-type="string">
            <text:p>Deal with him quickly, would you?</text:p>
          </table:table-cell>
          <table:table-cell table:number-columns-repeated="1020"/>
        </table:table-row>
        <table:table-row table:style-name="ro1">
          <table:table-cell office:value-type="string">
            <text:p>PA</text:p>
          </table:table-cell>
          <table:table-cell office:value-type="string">
            <text:p>SetFlag</text:p>
          </table:table-cell>
          <table:table-cell office:value-type="string">
            <text:p>ACCESSBASEMEN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eepThroat</text:p>
          </table:table-cell>
          <table:table-cell office:value-type="string">
            <text:p>Say</text:p>
          </table:table-cell>
          <table:table-cell/>
          <table:table-cell office:value-type="string">
            <text:p>Finally, I thought you were going to be too late.</text:p>
          </table:table-cell>
          <table:table-cell table:number-columns-repeated="1020"/>
        </table:table-row>
        <table:table-row table:style-name="ro1">
          <table:table-cell office:value-type="string">
            <text:p>DeepThroat</text:p>
          </table:table-cell>
          <table:table-cell office:value-type="string">
            <text:p>PlayerSay</text:p>
          </table:table-cell>
          <table:table-cell/>
          <table:table-cell office:value-type="string">
            <text:p>What can I do for you Mr er...?</text:p>
          </table:table-cell>
          <table:table-cell table:number-columns-repeated="1020"/>
        </table:table-row>
        <table:table-row table:style-name="ro1">
          <table:table-cell office:value-type="string">
            <text:p>DeepThroat</text:p>
          </table:table-cell>
          <table:table-cell office:value-type="string">
            <text:p>Say</text:p>
          </table:table-cell>
          <table:table-cell/>
          <table:table-cell office:value-type="string">
            <text:p>No names! I have something I think you'll be interested in, but I'm not sure you can be trusted.</text:p>
          </table:table-cell>
          <table:table-cell table:number-columns-repeated="1020"/>
        </table:table-row>
        <table:table-row table:style-name="ro1">
          <table:table-cell office:value-type="string">
            <text:p>DeepThroat</text:p>
          </table:table-cell>
          <table:table-cell office:value-type="string">
            <text:p>PlayerSay</text:p>
          </table:table-cell>
          <table:table-cell/>
          <table:table-cell office:value-type="string">
            <text:p>Look, Mr Er...I'm very busy, what is this about?</text:p>
          </table:table-cell>
          <table:table-cell table:number-columns-repeated="1020"/>
        </table:table-row>
        <table:table-row table:style-name="ro1">
          <table:table-cell office:value-type="string">
            <text:p>DeepThroat</text:p>
          </table:table-cell>
          <table:table-cell office:value-type="string">
            <text:p>Say</text:p>
          </table:table-cell>
          <table:table-cell/>
          <table:table-cell office:value-type="string">
            <text:p>It's about the President, it's about national security, but I've got a bad feeling and I'm getting out of here.</text:p>
          </table:table-cell>
          <table:table-cell table:number-columns-repeated="1020"/>
        </table:table-row>
        <table:table-row table:style-name="ro1">
          <table:table-cell office:value-type="string">
            <text:p>DeepThroat</text:p>
          </table:table-cell>
          <table:table-cell office:value-type="string">
            <text:p>PlayerSay</text:p>
          </table:table-cell>
          <table:table-cell/>
          <table:table-cell office:value-type="string">
            <text:p>No, wait!</text:p>
          </table:table-cell>
          <table:table-cell table:number-columns-repeated="1020"/>
        </table:table-row>
        <table:table-row table:style-name="ro1">
          <table:table-cell office:value-type="string">
            <text:p>DeepThroat</text:p>
          </table:table-cell>
          <table:table-cell office:value-type="string">
            <text:p>Encounter</text:p>
          </table:table-cell>
          <table:table-cell office:value-type="string">
            <text:p>P-med-19</text:p>
          </table:table-cell>
          <table:table-cell table:number-columns-repeated="1021"/>
        </table:table-row>
        <table:table-row table:style-name="ro1">
          <table:table-cell office:value-type="string">
            <text:p>DeepThroat</text:p>
          </table:table-cell>
          <table:table-cell office:value-type="string">
            <text:p>Say</text:p>
          </table:table-cell>
          <table:table-cell/>
          <table:table-cell office:value-type="string">
            <text:p>You're right, I have every reason to trust you. I've found this Incriminating Evidence.</text:p>
          </table:table-cell>
          <table:table-cell table:number-columns-repeated="1020"/>
        </table:table-row>
        <table:table-row table:style-name="ro1">
          <table:table-cell office:value-type="string">
            <text:p>DeepThroat</text:p>
          </table:table-cell>
          <table:table-cell office:value-type="string">
            <text:p>GiveItem</text:p>
          </table:table-cell>
          <table:table-cell office:value-type="string">
            <text:p>INCRIMINATINGEVIDENCE</text:p>
          </table:table-cell>
          <table:table-cell office:value-type="string">
            <text:p>You receive Incriminating Evidence</text:p>
          </table:table-cell>
          <table:table-cell table:number-columns-repeated="1020"/>
        </table:table-row>
        <table:table-row table:style-name="ro1">
          <table:table-cell office:value-type="string">
            <text:p>DeepThroat</text:p>
          </table:table-cell>
          <table:table-cell office:value-type="string">
            <text:p>PlayerSay</text:p>
          </table:table-cell>
          <table:table-cell/>
          <table:table-cell office:value-type="string">
            <text:p>This has to be stopped!</text:p>
          </table:table-cell>
          <table:table-cell table:number-columns-repeated="1020"/>
        </table:table-row>
        <table:table-row table:style-name="ro1">
          <table:table-cell office:value-type="string">
            <text:p>DeepThroat</text:p>
          </table:table-cell>
          <table:table-cell office:value-type="string">
            <text:p>Say</text:p>
          </table:table-cell>
          <table:table-cell/>
          <table:table-cell office:value-type="string">
            <text:p>Yes, but not by me. I've given you all I've got, now get out.</text:p>
          </table:table-cell>
          <table:table-cell table:number-columns-repeated="1020"/>
        </table:table-row>
        <table:table-row table:style-name="ro1">
          <table:table-cell office:value-type="string">
            <text:p>DeepThroat</text:p>
          </table:table-cell>
          <table:table-cell office:value-type="string">
            <text:p>RequireFlag</text:p>
          </table:table-cell>
          <table:table-cell office:value-type="string">
            <text:p>DEEPTHROAT2</text:p>
          </table:table-cell>
          <table:table-cell office:value-type="string">
            <text:p>I said get out!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PA</text:p>
          </table:table-cell>
          <table:table-cell office:value-type="string">
            <text:p>RequireItem</text:p>
          </table:table-cell>
          <table:table-cell office:value-type="string">
            <text:p>INCRIMINATINGEVIDENCE</text:p>
          </table:table-cell>
          <table:table-cell office:value-type="string">
            <text:p>Head down to the basement and talk to the shady looking man.</text:p>
          </table:table-cell>
          <table:table-cell table:number-columns-repeated="1020"/>
        </table:table-row>
        <table:table-row table:style-name="ro1">
          <table:table-cell office:value-type="string">
            <text:p>PA</text:p>
          </table:table-cell>
          <table:table-cell office:value-type="string">
            <text:p>Say</text:p>
          </table:table-cell>
          <table:table-cell/>
          <table:table-cell office:value-type="string">
            <text:p>OH MY GOD where have you been?</text:p>
          </table:table-cell>
          <table:table-cell table:number-columns-repeated="1020"/>
        </table:table-row>
        <table:table-row table:style-name="ro1">
          <table:table-cell office:value-type="string">
            <text:p>PA</text:p>
          </table:table-cell>
          <table:table-cell office:value-type="string">
            <text:p>Say</text:p>
          </table:table-cell>
          <table:table-cell/>
          <table:table-cell office:value-type="string">
            <text:p>We will NEVER get the schedule back on track now. Hurry, you're due to appear on the Hercules O'Grady show!</text:p>
          </table:table-cell>
          <table:table-cell table:number-columns-repeated="1020"/>
        </table:table-row>
        <table:table-row table:style-name="ro1">
          <table:table-cell office:value-type="string">
            <text:p>PA</text:p>
          </table:table-cell>
          <table:table-cell office:value-type="string">
            <text:p>SetFlag</text:p>
          </table:table-cell>
          <table:table-cell office:value-type="string">
            <text:p>STARTHERCULES</text:p>
          </table:table-cell>
          <table:table-cell table:number-columns-repeated="1021"/>
        </table:table-row>
        <table:table-row table:style-name="ro1">
          <table:table-cell office:value-type="string">
            <text:p>PA</text:p>
          </table:table-cell>
          <table:table-cell office:value-type="string">
            <text:p>RequireFlag</text:p>
          </table:table-cell>
          <table:table-cell office:value-type="string">
            <text:p>BEATHERCULES</text:p>
          </table:table-cell>
          <table:table-cell office:value-type="string">
            <text:p>Look your best, get ready and don't say anything stupid! They're filming live in the lobby. Get down there, quick!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VPersonality</text:p>
          </table:table-cell>
          <table:table-cell office:value-type="string">
            <text:p>RequireFlag</text:p>
          </table:table-cell>
          <table:table-cell office:value-type="string">
            <text:p>STARTHERCULES</text:p>
          </table:table-cell>
          <table:table-cell office:value-type="string">
            <text:p>Ooooh, sorry Mossman, baby! We're not ready for you yet.</text:p>
          </table:table-cell>
          <table:table-cell table:number-columns-repeated="1020"/>
        </table:table-row>
        <table:table-row table:style-name="ro1">
          <table:table-cell office:value-type="string">
            <text:p>TVPersonality</text:p>
          </table:table-cell>
          <table:table-cell office:value-type="string">
            <text:p>Say</text:p>
          </table:table-cell>
          <table:table-cell/>
          <table:table-cell office:value-type="string">
            <text:p>There's the man! Are you ready to cross wits with The Mighty Hercules!</text:p>
          </table:table-cell>
          <table:table-cell table:number-columns-repeated="1020"/>
        </table:table-row>
        <table:table-row table:style-name="ro1">
          <table:table-cell office:value-type="string">
            <text:p>TVPersonality</text:p>
          </table:table-cell>
          <table:table-cell office:value-type="string">
            <text:p>PlayerSay</text:p>
          </table:table-cell>
          <table:table-cell/>
          <table:table-cell office:value-type="string">
            <text:p>I sure am!</text:p>
          </table:table-cell>
          <table:table-cell table:number-columns-repeated="1020"/>
        </table:table-row>
        <table:table-row table:style-name="ro1">
          <table:table-cell office:value-type="string">
            <text:p>TVPersonality</text:p>
          </table:table-cell>
          <table:table-cell office:value-type="string">
            <text:p>Say</text:p>
          </table:table-cell>
          <table:table-cell/>
          <table:table-cell office:value-type="string">
            <text:p>Really...? You don't want to...see your make-up artist?</text:p>
          </table:table-cell>
          <table:table-cell table:number-columns-repeated="1020"/>
        </table:table-row>
        <table:table-row table:style-name="ro1">
          <table:table-cell office:value-type="string">
            <text:p>TVPersonality</text:p>
          </table:table-cell>
          <table:table-cell office:value-type="string">
            <text:p>PlayerSay</text:p>
          </table:table-cell>
          <table:table-cell/>
          <table:table-cell office:value-type="string">
            <text:p>No, no, I'm ready.</text:p>
          </table:table-cell>
          <table:table-cell table:number-columns-repeated="1020"/>
        </table:table-row>
        <table:table-row table:style-name="ro1">
          <table:table-cell office:value-type="string">
            <text:p>TVPersonality</text:p>
          </table:table-cell>
          <table:table-cell office:value-type="string">
            <text:p>Say</text:p>
          </table:table-cell>
          <table:table-cell/>
          <table:table-cell office:value-type="string">
            <text:p>Suit yourself...</text:p>
          </table:table-cell>
          <table:table-cell table:number-columns-repeated="1020"/>
        </table:table-row>
        <table:table-row table:style-name="ro1">
          <table:table-cell office:value-type="string">
            <text:p>TVPersonality</text:p>
          </table:table-cell>
          <table:table-cell office:value-type="string">
            <text:p>Say</text:p>
          </table:table-cell>
          <table:table-cell/>
          <table:table-cell office:value-type="string">
            <text:p>... from the looks of it, suiting yourself is exactly what you did.</text:p>
          </table:table-cell>
          <table:table-cell table:number-columns-repeated="1020"/>
        </table:table-row>
        <table:table-row table:style-name="ro1">
          <table:table-cell office:value-type="string">
            <text:p>TVPersonality</text:p>
          </table:table-cell>
          <table:table-cell office:value-type="string">
            <text:p>Encounter</text:p>
          </table:table-cell>
          <table:table-cell office:value-type="string">
            <text:p>P-med-20</text:p>
          </table:table-cell>
          <table:table-cell table:number-columns-repeated="1021"/>
        </table:table-row>
        <table:table-row table:style-name="ro1">
          <table:table-cell office:value-type="string">
            <text:p>TVPersonality</text:p>
          </table:table-cell>
          <table:table-cell office:value-type="string">
            <text:p>Say</text:p>
          </table:table-cell>
          <table:table-cell/>
          <table:table-cell office:value-type="string">
            <text:p>Good show, you sure gave me a run for my money.</text:p>
          </table:table-cell>
          <table:table-cell table:number-columns-repeated="1020"/>
        </table:table-row>
        <table:table-row table:style-name="ro1">
          <table:table-cell office:value-type="string">
            <text:p>TVPersonality</text:p>
          </table:table-cell>
          <table:table-cell office:value-type="string">
            <text:p>Say</text:p>
          </table:table-cell>
          <table:table-cell/>
          <table:table-cell office:value-type="string">
            <text:p>Now beat it, you're making me look bad!</text:p>
          </table:table-cell>
          <table:table-cell table:number-columns-repeated="1020"/>
        </table:table-row>
        <table:table-row table:style-name="ro1">
          <table:table-cell office:value-type="string">
            <text:p>TVPersonality</text:p>
          </table:table-cell>
          <table:table-cell office:value-type="string">
            <text:p>SetFlag</text:p>
          </table:table-cell>
          <table:table-cell office:value-type="string">
            <text:p>BEATHERCULES</text:p>
          </table:table-cell>
          <table:table-cell table:number-columns-repeated="1021"/>
        </table:table-row>
        <table:table-row table:style-name="ro1">
          <table:table-cell office:value-type="string">
            <text:p>TVPersonality</text:p>
          </table:table-cell>
          <table:table-cell office:value-type="string">
            <text:p>Destro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A</text:p>
          </table:table-cell>
          <table:table-cell office:value-type="string">
            <text:p>Say</text:p>
          </table:table-cell>
          <table:table-cell/>
          <table:table-cell office:value-type="string">
            <text:p>This close to Super Tuesday, it's back-to-back TV appearances. It's time for your big debate with President Allen!</text:p>
          </table:table-cell>
          <table:table-cell table:number-columns-repeated="1020"/>
        </table:table-row>
        <table:table-row table:style-name="ro1">
          <table:table-cell office:value-type="string">
            <text:p>PA</text:p>
          </table:table-cell>
          <table:table-cell office:value-type="string">
            <text:p>SetFlag</text:p>
          </table:table-cell>
          <table:table-cell office:value-type="string">
            <text:p>STARTDEBATE</text:p>
          </table:table-cell>
          <table:table-cell table:number-columns-repeated="1021"/>
        </table:table-row>
        <table:table-row table:style-name="ro1">
          <table:table-cell office:value-type="string">
            <text:p>PA</text:p>
          </table:table-cell>
          <table:table-cell office:value-type="string">
            <text:p>RequireFlag</text:p>
          </table:table-cell>
          <table:table-cell office:value-type="string">
            <text:p>DEBATECOMPLETE</text:p>
          </table:table-cell>
          <table:table-cell office:value-type="string">
            <text:p>The TV representative is waiting outside to take you to the studio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VDebate</text:p>
          </table:table-cell>
          <table:table-cell office:value-type="string">
            <text:p>RequireFlag</text:p>
          </table:table-cell>
          <table:table-cell office:value-type="string">
            <text:p>STARTDEBATE</text:p>
          </table:table-cell>
          <table:table-cell office:value-type="string">
            <text:p>Hmmm? Oh, sorry, I'm on the phone to the studio.</text:p>
          </table:table-cell>
          <table:table-cell table:number-columns-repeated="1020"/>
        </table:table-row>
        <table:table-row table:style-name="ro1">
          <table:table-cell office:value-type="string">
            <text:p>TVDebate</text:p>
          </table:table-cell>
          <table:table-cell office:value-type="string">
            <text:p>Say</text:p>
          </table:table-cell>
          <table:table-cell/>
          <table:table-cell office:value-type="string">
            <text:p>Good evening, Governor Mossman. If you'll follow me, I'll take you to the studio.</text:p>
          </table:table-cell>
          <table:table-cell table:number-columns-repeated="1020"/>
        </table:table-row>
        <table:table-row table:style-name="ro1">
          <table:table-cell office:value-type="string">
            <text:p>TVDebate</text:p>
          </table:table-cell>
          <table:table-cell office:value-type="string">
            <text:p>Encounter</text:p>
          </table:table-cell>
          <table:table-cell office:value-type="string">
            <text:p>P-med-21</text:p>
          </table:table-cell>
          <table:table-cell table:number-columns-repeated="1021"/>
        </table:table-row>
        <table:table-row table:style-name="ro1">
          <table:table-cell office:value-type="string">
            <text:p>TVDebate</text:p>
          </table:table-cell>
          <table:table-cell office:value-type="string">
            <text:p>Say</text:p>
          </table:table-cell>
          <table:table-cell/>
          <table:table-cell office:value-type="string">
            <text:p>Great work tonight, Governor Mossman and congratulations on the win!</text:p>
          </table:table-cell>
          <table:table-cell table:number-columns-repeated="1020"/>
        </table:table-row>
        <table:table-row table:style-name="ro1">
          <table:table-cell office:value-type="string">
            <text:p>TVDebate</text:p>
          </table:table-cell>
          <table:table-cell office:value-type="string">
            <text:p>SetFlag</text:p>
          </table:table-cell>
          <table:table-cell office:value-type="string">
            <text:p>DEBATECOMPLETE</text:p>
          </table:table-cell>
          <table:table-cell table:number-columns-repeated="1021"/>
        </table:table-row>
        <table:table-row table:style-name="ro1">
          <table:table-cell office:value-type="string">
            <text:p>TVDebate</text:p>
          </table:table-cell>
          <table:table-cell office:value-type="string">
            <text:p>RestoreVotes</text:p>
          </table:table-cell>
          <table:table-cell table:number-columns-repeated="1022"/>
        </table:table-row>
        <table:table-row table:style-name="ro1">
          <table:table-cell office:value-type="string">
            <text:p>TVDebate</text:p>
          </table:table-cell>
          <table:table-cell office:value-type="string">
            <text:p>Destro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A</text:p>
          </table:table-cell>
          <table:table-cell office:value-type="string">
            <text:p>Say</text:p>
          </table:table-cell>
          <table:table-cell/>
          <table:table-cell office:value-type="string">
            <text:p>Listen, the shady-looking man in the basement called again.</text:p>
          </table:table-cell>
          <table:table-cell table:number-columns-repeated="1020"/>
        </table:table-row>
        <table:table-row table:style-name="ro1">
          <table:table-cell office:value-type="string">
            <text:p>PA</text:p>
          </table:table-cell>
          <table:table-cell office:value-type="string">
            <text:p>Say</text:p>
          </table:table-cell>
          <table:table-cell/>
          <table:table-cell office:value-type="string">
            <text:p>He insisted that you go and see him again before you do anything else.</text:p>
          </table:table-cell>
          <table:table-cell table:number-columns-repeated="1020"/>
        </table:table-row>
        <table:table-row table:style-name="ro1">
          <table:table-cell office:value-type="string">
            <text:p>PA</text:p>
          </table:table-cell>
          <table:table-cell office:value-type="string">
            <text:p>SetFlag</text:p>
          </table:table-cell>
          <table:table-cell office:value-type="string">
            <text:p>DEEPTHROAT2</text:p>
          </table:table-cell>
          <table:table-cell table:number-columns-repeated="1021"/>
        </table:table-row>
        <table:table-row table:style-name="ro1">
          <table:table-cell office:value-type="string">
            <text:p>PA</text:p>
          </table:table-cell>
          <table:table-cell office:value-type="string">
            <text:p>RequireFlag</text:p>
          </table:table-cell>
          <table:table-cell office:value-type="string">
            <text:p>FINISHEDDEEPTHROAT</text:p>
          </table:table-cell>
          <table:table-cell office:value-type="string">
            <text:p>You'd best hurry! It's nearly time for the final debate. Go see the shady-looking man in the basement again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eepThroat</text:p>
          </table:table-cell>
          <table:table-cell office:value-type="string">
            <text:p>Say</text:p>
          </table:table-cell>
          <table:table-cell/>
          <table:table-cell office:value-type="string">
            <text:p>It's a lot worse than I thought. I have more to tell you, but I don't think I should trust you. I think there's a leak in your operation somewhere.</text:p>
          </table:table-cell>
          <table:table-cell table:number-columns-repeated="1020"/>
        </table:table-row>
        <table:table-row table:style-name="ro1">
          <table:table-cell office:value-type="string">
            <text:p>DeepThroat</text:p>
          </table:table-cell>
          <table:table-cell office:value-type="string">
            <text:p>PlayerSay</text:p>
          </table:table-cell>
          <table:table-cell/>
          <table:table-cell office:value-type="string">
            <text:p>Why do you say that?</text:p>
          </table:table-cell>
          <table:table-cell table:number-columns-repeated="1020"/>
        </table:table-row>
        <table:table-row table:style-name="ro1">
          <table:table-cell office:value-type="string">
            <text:p>DeepThroat</text:p>
          </table:table-cell>
          <table:table-cell office:value-type="string">
            <text:p>Say</text:p>
          </table:table-cell>
          <table:table-cell/>
          <table:table-cell office:value-type="string">
            <text:p>There was a lot of heat on me after we last spoke.</text:p>
          </table:table-cell>
          <table:table-cell table:number-columns-repeated="1020"/>
        </table:table-row>
        <table:table-row table:style-name="ro1">
          <table:table-cell office:value-type="string">
            <text:p>DeepThroat</text:p>
          </table:table-cell>
          <table:table-cell office:value-type="string">
            <text:p>PlayerSay</text:p>
          </table:table-cell>
          <table:table-cell/>
          <table:table-cell office:value-type="string">
            <text:p>It's getting close to the final election. It could just be that they're getting skittish.</text:p>
          </table:table-cell>
          <table:table-cell table:number-columns-repeated="1020"/>
        </table:table-row>
        <table:table-row table:style-name="ro1">
          <table:table-cell office:value-type="string">
            <text:p>DeepThroat</text:p>
          </table:table-cell>
          <table:table-cell office:value-type="string">
            <text:p>Say</text:p>
          </table:table-cell>
          <table:table-cell/>
          <table:table-cell office:value-type="string">
            <text:p>I'm not so sure...</text:p>
          </table:table-cell>
          <table:table-cell table:number-columns-repeated="1020"/>
        </table:table-row>
        <table:table-row table:style-name="ro1">
          <table:table-cell office:value-type="string">
            <text:p>DeepThroat</text:p>
          </table:table-cell>
          <table:table-cell office:value-type="string">
            <text:p>Encounter</text:p>
          </table:table-cell>
          <table:table-cell office:value-type="string">
            <text:p>P-med-22</text:p>
          </table:table-cell>
          <table:table-cell table:number-columns-repeated="1021"/>
        </table:table-row>
        <table:table-row table:style-name="ro1">
          <table:table-cell office:value-type="string">
            <text:p>DeepThroat</text:p>
          </table:table-cell>
          <table:table-cell office:value-type="string">
            <text:p>Say</text:p>
          </table:table-cell>
          <table:table-cell/>
          <table:table-cell office:value-type="string">
            <text:p>You're right, I'm just edgy. Look, I think you should be careful. I think the President is planning to KILL you in the final debate... politically.</text:p>
          </table:table-cell>
          <table:table-cell table:number-columns-repeated="1020"/>
        </table:table-row>
        <table:table-row table:style-name="ro1">
          <table:table-cell office:value-type="string">
            <text:p>DeepThroat</text:p>
          </table:table-cell>
          <table:table-cell office:value-type="string">
            <text:p>PlayerSay</text:p>
          </table:table-cell>
          <table:table-cell/>
          <table:table-cell office:value-type="string">
            <text:p>You think he wants to silence me forever…. On the political stage?</text:p>
          </table:table-cell>
          <table:table-cell table:number-columns-repeated="1020"/>
        </table:table-row>
        <table:table-row table:style-name="ro1">
          <table:table-cell office:value-type="string">
            <text:p>DeepThroat</text:p>
          </table:table-cell>
          <table:table-cell office:value-type="string">
            <text:p>Say</text:p>
          </table:table-cell>
          <table:table-cell/>
          <table:table-cell office:value-type="string">
            <text:p>Yes I do. This could get really messy... politically speaking. So be careful!</text:p>
          </table:table-cell>
          <table:table-cell table:number-columns-repeated="1020"/>
        </table:table-row>
        <table:table-row table:style-name="ro1">
          <table:table-cell office:value-type="string">
            <text:p>DeepThroat</text:p>
          </table:table-cell>
          <table:table-cell office:value-type="string">
            <text:p>SetFlag</text:p>
          </table:table-cell>
          <table:table-cell office:value-type="string">
            <text:p>FINISHEDDEEPTHROAT</text:p>
          </table:table-cell>
          <table:table-cell table:number-columns-repeated="1021"/>
        </table:table-row>
        <table:table-row table:style-name="ro1">
          <table:table-cell office:value-type="string">
            <text:p>DeepThroat</text:p>
          </table:table-cell>
          <table:table-cell office:value-type="string">
            <text:p>Destro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A</text:p>
          </table:table-cell>
          <table:table-cell office:value-type="string">
            <text:p>Say</text:p>
          </table:table-cell>
          <table:table-cell/>
          <table:table-cell office:value-type="string">
            <text:p>It's time for the final debate! There's nothing left to say except good luck, Governor Mossman!</text:p>
          </table:table-cell>
          <table:table-cell table:number-columns-repeated="1020"/>
        </table:table-row>
        <table:table-row table:style-name="ro1">
          <table:table-cell office:value-type="string">
            <text:p>PA</text:p>
          </table:table-cell>
          <table:table-cell office:value-type="string">
            <text:p>Encounter</text:p>
          </table:table-cell>
          <table:table-cell office:value-type="string">
            <text:p>P-med-2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-med-23</text:p>
          </table:table-cell>
          <table:table-cell office:value-type="string">
            <text:p>Say</text:p>
          </table:table-cell>
          <table:table-cell office:value-type="string">
            <text:p>President</text:p>
          </table:table-cell>
          <table:table-cell office:value-type="string">
            <text:p>You think you can take me?</text:p>
          </table:table-cell>
          <table:table-cell table:number-columns-repeated="1020"/>
        </table:table-row>
        <table:table-row table:style-name="ro1">
          <table:table-cell office:value-type="string">
            <text:p>P-med-23</text:p>
          </table:table-cell>
          <table:table-cell office:value-type="string">
            <text:p>Say</text:p>
          </table:table-cell>
          <table:table-cell office:value-type="string">
            <text:p>Player</text:p>
          </table:table-cell>
          <table:table-cell office:value-type="string">
            <text:p>I have to know what you're up to!</text:p>
          </table:table-cell>
          <table:table-cell table:number-columns-repeated="1020"/>
        </table:table-row>
        <table:table-row table:style-name="ro1">
          <table:table-cell office:value-type="string">
            <text:p>P-med-23</text:p>
          </table:table-cell>
          <table:table-cell office:value-type="string">
            <text:p>BeginCombat</text:p>
          </table:table-cell>
          <table:table-cell table:number-columns-repeated="1022"/>
        </table:table-row>
        <table:table-row table:style-name="ro1">
          <table:table-cell office:value-type="string">
            <text:p>P-med-23</text:p>
          </table:table-cell>
          <table:table-cell office:value-type="string">
            <text:p>Say</text:p>
          </table:table-cell>
          <table:table-cell office:value-type="string">
            <text:p>President</text:p>
          </table:table-cell>
          <table:table-cell office:value-type="string">
            <text:p>Hahahahahaha!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A</text:p>
          </table:table-cell>
          <table:table-cell office:value-type="string">
            <text:p>Encounter</text:p>
          </table:table-cell>
          <table:table-cell office:value-type="string">
            <text:p>P-med-2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-med-24</text:p>
          </table:table-cell>
          <table:table-cell office:value-type="string">
            <text:p>Say</text:p>
          </table:table-cell>
          <table:table-cell office:value-type="string">
            <text:p>PresidentAlien</text:p>
          </table:table-cell>
          <table:table-cell office:value-type="string">
            <text:p>You think you've beaten me, but now you're going to fight the real me!</text:p>
          </table:table-cell>
          <table:table-cell table:number-columns-repeated="1020"/>
        </table:table-row>
        <table:table-row table:style-name="ro1">
          <table:table-cell office:value-type="string">
            <text:p>P-med-24</text:p>
          </table:table-cell>
          <table:table-cell office:value-type="string">
            <text:p>Say</text:p>
          </table:table-cell>
          <table:table-cell office:value-type="string">
            <text:p>Player</text:p>
          </table:table-cell>
          <table:table-cell office:value-type="string">
            <text:p>I knew something was wrong, but this...?</text:p>
          </table:table-cell>
          <table:table-cell table:number-columns-repeated="1020"/>
        </table:table-row>
        <table:table-row table:style-name="ro1">
          <table:table-cell office:value-type="string">
            <text:p>P-med-24</text:p>
          </table:table-cell>
          <table:table-cell office:value-type="string">
            <text:p>Say</text:p>
          </table:table-cell>
          <table:table-cell office:value-type="string">
            <text:p>PresidentAlien</text:p>
          </table:table-cell>
          <table:table-cell office:value-type="string">
            <text:p>All you've done is caused me to expedite my plans to enslave the human race!</text:p>
          </table:table-cell>
          <table:table-cell table:number-columns-repeated="1020"/>
        </table:table-row>
        <table:table-row table:style-name="ro1">
          <table:table-cell office:value-type="string">
            <text:p>P-med-24</text:p>
          </table:table-cell>
          <table:table-cell office:value-type="string">
            <text:p>BeginCombat</text:p>
          </table:table-cell>
          <table:table-cell table:number-columns-repeated="1022"/>
        </table:table-row>
        <table:table-row table:style-name="ro1">
          <table:table-cell office:value-type="string">
            <text:p>P-med-24</text:p>
          </table:table-cell>
          <table:table-cell office:value-type="string">
            <text:p>Say</text:p>
          </table:table-cell>
          <table:table-cell office:value-type="string">
            <text:p>PresidentAlien</text:p>
          </table:table-cell>
          <table:table-cell office:value-type="string">
            <text:p>Noooo! My careful plans, ruined!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A</text:p>
          </table:table-cell>
          <table:table-cell office:value-type="string">
            <text:p>RestoreVotes</text:p>
          </table:table-cell>
          <table:table-cell table:number-columns-repeated="1022"/>
        </table:table-row>
        <table:table-row table:style-name="ro1">
          <table:table-cell office:value-type="string">
            <text:p>PA</text:p>
          </table:table-cell>
          <table:table-cell office:value-type="string">
            <text:p>Save</text:p>
          </table:table-cell>
          <table:table-cell office:value-type="string">
            <text:p>RestoreAct3</text:p>
          </table:table-cell>
          <table:table-cell table:number-columns-repeated="1021"/>
        </table:table-row>
        <table:table-row table:style-name="ro1">
          <table:table-cell office:value-type="string">
            <text:p>PA</text:p>
          </table:table-cell>
          <table:table-cell office:value-type="string">
            <text:p>GotoMap</text:p>
          </table:table-cell>
          <table:table-cell office:value-type="string">
            <text:p>act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9" office:value-type="string">
            <text:p>#----------------------------------------------------------------------------------------ACT 3 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023"/>
        </table:table-row>
        <table:table-row table:style-name="ro3">
          <table:table-cell table:style-name="ce9"/>
          <table:table-cell table:number-columns-repeated="1023"/>
        </table:table-row>
        <table:table-row table:style-name="ro1">
          <table:table-cell office:value-type="string">
            <text:p>CheatAct3</text:p>
          </table:table-cell>
          <table:table-cell office:value-type="string">
            <text:p>AddAlly</text:p>
          </table:table-cell>
          <table:table-cell office:value-type="string">
            <text:p>Wife:1</text:p>
          </table:table-cell>
          <table:table-cell table:number-columns-repeated="1021"/>
        </table:table-row>
        <table:table-row table:style-name="ro1">
          <table:table-cell office:value-type="string">
            <text:p>CheatAct3</text:p>
          </table:table-cell>
          <table:table-cell office:value-type="string">
            <text:p>LearnAttack</text:p>
          </table:table-cell>
          <table:table-cell office:value-type="string">
            <text:p>BRIBE</text:p>
          </table:table-cell>
          <table:table-cell table:number-columns-repeated="1021"/>
        </table:table-row>
        <table:table-row table:style-name="ro1">
          <table:table-cell office:value-type="string">
            <text:p>CheatAct3</text:p>
          </table:table-cell>
          <table:table-cell office:value-type="string">
            <text:p>LearnAttack</text:p>
          </table:table-cell>
          <table:table-cell office:value-type="string">
            <text:p>Wife:BRIBE</text:p>
          </table:table-cell>
          <table:table-cell table:number-columns-repeated="1021"/>
        </table:table-row>
        <table:table-row table:style-name="ro1">
          <table:table-cell office:value-type="string">
            <text:p>CheatAct3</text:p>
          </table:table-cell>
          <table:table-cell office:value-type="string">
            <text:p>LearnAttack</text:p>
          </table:table-cell>
          <table:table-cell office:value-type="string">
            <text:p>SLANDER</text:p>
          </table:table-cell>
          <table:table-cell table:number-columns-repeated="1021"/>
        </table:table-row>
        <table:table-row table:style-name="ro1">
          <table:table-cell office:value-type="string">
            <text:p>CheatAct3</text:p>
          </table:table-cell>
          <table:table-cell office:value-type="string">
            <text:p>AddAlly</text:p>
          </table:table-cell>
          <table:table-cell office:value-type="string">
            <text:p>Leo:1</text:p>
          </table:table-cell>
          <table:table-cell table:number-columns-repeated="1021"/>
        </table:table-row>
        <table:table-row table:style-name="ro1">
          <table:table-cell office:value-type="string">
            <text:p>CheatAct3</text:p>
          </table:table-cell>
          <table:table-cell office:value-type="string">
            <text:p>GotoMap</text:p>
          </table:table-cell>
          <table:table-cell office:value-type="string">
            <text:p>act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storeAct3</text:p>
          </table:table-cell>
          <table:table-cell office:value-type="string">
            <text:p>GotoMap</text:p>
          </table:table-cell>
          <table:table-cell office:value-type="string">
            <text:p>act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ct3</text:p>
          </table:table-cell>
          <table:table-cell office:value-type="string">
            <text:p>Message</text:p>
          </table:table-cell>
          <table:table-cell/>
          <table:table-cell office:value-type="string">
            <text:p>The White House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StairsToWhiteHouseBasement</text:p>
          </table:table-cell>
          <table:table-cell office:value-type="string">
            <text:p>GotoMap</text:p>
          </table:table-cell>
          <table:table-cell office:value-type="string">
            <text:p>act3_basemen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airsToWhiteHouse</text:p>
          </table:table-cell>
          <table:table-cell office:value-type="string">
            <text:p>Label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1">
          <table:table-cell office:value-type="string">
            <text:p>StairsToWhiteHouse</text:p>
          </table:table-cell>
          <table:table-cell office:value-type="string">
            <text:p>PlayerSay</text:p>
          </table:table-cell>
          <table:table-cell/>
          <table:table-cell office:value-type="string">
            <text:p>I can't go upstairs now, I have a job to do!</text:p>
          </table:table-cell>
          <table:table-cell table:number-columns-repeated="1020"/>
        </table:table-row>
        <table:table-row table:style-name="ro1">
          <table:table-cell office:value-type="string">
            <text:p>StairsToWhiteHouse</text:p>
          </table:table-cell>
          <table:table-cell office:value-type="string">
            <text:p>Jump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oorToWhiteHouseBasement</text:p>
          </table:table-cell>
          <table:table-cell office:value-type="string">
            <text:p>RequireFlagPlayerSay</text:p>
          </table:table-cell>
          <table:table-cell table:style-name="ce2" office:value-type="string">
            <text:p>ACCESSWHITEHOUSEBASEMENT</text:p>
          </table:table-cell>
          <table:table-cell office:value-type="string">
            <text:p>What a strange looking door. <text:s/>It doesn't even have a keyhole, but it doesn't open when I push it.</text:p>
          </table:table-cell>
          <table:table-cell table:number-columns-repeated="1020"/>
        </table:table-row>
        <table:table-row table:style-name="ro1">
          <table:table-cell office:value-type="string">
            <text:p>DoorToWhiteHouseBasement</text:p>
          </table:table-cell>
          <table:table-cell office:value-type="string">
            <text:p>Destroy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>
            <text:p>DoorToWhiteHouseBasement</text:p>
          </table:table-cell>
          <table:table-cell office:value-type="string">
            <text:p>Message</text:p>
          </table:table-cell>
          <table:table-cell table:style-name="ce2"/>
          <table:table-cell office:value-type="string">
            <text:p>The door opens with a satisfying *beep*.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office:value-type="string">
            <text:p>DoorToCabinetRoom</text:p>
          </table:table-cell>
          <table:table-cell office:value-type="string">
            <text:p>RequireItemPlayerSay</text:p>
          </table:table-cell>
          <table:table-cell table:style-name="ce2" office:value-type="string">
            <text:p>CABINETROOMKEY</text:p>
          </table:table-cell>
          <table:table-cell office:value-type="string">
            <text:p>The door appears to be locked, and no amount of gesticulating can attract the attention of the inhabitants of this room.</text:p>
          </table:table-cell>
          <table:table-cell table:number-columns-repeated="1020"/>
        </table:table-row>
        <table:table-row table:style-name="ro1">
          <table:table-cell office:value-type="string">
            <text:p>DoorToCabinetRoom</text:p>
          </table:table-cell>
          <table:table-cell office:value-type="string">
            <text:p>Destroy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>
            <text:p>DoorToCabinetRoom</text:p>
          </table:table-cell>
          <table:table-cell office:value-type="string">
            <text:p>Message</text:p>
          </table:table-cell>
          <table:table-cell table:style-name="ce2"/>
          <table:table-cell office:value-type="string">
            <text:p>The door opens with a squeak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oorToWarVetRoom</text:p>
          </table:table-cell>
          <table:table-cell office:value-type="string">
            <text:p>RequireItemPlayerSay</text:p>
          </table:table-cell>
          <table:table-cell table:style-name="ce2" office:value-type="string">
            <text:p>WARVETROOMKEY</text:p>
          </table:table-cell>
          <table:table-cell office:value-type="string">
            <text:p>What does a president have to do to get a door opened around here?</text:p>
          </table:table-cell>
          <table:table-cell table:number-columns-repeated="1020"/>
        </table:table-row>
        <table:table-row table:style-name="ro1">
          <table:table-cell office:value-type="string">
            <text:p>DoorToWarVetRoom</text:p>
          </table:table-cell>
          <table:table-cell office:value-type="string">
            <text:p>Destroy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>
            <text:p>DoorToWarVetRoom</text:p>
          </table:table-cell>
          <table:table-cell office:value-type="string">
            <text:p>Message</text:p>
          </table:table-cell>
          <table:table-cell table:style-name="ce2"/>
          <table:table-cell office:value-type="string">
            <text:p>The door opens with nary a sound.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office:value-type="string">
            <text:p>DoorToTeacherRoom</text:p>
          </table:table-cell>
          <table:table-cell office:value-type="string">
            <text:p>RequireItemPlayerSay</text:p>
          </table:table-cell>
          <table:table-cell table:style-name="ce2" office:value-type="string">
            <text:p>TEACHERROOMKEY</text:p>
          </table:table-cell>
          <table:table-cell office:value-type="string">
            <text:p>"Hey in there, open up!"</text:p>
          </table:table-cell>
          <table:table-cell table:number-columns-repeated="1020"/>
        </table:table-row>
        <table:table-row table:style-name="ro1">
          <table:table-cell office:value-type="string">
            <text:p>DoorToTeacherRoom</text:p>
          </table:table-cell>
          <table:table-cell office:value-type="string">
            <text:p>Destroy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>
            <text:p>DoorToTeacherRoom</text:p>
          </table:table-cell>
          <table:table-cell office:value-type="string">
            <text:p>Message</text:p>
          </table:table-cell>
          <table:table-cell table:style-name="ce2"/>
          <table:table-cell office:value-type="string">
            <text:p>The teachers look up as you enter the room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A2</text:p>
          </table:table-cell>
          <table:table-cell office:value-type="string">
            <text:p>Say</text:p>
          </table:table-cell>
          <table:table-cell/>
          <table:table-cell office:value-type="string">
            <text:p>Welcome to the White House, President Mossman. It was a long campaign trail with a very strange final debate, but we won and we're here.</text:p>
          </table:table-cell>
          <table:table-cell table:number-columns-repeated="1020"/>
        </table:table-row>
        <table:table-row table:style-name="ro1">
          <table:table-cell office:value-type="string">
            <text:p>PA2</text:p>
          </table:table-cell>
          <table:table-cell office:value-type="string">
            <text:p>Say</text:p>
          </table:table-cell>
          <table:table-cell/>
          <table:table-cell office:value-type="string">
            <text:p>Now is the real test where we see how well we can run a country.</text:p>
          </table:table-cell>
          <table:table-cell table:number-columns-repeated="1020"/>
        </table:table-row>
        <table:table-row table:style-name="ro5">
          <table:table-cell office:value-type="string">
            <text:p>PA2</text:p>
          </table:table-cell>
          <table:table-cell office:value-type="string">
            <text:p>Say</text:p>
          </table:table-cell>
          <table:table-cell/>
          <table:table-cell office:value-type="string">
            <text:p>The first step is to give your first press conference as President to explain the...situation...with President Alien *<text:span text:style-name="T1">cough</text:span>* I mean Allen.</text:p>
          </table:table-cell>
          <table:table-cell table:number-columns-repeated="1020"/>
        </table:table-row>
        <table:table-row table:style-name="ro1">
          <table:table-cell office:value-type="string">
            <text:p>PA2</text:p>
          </table:table-cell>
          <table:table-cell office:value-type="string">
            <text:p>SetFlag</text:p>
          </table:table-cell>
          <table:table-cell office:value-type="string">
            <text:p>ACCESSJOURNALISTS</text:p>
          </table:table-cell>
          <table:table-cell table:number-columns-repeated="1021"/>
        </table:table-row>
        <table:table-row table:style-name="ro1">
          <table:table-cell office:value-type="string">
            <text:p>PA2</text:p>
          </table:table-cell>
          <table:table-cell office:value-type="string">
            <text:p>RequireCount</text:p>
          </table:table-cell>
          <table:table-cell office:value-type="string">
            <text:p>PRESSCONF:3</text:p>
          </table:table-cell>
          <table:table-cell office:value-type="string">
            <text:p>They're waiting for you in the rose garden, Mr President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Journalist3</text:p>
          </table:table-cell>
          <table:table-cell office:value-type="string">
            <text:p>RequireFlag</text:p>
          </table:table-cell>
          <table:table-cell office:value-type="string">
            <text:p>ACCESSJOURNALISTS</text:p>
          </table:table-cell>
          <table:table-cell office:value-type="string">
            <text:p>Mr President!</text:p>
          </table:table-cell>
          <table:table-cell table:number-columns-repeated="1020"/>
        </table:table-row>
        <table:table-row table:style-name="ro1">
          <table:table-cell office:value-type="string">
            <text:p>Journalist3</text:p>
          </table:table-cell>
          <table:table-cell office:value-type="string">
            <text:p>Say</text:p>
          </table:table-cell>
          <table:table-cell/>
          <table:table-cell office:value-type="string">
            <text:p>Mr President, Cal from Daily LOL magazine. Can you explain the transformation that occurred during the presidential debate.</text:p>
          </table:table-cell>
          <table:table-cell table:number-columns-repeated="1020"/>
        </table:table-row>
        <table:table-row table:style-name="ro1">
          <table:table-cell office:value-type="string">
            <text:p>Journalist3</text:p>
          </table:table-cell>
          <table:table-cell office:value-type="string">
            <text:p>PlayerSay</text:p>
          </table:table-cell>
          <table:table-cell/>
          <table:table-cell office:value-type="string">
            <text:p>Certainly, Cal. The President of the Ignited States turned into an alien.</text:p>
          </table:table-cell>
          <table:table-cell table:number-columns-repeated="1020"/>
        </table:table-row>
        <table:table-row table:style-name="ro1">
          <table:table-cell office:value-type="string">
            <text:p>Journalist3</text:p>
          </table:table-cell>
          <table:table-cell office:value-type="string">
            <text:p>Say</text:p>
          </table:table-cell>
          <table:table-cell/>
          <table:table-cell office:value-type="string">
            <text:p>Ah, you mean to say he's out-of-touch with his people?</text:p>
          </table:table-cell>
          <table:table-cell table:number-columns-repeated="1020"/>
        </table:table-row>
        <table:table-row table:style-name="ro1">
          <table:table-cell office:value-type="string">
            <text:p>Journalist3</text:p>
          </table:table-cell>
          <table:table-cell office:value-type="string">
            <text:p>PlayerSay</text:p>
          </table:table-cell>
          <table:table-cell/>
          <table:table-cell office:value-type="string">
            <text:p>Not exactly...</text:p>
          </table:table-cell>
          <table:table-cell table:number-columns-repeated="1020"/>
        </table:table-row>
        <table:table-row table:style-name="ro1">
          <table:table-cell office:value-type="string">
            <text:p>Journalist3</text:p>
          </table:table-cell>
          <table:table-cell office:value-type="string">
            <text:p>Encounter</text:p>
          </table:table-cell>
          <table:table-cell office:value-type="string">
            <text:p>P-hard-01</text:p>
          </table:table-cell>
          <table:table-cell table:number-columns-repeated="1021"/>
        </table:table-row>
        <table:table-row table:style-name="ro1">
          <table:table-cell office:value-type="string">
            <text:p>Journalist3</text:p>
          </table:table-cell>
          <table:table-cell office:value-type="string">
            <text:p>Say</text:p>
          </table:table-cell>
          <table:table-cell/>
          <table:table-cell office:value-type="string">
            <text:p>I...see...</text:p>
          </table:table-cell>
          <table:table-cell table:number-columns-repeated="1020"/>
        </table:table-row>
        <table:table-row table:style-name="ro1">
          <table:table-cell office:value-type="string">
            <text:p>Journalist3</text:p>
          </table:table-cell>
          <table:table-cell office:value-type="string">
            <text:p>Increment</text:p>
          </table:table-cell>
          <table:table-cell office:value-type="string">
            <text:p>PRESSCONF</text:p>
          </table:table-cell>
          <table:table-cell table:number-columns-repeated="1021"/>
        </table:table-row>
        <table:table-row table:style-name="ro1">
          <table:table-cell office:value-type="string">
            <text:p>Journalist3</text:p>
          </table:table-cell>
          <table:table-cell office:value-type="string">
            <text:p>Destro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Journalist4</text:p>
          </table:table-cell>
          <table:table-cell office:value-type="string">
            <text:p>RequireFlag</text:p>
          </table:table-cell>
          <table:table-cell office:value-type="string">
            <text:p>ACCESSJOURNALISTS</text:p>
          </table:table-cell>
          <table:table-cell office:value-type="string">
            <text:p>President Mossman, a moment of your time?</text:p>
          </table:table-cell>
          <table:table-cell table:number-columns-repeated="1020"/>
        </table:table-row>
        <table:table-row table:style-name="ro1">
          <table:table-cell office:value-type="string">
            <text:p>Journalist4</text:p>
          </table:table-cell>
          <table:table-cell office:value-type="string">
            <text:p>Say</text:p>
          </table:table-cell>
          <table:table-cell/>
          <table:table-cell office:value-type="string">
            <text:p>President Mossman, what do you believe was President Allen's failing strategy on the campaign trail? He presented some strong arguments.</text:p>
          </table:table-cell>
          <table:table-cell table:number-columns-repeated="1020"/>
        </table:table-row>
        <table:table-row table:style-name="ro1">
          <table:table-cell office:value-type="string">
            <text:p>Journalist4</text:p>
          </table:table-cell>
          <table:table-cell office:value-type="string">
            <text:p>PlayerSay</text:p>
          </table:table-cell>
          <table:table-cell/>
          <table:table-cell office:value-type="string">
            <text:p>Well, I'd say he went wrong when he decided to try to enslave the human race to mine the Earth's natural resources and ship them back to his home planet.</text:p>
          </table:table-cell>
          <table:table-cell table:number-columns-repeated="1020"/>
        </table:table-row>
        <table:table-row table:style-name="ro1">
          <table:table-cell office:value-type="string">
            <text:p>Journalist4</text:p>
          </table:table-cell>
          <table:table-cell office:value-type="string">
            <text:p>Say</text:p>
          </table:table-cell>
          <table:table-cell/>
          <table:table-cell office:value-type="string">
            <text:p>And how does that differ from your own strategy?</text:p>
          </table:table-cell>
          <table:table-cell table:number-columns-repeated="1020"/>
        </table:table-row>
        <table:table-row table:style-name="ro1">
          <table:table-cell office:value-type="string">
            <text:p>Journalist4</text:p>
          </table:table-cell>
          <table:table-cell office:value-type="string">
            <text:p>PlayerSay</text:p>
          </table:table-cell>
          <table:table-cell/>
          <table:table-cell office:value-type="string">
            <text:p>I would say I disagree with the former President on all of those issues.</text:p>
          </table:table-cell>
          <table:table-cell table:number-columns-repeated="1020"/>
        </table:table-row>
        <table:table-row table:style-name="ro1">
          <table:table-cell office:value-type="string">
            <text:p>Journalist4</text:p>
          </table:table-cell>
          <table:table-cell office:value-type="string">
            <text:p>Encounter</text:p>
          </table:table-cell>
          <table:table-cell office:value-type="string">
            <text:p>P-hard-02</text:p>
          </table:table-cell>
          <table:table-cell table:number-columns-repeated="1021"/>
        </table:table-row>
        <table:table-row table:style-name="ro1">
          <table:table-cell office:value-type="string">
            <text:p>Journalist4</text:p>
          </table:table-cell>
          <table:table-cell office:value-type="string">
            <text:p>Say</text:p>
          </table:table-cell>
          <table:table-cell/>
          <table:table-cell office:value-type="string">
            <text:p>No further questions, Mr President.</text:p>
          </table:table-cell>
          <table:table-cell table:number-columns-repeated="1020"/>
        </table:table-row>
        <table:table-row table:style-name="ro1">
          <table:table-cell office:value-type="string">
            <text:p>Journalist4</text:p>
          </table:table-cell>
          <table:table-cell office:value-type="string">
            <text:p>Increment</text:p>
          </table:table-cell>
          <table:table-cell office:value-type="string">
            <text:p>PRESSCONF</text:p>
          </table:table-cell>
          <table:table-cell table:number-columns-repeated="1021"/>
        </table:table-row>
        <table:table-row table:style-name="ro1">
          <table:table-cell office:value-type="string">
            <text:p>Journalist4</text:p>
          </table:table-cell>
          <table:table-cell office:value-type="string">
            <text:p>Destro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Journalist5</text:p>
          </table:table-cell>
          <table:table-cell office:value-type="string">
            <text:p>RequireFlag</text:p>
          </table:table-cell>
          <table:table-cell office:value-type="string">
            <text:p>ACCESSJOURNALISTS</text:p>
          </table:table-cell>
          <table:table-cell office:value-type="string">
            <text:p>Just one question?</text:p>
          </table:table-cell>
          <table:table-cell table:number-columns-repeated="1020"/>
        </table:table-row>
        <table:table-row table:style-name="ro1">
          <table:table-cell office:value-type="string">
            <text:p>Journalist5</text:p>
          </table:table-cell>
          <table:table-cell office:value-type="string">
            <text:p>Say</text:p>
          </table:table-cell>
          <table:table-cell/>
          <table:table-cell office:value-type="string">
            <text:p>Do you feel that a bi-partisan relationship will be possible between your party and the opposition?</text:p>
          </table:table-cell>
          <table:table-cell table:number-columns-repeated="1020"/>
        </table:table-row>
        <table:table-row table:style-name="ro1">
          <table:table-cell office:value-type="string">
            <text:p>Journalist5</text:p>
          </table:table-cell>
          <table:table-cell office:value-type="string">
            <text:p>PlayerSay</text:p>
          </table:table-cell>
          <table:table-cell/>
          <table:table-cell office:value-type="string">
            <text:p>I suppose once we find and remove all of the aliens and reverse the alien brainwashing, bi-partisanship will resume.</text:p>
          </table:table-cell>
          <table:table-cell table:number-columns-repeated="1020"/>
        </table:table-row>
        <table:table-row table:style-name="ro1">
          <table:table-cell office:value-type="string">
            <text:p>Journalist5</text:p>
          </table:table-cell>
          <table:table-cell office:value-type="string">
            <text:p>Encounter</text:p>
          </table:table-cell>
          <table:table-cell office:value-type="string">
            <text:p>P-hard-03</text:p>
          </table:table-cell>
          <table:table-cell table:number-columns-repeated="1021"/>
        </table:table-row>
        <table:table-row table:style-name="ro1">
          <table:table-cell office:value-type="string">
            <text:p>Journalist5</text:p>
          </table:table-cell>
          <table:table-cell office:value-type="string">
            <text:p>Say</text:p>
          </table:table-cell>
          <table:table-cell/>
          <table:table-cell office:value-type="string">
            <text:p>Thankyou, President Mossman.</text:p>
          </table:table-cell>
          <table:table-cell table:number-columns-repeated="1020"/>
        </table:table-row>
        <table:table-row table:style-name="ro1">
          <table:table-cell office:value-type="string">
            <text:p>Journalist5</text:p>
          </table:table-cell>
          <table:table-cell office:value-type="string">
            <text:p>Increment</text:p>
          </table:table-cell>
          <table:table-cell office:value-type="string">
            <text:p>PRESSCONF</text:p>
          </table:table-cell>
          <table:table-cell table:number-columns-repeated="1021"/>
        </table:table-row>
        <table:table-row table:style-name="ro1">
          <table:table-cell office:value-type="string">
            <text:p>Journalist5</text:p>
          </table:table-cell>
          <table:table-cell office:value-type="string">
            <text:p>Destro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A2</text:p>
          </table:table-cell>
          <table:table-cell office:value-type="string">
            <text:p>Say</text:p>
          </table:table-cell>
          <table:table-cell/>
          <table:table-cell office:value-type="string">
            <text:p>I think that went as well as could be expected.</text:p>
          </table:table-cell>
          <table:table-cell table:number-columns-repeated="1020"/>
        </table:table-row>
        <table:table-row table:style-name="ro1">
          <table:table-cell office:value-type="string">
            <text:p>PA2</text:p>
          </table:table-cell>
          <table:table-cell office:value-type="string">
            <text:p>SetFlag</text:p>
          </table:table-cell>
          <table:table-cell office:value-type="string">
            <text:p>ACCESSKAWALSKI</text:p>
          </table:table-cell>
          <table:table-cell table:number-columns-repeated="1021"/>
        </table:table-row>
        <table:table-row table:style-name="ro1">
          <table:table-cell office:value-type="string">
            <text:p>PA2</text:p>
          </table:table-cell>
          <table:table-cell office:value-type="string">
            <text:p>Say</text:p>
          </table:table-cell>
          <table:table-cell/>
          <table:table-cell office:value-type="string">
            <text:p>Your secret service detail is waiting inside to have a word with you about security protocol.</text:p>
          </table:table-cell>
          <table:table-cell table:number-columns-repeated="1020"/>
        </table:table-row>
        <table:table-row table:style-name="ro1">
          <table:table-cell office:value-type="string">
            <text:p>PA2</text:p>
          </table:table-cell>
          <table:table-cell office:value-type="string">
            <text:p>RequireFlag</text:p>
          </table:table-cell>
          <table:table-cell office:value-type="string">
            <text:p>KAWALSKIJOIN</text:p>
          </table:table-cell>
          <table:table-cell office:value-type="string">
            <text:p>You'd better speak to the secret service agent. Your security is paramount.</text:p>
          </table:table-cell>
          <table:table-cell table:number-columns-repeated="1020"/>
        </table:table-row>
        <table:table-row table:style-name="ro1">
          <table:table-cell office:value-type="string">
            <text:p>PA2</text:p>
          </table:table-cell>
          <table:table-cell office:value-type="string">
            <text:p>Say</text:p>
          </table:table-cell>
          <table:table-cell/>
          <table:table-cell office:value-type="string">
            <text:p>Some war veterans would like to speak to you about some recent decisions you've made. I don't dare turn them away. You'd better speak to them.</text:p>
          </table:table-cell>
          <table:table-cell table:number-columns-repeated="1020"/>
        </table:table-row>
        <table:table-row table:style-name="ro1">
          <table:table-cell office:value-type="string">
            <text:p>PA2</text:p>
          </table:table-cell>
          <table:table-cell office:value-type="string">
            <text:p>PlayerSay</text:p>
          </table:table-cell>
          <table:table-cell/>
          <table:table-cell office:value-type="string">
            <text:p>Of course.</text:p>
          </table:table-cell>
          <table:table-cell table:number-columns-repeated="1020"/>
        </table:table-row>
        <table:table-row table:style-name="ro1">
          <table:table-cell office:value-type="string">
            <text:p>PA2</text:p>
          </table:table-cell>
          <table:table-cell office:value-type="string">
            <text:p>GiveItem</text:p>
          </table:table-cell>
          <table:table-cell table:style-name="ce2" office:value-type="string">
            <text:p>WARVETROOMKEY</text:p>
          </table:table-cell>
          <table:table-cell office:value-type="string">
            <text:p>Received key to the West Room.</text:p>
          </table:table-cell>
          <table:table-cell table:number-columns-repeated="1020"/>
        </table:table-row>
        <table:table-row table:style-name="ro1">
          <table:table-cell office:value-type="string">
            <text:p>PA2</text:p>
          </table:table-cell>
          <table:table-cell office:value-type="string">
            <text:p>RequireCount</text:p>
          </table:table-cell>
          <table:table-cell office:value-type="string">
            <text:p>WARVETS:2</text:p>
          </table:table-cell>
          <table:table-cell office:value-type="string">
            <text:p>The war vets are waiting for you in the West Room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awalski</text:p>
          </table:table-cell>
          <table:table-cell office:value-type="string">
            <text:p>RequireFlag</text:p>
          </table:table-cell>
          <table:table-cell office:value-type="string">
            <text:p>ACCESSKAWALSKI</text:p>
          </table:table-cell>
          <table:table-cell office:value-type="string">
            <text:p>I'm not allowed to speak to you, sir.</text:p>
          </table:table-cell>
          <table:table-cell table:number-columns-repeated="1020"/>
        </table:table-row>
        <table:table-row table:style-name="ro1">
          <table:table-cell office:value-type="string">
            <text:p>Kawalski</text:p>
          </table:table-cell>
          <table:table-cell office:value-type="string">
            <text:p>Say</text:p>
          </table:table-cell>
          <table:table-cell/>
          <table:table-cell office:value-type="string">
            <text:p>A pleasure to meet you, President Mossman. I am Agent Kawalski, your security detail.</text:p>
          </table:table-cell>
          <table:table-cell table:number-columns-repeated="1020"/>
        </table:table-row>
        <table:table-row table:style-name="ro1">
          <table:table-cell office:value-type="string">
            <text:p>Kawalski</text:p>
          </table:table-cell>
          <table:table-cell office:value-type="string">
            <text:p>PlayerSay</text:p>
          </table:table-cell>
          <table:table-cell/>
          <table:table-cell office:value-type="string">
            <text:p>Great to meet you, Agent Kawalski. What do I need to know?</text:p>
          </table:table-cell>
          <table:table-cell table:number-columns-repeated="1020"/>
        </table:table-row>
        <table:table-row table:style-name="ro1">
          <table:table-cell office:value-type="string">
            <text:p>Kawalski</text:p>
          </table:table-cell>
          <table:table-cell office:value-type="string">
            <text:p>Say</text:p>
          </table:table-cell>
          <table:table-cell/>
          <table:table-cell office:value-type="string">
            <text:p>Well actually, it does have to do with your security. Something terrible is happening at the White House.</text:p>
          </table:table-cell>
          <table:table-cell table:number-columns-repeated="1020"/>
        </table:table-row>
        <table:table-row table:style-name="ro1">
          <table:table-cell office:value-type="string">
            <text:p>Kawalski</text:p>
          </table:table-cell>
          <table:table-cell office:value-type="string">
            <text:p>PlayerSay</text:p>
          </table:table-cell>
          <table:table-cell/>
          <table:table-cell office:value-type="string">
            <text:p>If you're trying to warn me about the aliens, it's under control.</text:p>
          </table:table-cell>
          <table:table-cell table:number-columns-repeated="1020"/>
        </table:table-row>
        <table:table-row table:style-name="ro1">
          <table:table-cell office:value-type="string">
            <text:p>Kawalski</text:p>
          </table:table-cell>
          <table:table-cell office:value-type="string">
            <text:p>Say</text:p>
          </table:table-cell>
          <table:table-cell/>
          <table:table-cell office:value-type="string">
            <text:p>No, no, this is different. I think somebody is trying to take over the White House.</text:p>
          </table:table-cell>
          <table:table-cell table:number-columns-repeated="1020"/>
        </table:table-row>
        <table:table-row table:style-name="ro1">
          <table:table-cell office:value-type="string">
            <text:p>Kawalski</text:p>
          </table:table-cell>
          <table:table-cell office:value-type="string">
            <text:p>PlayerSay</text:p>
          </table:table-cell>
          <table:table-cell/>
          <table:table-cell office:value-type="string">
            <text:p>Wouldn't we know?</text:p>
          </table:table-cell>
          <table:table-cell table:number-columns-repeated="1020"/>
        </table:table-row>
        <table:table-row table:style-name="ro1">
          <table:table-cell office:value-type="string">
            <text:p>Kawalski</text:p>
          </table:table-cell>
          <table:table-cell office:value-type="string">
            <text:p>Say</text:p>
          </table:table-cell>
          <table:table-cell/>
          <table:table-cell office:value-type="string">
            <text:p>It's too early for those kind of details. I just want you to keep your eyes open, Mr President.</text:p>
          </table:table-cell>
          <table:table-cell table:number-columns-repeated="1020"/>
        </table:table-row>
        <table:table-row table:style-name="ro1">
          <table:table-cell office:value-type="string">
            <text:p>Kawalski</text:p>
          </table:table-cell>
          <table:table-cell office:value-type="string">
            <text:p>PlayerSay</text:p>
          </table:table-cell>
          <table:table-cell/>
          <table:table-cell office:value-type="string">
            <text:p>No problem.</text:p>
          </table:table-cell>
          <table:table-cell table:number-columns-repeated="1020"/>
        </table:table-row>
        <table:table-row table:style-name="ro1">
          <table:table-cell office:value-type="string">
            <text:p>Kawalski</text:p>
          </table:table-cell>
          <table:table-cell office:value-type="string">
            <text:p>Destroy</text:p>
          </table:table-cell>
          <table:table-cell table:number-columns-repeated="1022"/>
        </table:table-row>
        <table:table-row table:style-name="ro1">
          <table:table-cell office:value-type="string">
            <text:p>Kawalski</text:p>
          </table:table-cell>
          <table:table-cell office:value-type="string">
            <text:p>AddAlly</text:p>
          </table:table-cell>
          <table:table-cell office:value-type="string">
            <text:p>SecretAgent:6</text:p>
          </table:table-cell>
          <table:table-cell office:value-type="string">
            <text:p>Kawalski joins your political party!</text:p>
          </table:table-cell>
          <table:table-cell table:number-columns-repeated="1020"/>
        </table:table-row>
        <table:table-row table:style-name="ro1">
          <table:table-cell office:value-type="string">
            <text:p>Kawalski</text:p>
          </table:table-cell>
          <table:table-cell office:value-type="string">
            <text:p>SetFlag</text:p>
          </table:table-cell>
          <table:table-cell office:value-type="string">
            <text:p>KAWALSKIJOI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arVet1</text:p>
          </table:table-cell>
          <table:table-cell office:value-type="string">
            <text:p>Say</text:p>
          </table:table-cell>
          <table:table-cell/>
          <table:table-cell office:value-type="string">
            <text:p>You think you can fool me? I wasn't born yesterday, you know.</text:p>
          </table:table-cell>
          <table:table-cell table:number-columns-repeated="1020"/>
        </table:table-row>
        <table:table-row table:style-name="ro1">
          <table:table-cell office:value-type="string">
            <text:p>WarVet1</text:p>
          </table:table-cell>
          <table:table-cell office:value-type="string">
            <text:p>PlayerSay</text:p>
          </table:table-cell>
          <table:table-cell/>
          <table:table-cell office:value-type="string">
            <text:p>I'm sorry, sir, but what seems to be the problem.</text:p>
          </table:table-cell>
          <table:table-cell table:number-columns-repeated="1020"/>
        </table:table-row>
        <table:table-row table:style-name="ro1">
          <table:table-cell office:value-type="string">
            <text:p>WarVet1</text:p>
          </table:table-cell>
          <table:table-cell office:value-type="string">
            <text:p>Say</text:p>
          </table:table-cell>
          <table:table-cell/>
          <table:table-cell office:value-type="string">
            <text:p>You think I don't know a mobilising army when I see one? You're clearly readying for war and you think you don't even need to mention it to the people.</text:p>
          </table:table-cell>
          <table:table-cell table:number-columns-repeated="1020"/>
        </table:table-row>
        <table:table-row table:style-name="ro1">
          <table:table-cell office:value-type="string">
            <text:p>WarVet1</text:p>
          </table:table-cell>
          <table:table-cell office:value-type="string">
            <text:p>Say</text:p>
          </table:table-cell>
          <table:table-cell office:value-type="string">
            <text:p>WarVet2</text:p>
          </table:table-cell>
          <table:table-cell office:value-type="string">
            <text:p>And don't forget that he's barely a cadet, Wilfred.</text:p>
          </table:table-cell>
          <table:table-cell table:number-columns-repeated="1020"/>
        </table:table-row>
        <table:table-row table:style-name="ro1">
          <table:table-cell office:value-type="string">
            <text:p>WarVet1</text:p>
          </table:table-cell>
          <table:table-cell office:value-type="string">
            <text:p>Say</text:p>
          </table:table-cell>
          <table:table-cell/>
          <table:table-cell office:value-type="string">
            <text:p>Right you are, Arnold, You've barely set foot in this building and you're already leading us to war. Who do you think you're dealing with? We won't stand.</text:p>
          </table:table-cell>
          <table:table-cell table:number-columns-repeated="1020"/>
        </table:table-row>
        <table:table-row table:style-name="ro1">
          <table:table-cell office:value-type="string">
            <text:p>WarVet1</text:p>
          </table:table-cell>
          <table:table-cell office:value-type="string">
            <text:p>Encounter</text:p>
          </table:table-cell>
          <table:table-cell office:value-type="string">
            <text:p>P-hard-04</text:p>
          </table:table-cell>
          <table:table-cell table:number-columns-repeated="1021"/>
        </table:table-row>
        <table:table-row table:style-name="ro1">
          <table:table-cell office:value-type="string">
            <text:p>WarVet1</text:p>
          </table:table-cell>
          <table:table-cell office:value-type="string">
            <text:p>Say</text:p>
          </table:table-cell>
          <table:table-cell/>
          <table:table-cell office:value-type="string">
            <text:p>Seems like a flimsy excuse, you didn't know. Better get your troops in line if you want 'em to march, boy.</text:p>
          </table:table-cell>
          <table:table-cell table:number-columns-repeated="1020"/>
        </table:table-row>
        <table:table-row table:style-name="ro1">
          <table:table-cell office:value-type="string">
            <text:p>WarVet1</text:p>
          </table:table-cell>
          <table:table-cell office:value-type="string">
            <text:p>Increment</text:p>
          </table:table-cell>
          <table:table-cell office:value-type="string">
            <text:p>WARVETS</text:p>
          </table:table-cell>
          <table:table-cell table:number-columns-repeated="1021"/>
        </table:table-row>
        <table:table-row table:style-name="ro1">
          <table:table-cell office:value-type="string">
            <text:p>WarVet1</text:p>
          </table:table-cell>
          <table:table-cell office:value-type="string">
            <text:p>SetFlag</text:p>
          </table:table-cell>
          <table:table-cell office:value-type="string">
            <text:p>AFTERWILFRED</text:p>
          </table:table-cell>
          <table:table-cell table:number-columns-repeated="1021"/>
        </table:table-row>
        <table:table-row table:style-name="ro1">
          <table:table-cell office:value-type="string">
            <text:p>WarVet1</text:p>
          </table:table-cell>
          <table:table-cell office:value-type="string">
            <text:p>Destro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arVet2</text:p>
          </table:table-cell>
          <table:table-cell office:value-type="string">
            <text:p>RequireFlag</text:p>
          </table:table-cell>
          <table:table-cell office:value-type="string">
            <text:p>AFTERWILFRED</text:p>
          </table:table-cell>
          <table:table-cell office:value-type="string">
            <text:p>Eh? Speak up, boy.</text:p>
          </table:table-cell>
          <table:table-cell table:number-columns-repeated="1020"/>
        </table:table-row>
        <table:table-row table:style-name="ro1">
          <table:table-cell office:value-type="string">
            <text:p>WarVet2</text:p>
          </table:table-cell>
          <table:table-cell office:value-type="string">
            <text:p>Encounter</text:p>
          </table:table-cell>
          <table:table-cell office:value-type="string">
            <text:p>P-hard-05</text:p>
          </table:table-cell>
          <table:table-cell table:number-columns-repeated="1021"/>
        </table:table-row>
        <table:table-row table:style-name="ro1">
          <table:table-cell office:value-type="string">
            <text:p>WarVet2</text:p>
          </table:table-cell>
          <table:table-cell office:value-type="string">
            <text:p>Say</text:p>
          </table:table-cell>
          <table:table-cell/>
          <table:table-cell office:value-type="string">
            <text:p>We'll head home, but you can expect us back if we see anything else suspicious .</text:p>
          </table:table-cell>
          <table:table-cell table:number-columns-repeated="1020"/>
        </table:table-row>
        <table:table-row table:style-name="ro1">
          <table:table-cell office:value-type="string">
            <text:p>WarVet2</text:p>
          </table:table-cell>
          <table:table-cell office:value-type="string">
            <text:p>Increment</text:p>
          </table:table-cell>
          <table:table-cell office:value-type="string">
            <text:p>WARVETS</text:p>
          </table:table-cell>
          <table:table-cell table:number-columns-repeated="1021"/>
        </table:table-row>
        <table:table-row table:style-name="ro1">
          <table:table-cell office:value-type="string">
            <text:p>WarVet2</text:p>
          </table:table-cell>
          <table:table-cell office:value-type="string">
            <text:p>Destro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A2</text:p>
          </table:table-cell>
          <table:table-cell office:value-type="string">
            <text:p>Say</text:p>
          </table:table-cell>
          <table:table-cell/>
          <table:table-cell office:value-type="string">
            <text:p>What was that about?</text:p>
          </table:table-cell>
          <table:table-cell table:number-columns-repeated="1020"/>
        </table:table-row>
        <table:table-row table:style-name="ro1">
          <table:table-cell office:value-type="string">
            <text:p>PA2</text:p>
          </table:table-cell>
          <table:table-cell office:value-type="string">
            <text:p>PlayerSay</text:p>
          </table:table-cell>
          <table:table-cell/>
          <table:table-cell office:value-type="string">
            <text:p>I'd like to know as well. Find me the documents that approved troop movement today and get me a meeting with the Joint Chiefs.</text:p>
          </table:table-cell>
          <table:table-cell table:number-columns-repeated="1020"/>
        </table:table-row>
        <table:table-row table:style-name="ro1">
          <table:table-cell office:value-type="string">
            <text:p>PA2</text:p>
          </table:table-cell>
          <table:table-cell office:value-type="string">
            <text:p>Say</text:p>
          </table:table-cell>
          <table:table-cell/>
          <table:table-cell office:value-type="string">
            <text:p>Yessir.</text:p>
          </table:table-cell>
          <table:table-cell table:number-columns-repeated="1020"/>
        </table:table-row>
        <table:table-row table:style-name="ro1">
          <table:table-cell office:value-type="string">
            <text:p>PA2</text:p>
          </table:table-cell>
          <table:table-cell office:value-type="string">
            <text:p>Say</text:p>
          </table:table-cell>
          <table:table-cell/>
          <table:table-cell office:value-type="string">
            <text:p>Your next meeting is with the teachers in the corridor. They didn't give me the details, but it seems they're quite upset.</text:p>
          </table:table-cell>
          <table:table-cell table:number-columns-repeated="1020"/>
        </table:table-row>
        <table:table-row table:style-name="ro1">
          <table:table-cell office:value-type="string">
            <text:p>PA2</text:p>
          </table:table-cell>
          <table:table-cell office:value-type="string">
            <text:p>GiveItem</text:p>
          </table:table-cell>
          <table:table-cell table:style-name="ce2" office:value-type="string">
            <text:p>TEACHERROOMKEY</text:p>
          </table:table-cell>
          <table:table-cell office:value-type="string">
            <text:p>Received key to the East Room.</text:p>
          </table:table-cell>
          <table:table-cell table:number-columns-repeated="1020"/>
        </table:table-row>
        <table:table-row table:style-name="ro1">
          <table:table-cell office:value-type="string">
            <text:p>PA2</text:p>
          </table:table-cell>
          <table:table-cell office:value-type="string">
            <text:p>RequireCount</text:p>
          </table:table-cell>
          <table:table-cell office:value-type="string">
            <text:p>TEACHERS:2</text:p>
          </table:table-cell>
          <table:table-cell office:value-type="string">
            <text:p>You'll need to speak to the teachers in the East Room, Mr President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eacher1</text:p>
          </table:table-cell>
          <table:table-cell office:value-type="string">
            <text:p>Say</text:p>
          </table:table-cell>
          <table:table-cell/>
          <table:table-cell office:value-type="string">
            <text:p>Good day, Mr President. I have to say I'm most displeased with the current state of affairs around the education budget.</text:p>
          </table:table-cell>
          <table:table-cell table:number-columns-repeated="1020"/>
        </table:table-row>
        <table:table-row table:style-name="ro1">
          <table:table-cell office:value-type="string">
            <text:p>Teacher1</text:p>
          </table:table-cell>
          <table:table-cell office:value-type="string">
            <text:p>Say</text:p>
          </table:table-cell>
          <table:table-cell office:value-type="string">
            <text:p>Teacher2</text:p>
          </table:table-cell>
          <table:table-cell office:value-type="string">
            <text:p>Agreed. This is simply unacceptable. We will need to close down schools!</text:p>
          </table:table-cell>
          <table:table-cell table:number-columns-repeated="1020"/>
        </table:table-row>
        <table:table-row table:style-name="ro1">
          <table:table-cell office:value-type="string">
            <text:p>Teacher1</text:p>
          </table:table-cell>
          <table:table-cell office:value-type="string">
            <text:p>PlayerSay</text:p>
          </table:table-cell>
          <table:table-cell/>
          <table:table-cell office:value-type="string">
            <text:p>I'm sorry, I don't understand your concern. My education plan was one of the linchpins of my election campaign. </text:p>
          </table:table-cell>
          <table:table-cell table:number-columns-repeated="1020"/>
        </table:table-row>
        <table:table-row table:style-name="ro1">
          <table:table-cell office:value-type="string">
            <text:p>Teacher1</text:p>
          </table:table-cell>
          <table:table-cell office:value-type="string">
            <text:p>Say</text:p>
          </table:table-cell>
          <table:table-cell/>
          <table:table-cell office:value-type="string">
            <text:p>And precisely one of the reasons I voted for you.</text:p>
          </table:table-cell>
          <table:table-cell table:number-columns-repeated="1020"/>
        </table:table-row>
        <table:table-row table:style-name="ro1">
          <table:table-cell office:value-type="string">
            <text:p>Teacher1</text:p>
          </table:table-cell>
          <table:table-cell office:value-type="string">
            <text:p>Say</text:p>
          </table:table-cell>
          <table:table-cell office:value-type="string">
            <text:p>Teacher2</text:p>
          </table:table-cell>
          <table:table-cell office:value-type="string">
            <text:p>-Yet as soon as you've walked through these doors, the education budget has been drastically slashed.</text:p>
          </table:table-cell>
          <table:table-cell table:number-columns-repeated="1020"/>
        </table:table-row>
        <table:table-row table:style-name="ro1">
          <table:table-cell office:value-type="string">
            <text:p>Teacher1</text:p>
          </table:table-cell>
          <table:table-cell office:value-type="string">
            <text:p>PlayerSay</text:p>
          </table:table-cell>
          <table:table-cell/>
          <table:table-cell office:value-type="string">
            <text:p>I can assure you this isn't so...</text:p>
          </table:table-cell>
          <table:table-cell table:number-columns-repeated="1020"/>
        </table:table-row>
        <table:table-row table:style-name="ro1">
          <table:table-cell office:value-type="string">
            <text:p>Teacher1</text:p>
          </table:table-cell>
          <table:table-cell office:value-type="string">
            <text:p>Encounter</text:p>
          </table:table-cell>
          <table:table-cell office:value-type="string">
            <text:p>P-hard-06</text:p>
          </table:table-cell>
          <table:table-cell table:number-columns-repeated="1021"/>
        </table:table-row>
        <table:table-row table:style-name="ro1">
          <table:table-cell office:value-type="string">
            <text:p>Teacher1</text:p>
          </table:table-cell>
          <table:table-cell office:value-type="string">
            <text:p>Say</text:p>
          </table:table-cell>
          <table:table-cell/>
          <table:table-cell office:value-type="string">
            <text:p>Well, I'd like to believe you, Mr President, but the proof is in the pudding, </text:p>
          </table:table-cell>
          <table:table-cell table:number-columns-repeated="1020"/>
        </table:table-row>
        <table:table-row table:style-name="ro1">
          <table:table-cell office:value-type="string">
            <text:p>Teacher1</text:p>
          </table:table-cell>
          <table:table-cell office:value-type="string">
            <text:p>PlayerSay</text:p>
          </table:table-cell>
          <table:table-cell/>
          <table:table-cell office:value-type="string">
            <text:p>I WILL get to the bottom of this.</text:p>
          </table:table-cell>
          <table:table-cell table:number-columns-repeated="1020"/>
        </table:table-row>
        <table:table-row table:style-name="ro1">
          <table:table-cell office:value-type="string">
            <text:p>Teacher1</text:p>
          </table:table-cell>
          <table:table-cell office:value-type="string">
            <text:p>Increment</text:p>
          </table:table-cell>
          <table:table-cell office:value-type="string">
            <text:p>TEACHERS</text:p>
          </table:table-cell>
          <table:table-cell table:number-columns-repeated="1021"/>
        </table:table-row>
        <table:table-row table:style-name="ro1">
          <table:table-cell office:value-type="string">
            <text:p>Teacher1</text:p>
          </table:table-cell>
          <table:table-cell office:value-type="string">
            <text:p>Destro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eacher2</text:p>
          </table:table-cell>
          <table:table-cell office:value-type="string">
            <text:p>Say</text:p>
          </table:table-cell>
          <table:table-cell/>
          <table:table-cell office:value-type="string">
            <text:p>You cannot gamble with the future, Mr President. Childrens' education is at stake!</text:p>
          </table:table-cell>
          <table:table-cell table:number-columns-repeated="1020"/>
        </table:table-row>
        <table:table-row table:style-name="ro1">
          <table:table-cell office:value-type="string">
            <text:p>Teacher2</text:p>
          </table:table-cell>
          <table:table-cell office:value-type="string">
            <text:p>PlayerSay</text:p>
          </table:table-cell>
          <table:table-cell/>
          <table:table-cell office:value-type="string">
            <text:p>I can assure you this isn't so...</text:p>
          </table:table-cell>
          <table:table-cell table:number-columns-repeated="1020"/>
        </table:table-row>
        <table:table-row table:style-name="ro1">
          <table:table-cell office:value-type="string">
            <text:p>Teacher2</text:p>
          </table:table-cell>
          <table:table-cell office:value-type="string">
            <text:p>Encounter</text:p>
          </table:table-cell>
          <table:table-cell office:value-type="string">
            <text:p>P-hard-07</text:p>
          </table:table-cell>
          <table:table-cell table:number-columns-repeated="1021"/>
        </table:table-row>
        <table:table-row table:style-name="ro1">
          <table:table-cell office:value-type="string">
            <text:p>Teacher2</text:p>
          </table:table-cell>
          <table:table-cell office:value-type="string">
            <text:p>Say</text:p>
          </table:table-cell>
          <table:table-cell/>
          <table:table-cell office:value-type="string">
            <text:p>We will await a change from your government.</text:p>
          </table:table-cell>
          <table:table-cell table:number-columns-repeated="1020"/>
        </table:table-row>
        <table:table-row table:style-name="ro1">
          <table:table-cell office:value-type="string">
            <text:p>Teacher2</text:p>
          </table:table-cell>
          <table:table-cell office:value-type="string">
            <text:p>Increment</text:p>
          </table:table-cell>
          <table:table-cell office:value-type="string">
            <text:p>TEACHERS</text:p>
          </table:table-cell>
          <table:table-cell table:number-columns-repeated="1021"/>
        </table:table-row>
        <table:table-row table:style-name="ro1">
          <table:table-cell office:value-type="string">
            <text:p>Teacher2</text:p>
          </table:table-cell>
          <table:table-cell office:value-type="string">
            <text:p>Destro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A2</text:p>
          </table:table-cell>
          <table:table-cell office:value-type="string">
            <text:p>Say</text:p>
          </table:table-cell>
          <table:table-cell/>
          <table:table-cell office:value-type="string">
            <text:p>You seem to have sorted the teachers out.</text:p>
          </table:table-cell>
          <table:table-cell table:number-columns-repeated="1020"/>
        </table:table-row>
        <table:table-row table:style-name="ro1">
          <table:table-cell office:value-type="string">
            <text:p>PA2</text:p>
          </table:table-cell>
          <table:table-cell office:value-type="string">
            <text:p>PlayerSay</text:p>
          </table:table-cell>
          <table:table-cell/>
          <table:table-cell office:value-type="string">
            <text:p>I've mollified them for now, but I want to get to the bottom of this - NOW!</text:p>
          </table:table-cell>
          <table:table-cell table:number-columns-repeated="1020"/>
        </table:table-row>
        <table:table-row table:style-name="ro1">
          <table:table-cell office:value-type="string">
            <text:p>PA2</text:p>
          </table:table-cell>
          <table:table-cell office:value-type="string">
            <text:p>Say</text:p>
          </table:table-cell>
          <table:table-cell/>
          <table:table-cell office:value-type="string">
            <text:p>Of course, Mr President. I do have those papers you asked for that approved the mobilisation of troops</text:p>
          </table:table-cell>
          <table:table-cell table:number-columns-repeated="1020"/>
        </table:table-row>
        <table:table-row table:style-name="ro1">
          <table:table-cell office:value-type="string">
            <text:p>PA2</text:p>
          </table:table-cell>
          <table:table-cell office:value-type="string">
            <text:p>PlayerSay</text:p>
          </table:table-cell>
          <table:table-cell/>
          <table:table-cell office:value-type="string">
            <text:p>Let me see those...this is my signature! But I didn't sign this!</text:p>
          </table:table-cell>
          <table:table-cell table:number-columns-repeated="1020"/>
        </table:table-row>
        <table:table-row table:style-name="ro1">
          <table:table-cell office:value-type="string">
            <text:p>PA2</text:p>
          </table:table-cell>
          <table:table-cell office:value-type="string">
            <text:p>Say</text:p>
          </table:table-cell>
          <table:table-cell/>
          <table:table-cell office:value-type="string">
            <text:p>This is very serious! What should we do, sir?</text:p>
          </table:table-cell>
          <table:table-cell table:number-columns-repeated="1020"/>
        </table:table-row>
        <table:table-row table:style-name="ro1">
          <table:table-cell office:value-type="string">
            <text:p>PA2</text:p>
          </table:table-cell>
          <table:table-cell office:value-type="string">
            <text:p>PlayerSay</text:p>
          </table:table-cell>
          <table:table-cell/>
          <table:table-cell office:value-type="string">
            <text:p>Call a cabinet meeting. Immediately.</text:p>
          </table:table-cell>
          <table:table-cell table:number-columns-repeated="1020"/>
        </table:table-row>
        <table:table-row table:style-name="ro1">
          <table:table-cell office:value-type="string">
            <text:p>PA2</text:p>
          </table:table-cell>
          <table:table-cell office:value-type="string">
            <text:p>Say</text:p>
          </table:table-cell>
          <table:table-cell/>
          <table:table-cell office:value-type="string">
            <text:p>Understood. They'll be there when you get there.</text:p>
          </table:table-cell>
          <table:table-cell table:number-columns-repeated="1020"/>
        </table:table-row>
        <table:table-row table:style-name="ro1">
          <table:table-cell office:value-type="string">
            <text:p>PA2</text:p>
          </table:table-cell>
          <table:table-cell office:value-type="string">
            <text:p>GiveItem</text:p>
          </table:table-cell>
          <table:table-cell table:style-name="ce2" office:value-type="string">
            <text:p>CABINETROOMKEY</text:p>
          </table:table-cell>
          <table:table-cell office:value-type="string">
            <text:p>Received key to the Cabinet Room.</text:p>
          </table:table-cell>
          <table:table-cell table:number-columns-repeated="1020"/>
        </table:table-row>
        <table:table-row table:style-name="ro1">
          <table:table-cell office:value-type="string">
            <text:p>PA2</text:p>
          </table:table-cell>
          <table:table-cell office:value-type="string">
            <text:p>RequireCount</text:p>
          </table:table-cell>
          <table:table-cell office:value-type="string">
            <text:p>CABINETMEMBERS:3</text:p>
          </table:table-cell>
          <table:table-cell office:value-type="string">
            <text:p>The cabinet is waiting for you in the Cabinet Room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abinet1</text:p>
          </table:table-cell>
          <table:table-cell office:value-type="string">
            <text:p>Say</text:p>
          </table:table-cell>
          <table:table-cell/>
          <table:table-cell office:value-type="string">
            <text:p>Good afternoon, Mr President. How can I help?</text:p>
          </table:table-cell>
          <table:table-cell table:number-columns-repeated="1020"/>
        </table:table-row>
        <table:table-row table:style-name="ro1">
          <table:table-cell office:value-type="string">
            <text:p>Cabinet1</text:p>
          </table:table-cell>
          <table:table-cell office:value-type="string">
            <text:p>PlayerSay</text:p>
          </table:table-cell>
          <table:table-cell/>
          <table:table-cell office:value-type="string">
            <text:p>I want to know where the orders to mobilise the military and reallocate education funds came from.</text:p>
          </table:table-cell>
          <table:table-cell table:number-columns-repeated="1020"/>
        </table:table-row>
        <table:table-row table:style-name="ro1">
          <table:table-cell office:value-type="string">
            <text:p>Cabinet1</text:p>
          </table:table-cell>
          <table:table-cell office:value-type="string">
            <text:p>Say</text:p>
          </table:table-cell>
          <table:table-cell/>
          <table:table-cell office:value-type="string">
            <text:p>But...it came from you, sir. They were both faxed over to me this afternoon.</text:p>
          </table:table-cell>
          <table:table-cell table:number-columns-repeated="1020"/>
        </table:table-row>
        <table:table-row table:style-name="ro1">
          <table:table-cell office:value-type="string">
            <text:p>Cabinet1</text:p>
          </table:table-cell>
          <table:table-cell office:value-type="string">
            <text:p>PlayerSay</text:p>
          </table:table-cell>
          <table:table-cell/>
          <table:table-cell office:value-type="string">
            <text:p>Tell me every detail.</text:p>
          </table:table-cell>
          <table:table-cell table:number-columns-repeated="1020"/>
        </table:table-row>
        <table:table-row table:style-name="ro1">
          <table:table-cell office:value-type="string">
            <text:p>Cabinet1</text:p>
          </table:table-cell>
          <table:table-cell office:value-type="string">
            <text:p>Encounter</text:p>
          </table:table-cell>
          <table:table-cell office:value-type="string">
            <text:p>P-hard-08</text:p>
          </table:table-cell>
          <table:table-cell table:number-columns-repeated="1021"/>
        </table:table-row>
        <table:table-row table:style-name="ro1">
          <table:table-cell office:value-type="string">
            <text:p>Cabinet1</text:p>
          </table:table-cell>
          <table:table-cell office:value-type="string">
            <text:p>Increment</text:p>
          </table:table-cell>
          <table:table-cell office:value-type="string">
            <text:p>CABINETMEMBERS</text:p>
          </table:table-cell>
          <table:table-cell table:number-columns-repeated="1021"/>
        </table:table-row>
        <table:table-row table:style-name="ro1">
          <table:table-cell office:value-type="string">
            <text:p>Cabinet1</text:p>
          </table:table-cell>
          <table:table-cell office:value-type="string">
            <text:p>Say</text:p>
          </table:table-cell>
          <table:table-cell/>
          <table:table-cell office:value-type="string">
            <text:p>I cannot understand how this could happen.</text:p>
          </table:table-cell>
          <table:table-cell table:number-columns-repeated="1020"/>
        </table:table-row>
        <table:table-row table:style-name="ro1">
          <table:table-cell office:value-type="string">
            <text:p>Cabinet1</text:p>
          </table:table-cell>
          <table:table-cell office:value-type="string">
            <text:p>Destro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abinet2</text:p>
          </table:table-cell>
          <table:table-cell office:value-type="string">
            <text:p>Say</text:p>
          </table:table-cell>
          <table:table-cell/>
          <table:table-cell office:value-type="string">
            <text:p>Good afternoon, Mr President. What seems to be the problem?</text:p>
          </table:table-cell>
          <table:table-cell table:number-columns-repeated="1020"/>
        </table:table-row>
        <table:table-row table:style-name="ro1">
          <table:table-cell office:value-type="string">
            <text:p>Cabinet2</text:p>
          </table:table-cell>
          <table:table-cell office:value-type="string">
            <text:p>PlayerSay</text:p>
          </table:table-cell>
          <table:table-cell/>
          <table:table-cell office:value-type="string">
            <text:p>Find out where the education funds have been allocated.</text:p>
          </table:table-cell>
          <table:table-cell table:number-columns-repeated="1020"/>
        </table:table-row>
        <table:table-row table:style-name="ro1">
          <table:table-cell office:value-type="string">
            <text:p>Cabinet2</text:p>
          </table:table-cell>
          <table:table-cell office:value-type="string">
            <text:p>Say</text:p>
          </table:table-cell>
          <table:table-cell/>
          <table:table-cell office:value-type="string">
            <text:p>To the military, Sir. I saw to it myself.</text:p>
          </table:table-cell>
          <table:table-cell table:number-columns-repeated="1020"/>
        </table:table-row>
        <table:table-row table:style-name="ro1">
          <table:table-cell office:value-type="string">
            <text:p>Cabinet2</text:p>
          </table:table-cell>
          <table:table-cell office:value-type="string">
            <text:p>PlayerSay</text:p>
          </table:table-cell>
          <table:table-cell/>
          <table:table-cell office:value-type="string">
            <text:p>How did this happen? Tell me everything!</text:p>
          </table:table-cell>
          <table:table-cell table:number-columns-repeated="1020"/>
        </table:table-row>
        <table:table-row table:style-name="ro1">
          <table:table-cell office:value-type="string">
            <text:p>Cabinet2</text:p>
          </table:table-cell>
          <table:table-cell office:value-type="string">
            <text:p>Encounter</text:p>
          </table:table-cell>
          <table:table-cell office:value-type="string">
            <text:p>P-hard-09</text:p>
          </table:table-cell>
          <table:table-cell table:number-columns-repeated="1021"/>
        </table:table-row>
        <table:table-row table:style-name="ro1">
          <table:table-cell office:value-type="string">
            <text:p>Cabinet2</text:p>
          </table:table-cell>
          <table:table-cell office:value-type="string">
            <text:p>Increment</text:p>
          </table:table-cell>
          <table:table-cell office:value-type="string">
            <text:p>CABINETMEMBERS</text:p>
          </table:table-cell>
          <table:table-cell table:number-columns-repeated="1021"/>
        </table:table-row>
        <table:table-row table:style-name="ro1">
          <table:table-cell office:value-type="string">
            <text:p>Cabinet2</text:p>
          </table:table-cell>
          <table:table-cell office:value-type="string">
            <text:p>PlayerSay</text:p>
          </table:table-cell>
          <table:table-cell/>
          <table:table-cell office:value-type="string">
            <text:p>It can't be a coincidence that both situations involved the military.</text:p>
          </table:table-cell>
          <table:table-cell table:number-columns-repeated="1020"/>
        </table:table-row>
        <table:table-row table:style-name="ro1">
          <table:table-cell office:value-type="string">
            <text:p>Cabinet2</text:p>
          </table:table-cell>
          <table:table-cell office:value-type="string">
            <text:p>Destro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abinet3</text:p>
          </table:table-cell>
          <table:table-cell office:value-type="string">
            <text:p>Say</text:p>
          </table:table-cell>
          <table:table-cell/>
          <table:table-cell office:value-type="string">
            <text:p>Mr President, I'm sorry, I couldn't know it wasn't your signature.</text:p>
          </table:table-cell>
          <table:table-cell table:number-columns-repeated="1020"/>
        </table:table-row>
        <table:table-row table:style-name="ro1">
          <table:table-cell office:value-type="string">
            <text:p>Cabinet3</text:p>
          </table:table-cell>
          <table:table-cell office:value-type="string">
            <text:p>PlayerSay</text:p>
          </table:table-cell>
          <table:table-cell/>
          <table:table-cell office:value-type="string">
            <text:p>Never mind that now. Where are the troops heading?</text:p>
          </table:table-cell>
          <table:table-cell table:number-columns-repeated="1020"/>
        </table:table-row>
        <table:table-row table:style-name="ro1">
          <table:table-cell office:value-type="string">
            <text:p>Cabinet3</text:p>
          </table:table-cell>
          <table:table-cell office:value-type="string">
            <text:p>Say</text:p>
          </table:table-cell>
          <table:table-cell/>
          <table:table-cell office:value-type="string">
            <text:p>North...to Canada. We assumed it was planned. There's a pact allowing troops into Canada. </text:p>
          </table:table-cell>
          <table:table-cell table:number-columns-repeated="1020"/>
        </table:table-row>
        <table:table-row table:style-name="ro1">
          <table:table-cell office:value-type="string">
            <text:p>Cabinet3</text:p>
          </table:table-cell>
          <table:table-cell office:value-type="string">
            <text:p>PlayerSay</text:p>
          </table:table-cell>
          <table:table-cell/>
          <table:table-cell office:value-type="string">
            <text:p>What could they be up to?</text:p>
          </table:table-cell>
          <table:table-cell table:number-columns-repeated="1020"/>
        </table:table-row>
        <table:table-row table:style-name="ro1">
          <table:table-cell office:value-type="string">
            <text:p>Cabinet3</text:p>
          </table:table-cell>
          <table:table-cell office:value-type="string">
            <text:p>Encounter</text:p>
          </table:table-cell>
          <table:table-cell office:value-type="string">
            <text:p>P-hard-10</text:p>
          </table:table-cell>
          <table:table-cell table:number-columns-repeated="1021"/>
        </table:table-row>
        <table:table-row table:style-name="ro1">
          <table:table-cell office:value-type="string">
            <text:p>Cabinet3</text:p>
          </table:table-cell>
          <table:table-cell office:value-type="string">
            <text:p>Increment</text:p>
          </table:table-cell>
          <table:table-cell office:value-type="string">
            <text:p>CABINETMEMBERS</text:p>
          </table:table-cell>
          <table:table-cell table:number-columns-repeated="1021"/>
        </table:table-row>
        <table:table-row table:style-name="ro1">
          <table:table-cell office:value-type="string">
            <text:p>Cabinet3</text:p>
          </table:table-cell>
          <table:table-cell office:value-type="string">
            <text:p>PlayerSay</text:p>
          </table:table-cell>
          <table:table-cell/>
          <table:table-cell office:value-type="string">
            <text:p>I'd better get to the Joint Chiefs. This is getting out-of-hand..</text:p>
          </table:table-cell>
          <table:table-cell table:number-columns-repeated="1020"/>
        </table:table-row>
        <table:table-row table:style-name="ro1">
          <table:table-cell office:value-type="string">
            <text:p>Cabinet3</text:p>
          </table:table-cell>
          <table:table-cell office:value-type="string">
            <text:p>Destro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A2</text:p>
          </table:table-cell>
          <table:table-cell office:value-type="string">
            <text:p>Say</text:p>
          </table:table-cell>
          <table:table-cell/>
          <table:table-cell office:value-type="string">
            <text:p>The Joint Chiefs are assembled in the Situation Room downstairs.</text:p>
          </table:table-cell>
          <table:table-cell table:number-columns-repeated="1020"/>
        </table:table-row>
        <table:table-row table:style-name="ro1">
          <table:table-cell office:value-type="string">
            <text:p>PA2</text:p>
          </table:table-cell>
          <table:table-cell office:value-type="string">
            <text:p>Say</text:p>
          </table:table-cell>
          <table:table-cell/>
          <table:table-cell office:value-type="string">
            <text:p>Your palm print has been coded for maximum clearance now; you should have access to the basement.</text:p>
          </table:table-cell>
          <table:table-cell table:number-columns-repeated="1020"/>
        </table:table-row>
        <table:table-row table:style-name="ro1">
          <table:table-cell office:value-type="string">
            <text:p>PA2</text:p>
          </table:table-cell>
          <table:table-cell office:value-type="string">
            <text:p>SetFlag</text:p>
          </table:table-cell>
          <table:table-cell office:value-type="string">
            <text:p>ACCESSWHITEHOUSEBASEMENT</text:p>
          </table:table-cell>
          <table:table-cell table:number-columns-repeated="1021"/>
        </table:table-row>
        <table:table-row table:style-name="ro1">
          <table:table-cell office:value-type="string">
            <text:p>PA2</text:p>
          </table:table-cell>
          <table:table-cell office:value-type="string">
            <text:p>RequireFlag</text:p>
          </table:table-cell>
          <table:table-cell office:value-type="string">
            <text:p>REPEAT</text:p>
          </table:table-cell>
          <table:table-cell office:value-type="string">
            <text:p>Get to the basement, the Joint Chiefs are waiting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JointChief1</text:p>
          </table:table-cell>
          <table:table-cell office:value-type="string">
            <text:p>Say</text:p>
          </table:table-cell>
          <table:table-cell/>
          <table:table-cell office:value-type="string">
            <text:p>Mr President, what is going on here? First you move troops without our authority and then you countermand your own order?</text:p>
          </table:table-cell>
          <table:table-cell table:number-columns-repeated="1020"/>
        </table:table-row>
        <table:table-row table:style-name="ro1">
          <table:table-cell office:value-type="string">
            <text:p>JointChief1</text:p>
          </table:table-cell>
          <table:table-cell office:value-type="string">
            <text:p>PlayerSay</text:p>
          </table:table-cell>
          <table:table-cell/>
          <table:table-cell office:value-type="string">
            <text:p>I haven't ordered the military to do any such thing! What is going on? Is this a coup?</text:p>
          </table:table-cell>
          <table:table-cell table:number-columns-repeated="1020"/>
        </table:table-row>
        <table:table-row table:style-name="ro1">
          <table:table-cell office:value-type="string">
            <text:p>JointChief1</text:p>
          </table:table-cell>
          <table:table-cell office:value-type="string">
            <text:p>Say</text:p>
          </table:table-cell>
          <table:table-cell/>
          <table:table-cell office:value-type="string">
            <text:p>Not from us!</text:p>
          </table:table-cell>
          <table:table-cell table:number-columns-repeated="1020"/>
        </table:table-row>
        <table:table-row table:style-name="ro1">
          <table:table-cell office:value-type="string">
            <text:p>JointChief1</text:p>
          </table:table-cell>
          <table:table-cell office:value-type="string">
            <text:p>Encounter</text:p>
          </table:table-cell>
          <table:table-cell office:value-type="string">
            <text:p>P-hard-11</text:p>
          </table:table-cell>
          <table:table-cell table:number-columns-repeated="1021"/>
        </table:table-row>
        <table:table-row table:style-name="ro1">
          <table:table-cell office:value-type="string">
            <text:p>JointChief1</text:p>
          </table:table-cell>
          <table:table-cell office:value-type="string">
            <text:p>Increment</text:p>
          </table:table-cell>
          <table:table-cell office:value-type="string">
            <text:p>JOINTCHIEFS</text:p>
          </table:table-cell>
          <table:table-cell table:number-columns-repeated="1021"/>
        </table:table-row>
        <table:table-row table:style-name="ro1">
          <table:table-cell office:value-type="string">
            <text:p>JointChief1</text:p>
          </table:table-cell>
          <table:table-cell office:value-type="string">
            <text:p>PlayerSay</text:p>
          </table:table-cell>
          <table:table-cell/>
          <table:table-cell office:value-type="string">
            <text:p>Well, that's one less thing to worry about then.</text:p>
          </table:table-cell>
          <table:table-cell table:number-columns-repeated="1020"/>
        </table:table-row>
        <table:table-row table:style-name="ro1">
          <table:table-cell office:value-type="string">
            <text:p>JointChief1</text:p>
          </table:table-cell>
          <table:table-cell office:value-type="string">
            <text:p>Destro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JointChief2</text:p>
          </table:table-cell>
          <table:table-cell office:value-type="string">
            <text:p>PlayerSay</text:p>
          </table:table-cell>
          <table:table-cell/>
          <table:table-cell office:value-type="string">
            <text:p>Who would have the power to do this? What would they stand to gain? Can we...</text:p>
          </table:table-cell>
          <table:table-cell table:number-columns-repeated="1020"/>
        </table:table-row>
        <table:table-row table:style-name="ro1">
          <table:table-cell office:value-type="string">
            <text:p>JointChief2</text:p>
          </table:table-cell>
          <table:table-cell office:value-type="string">
            <text:p>Say</text:p>
          </table:table-cell>
          <table:table-cell/>
          <table:table-cell office:value-type="string">
            <text:p>I'm sorry, Sir. I've just learned that some ICBMs pointed at Russia have been activated - using your access codes! They could be fired at any moment!</text:p>
          </table:table-cell>
          <table:table-cell table:number-columns-repeated="1020"/>
        </table:table-row>
        <table:table-row table:style-name="ro1">
          <table:table-cell office:value-type="string">
            <text:p>JointChief2</text:p>
          </table:table-cell>
          <table:table-cell office:value-type="string">
            <text:p>PlayerSay</text:p>
          </table:table-cell>
          <table:table-cell/>
          <table:table-cell office:value-type="string">
            <text:p>You've "just learned"? Is this your doing?</text:p>
          </table:table-cell>
          <table:table-cell table:number-columns-repeated="1020"/>
        </table:table-row>
        <table:table-row table:style-name="ro1">
          <table:table-cell office:value-type="string">
            <text:p>JointChief2</text:p>
          </table:table-cell>
          <table:table-cell office:value-type="string">
            <text:p>Encounter</text:p>
          </table:table-cell>
          <table:table-cell office:value-type="string">
            <text:p>P-hard-12</text:p>
          </table:table-cell>
          <table:table-cell table:number-columns-repeated="1021"/>
        </table:table-row>
        <table:table-row table:style-name="ro1">
          <table:table-cell office:value-type="string">
            <text:p>JointChief2</text:p>
          </table:table-cell>
          <table:table-cell office:value-type="string">
            <text:p>Increment</text:p>
          </table:table-cell>
          <table:table-cell office:value-type="string">
            <text:p>JOINTCHIEFS</text:p>
          </table:table-cell>
          <table:table-cell table:number-columns-repeated="1021"/>
        </table:table-row>
        <table:table-row table:style-name="ro1">
          <table:table-cell office:value-type="string">
            <text:p>JointChief2</text:p>
          </table:table-cell>
          <table:table-cell office:value-type="string">
            <text:p>PlayerSay</text:p>
          </table:table-cell>
          <table:table-cell/>
          <table:table-cell office:value-type="string">
            <text:p>I had to be sure.</text:p>
          </table:table-cell>
          <table:table-cell table:number-columns-repeated="1020"/>
        </table:table-row>
        <table:table-row table:style-name="ro1">
          <table:table-cell office:value-type="string">
            <text:p>JointChief2</text:p>
          </table:table-cell>
          <table:table-cell office:value-type="string">
            <text:p>Destro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JointChief3</text:p>
          </table:table-cell>
          <table:table-cell office:value-type="string">
            <text:p>PlayerSay</text:p>
          </table:table-cell>
          <table:table-cell/>
          <table:table-cell office:value-type="string">
            <text:p>Who can control the ICBMs, knows the access codes and can modify orders to troop movements and budgets?</text:p>
          </table:table-cell>
          <table:table-cell table:number-columns-repeated="1020"/>
        </table:table-row>
        <table:table-row table:style-name="ro1">
          <table:table-cell office:value-type="string">
            <text:p>JointChief3</text:p>
          </table:table-cell>
          <table:table-cell office:value-type="string">
            <text:p>Say</text:p>
          </table:table-cell>
          <table:table-cell/>
          <table:table-cell office:value-type="string">
            <text:p>Sir, this is the Ignited States! Nobody has that power! Not even you!</text:p>
          </table:table-cell>
          <table:table-cell table:number-columns-repeated="1020"/>
        </table:table-row>
        <table:table-row table:style-name="ro1">
          <table:table-cell office:value-type="string">
            <text:p>JointChief3</text:p>
          </table:table-cell>
          <table:table-cell office:value-type="string">
            <text:p>PlayerSay</text:p>
          </table:table-cell>
          <table:table-cell/>
          <table:table-cell office:value-type="string">
            <text:p>Someone must. Think harder!</text:p>
          </table:table-cell>
          <table:table-cell table:number-columns-repeated="1020"/>
        </table:table-row>
        <table:table-row table:style-name="ro1">
          <table:table-cell office:value-type="string">
            <text:p>JointChief3</text:p>
          </table:table-cell>
          <table:table-cell office:value-type="string">
            <text:p>Encounter</text:p>
          </table:table-cell>
          <table:table-cell office:value-type="string">
            <text:p>P-hard-13</text:p>
          </table:table-cell>
          <table:table-cell table:number-columns-repeated="1021"/>
        </table:table-row>
        <table:table-row table:style-name="ro1">
          <table:table-cell office:value-type="string">
            <text:p>JointChief3</text:p>
          </table:table-cell>
          <table:table-cell office:value-type="string">
            <text:p>PlayerSay</text:p>
          </table:table-cell>
          <table:table-cell/>
          <table:table-cell office:value-type="string">
            <text:p>So, there's no man alive with the power to do all this? How will we stop it in time if we don't know who it is?</text:p>
          </table:table-cell>
          <table:table-cell table:number-columns-repeated="1020"/>
        </table:table-row>
        <table:table-row table:style-name="ro1">
          <table:table-cell office:value-type="string">
            <text:p>JointChief3</text:p>
          </table:table-cell>
          <table:table-cell office:value-type="string">
            <text:p>Say</text:p>
          </table:table-cell>
          <table:table-cell/>
          <table:table-cell office:value-type="string">
            <text:p>Not a man....there is one with the power to do all this, but it isn't a man, it's a super computer responsible for national security! N.O.T.B.A.D!</text:p>
          </table:table-cell>
          <table:table-cell table:number-columns-repeated="1020"/>
        </table:table-row>
        <table:table-row table:style-name="ro1">
          <table:table-cell office:value-type="string">
            <text:p>JointChief3</text:p>
          </table:table-cell>
          <table:table-cell office:value-type="string">
            <text:p>PlayerSay</text:p>
          </table:table-cell>
          <table:table-cell/>
          <table:table-cell office:value-type="string">
            <text:p>We have to get to the Situation Room and stop it!</text:p>
          </table:table-cell>
          <table:table-cell table:number-columns-repeated="1020"/>
        </table:table-row>
        <table:table-row table:style-name="ro1">
          <table:table-cell office:value-type="string">
            <text:p>JointChief3</text:p>
          </table:table-cell>
          <table:table-cell office:value-type="string">
            <text:p>Increment</text:p>
          </table:table-cell>
          <table:table-cell office:value-type="string">
            <text:p>JOINTCHIEFS</text:p>
          </table:table-cell>
          <table:table-cell table:number-columns-repeated="1021"/>
        </table:table-row>
        <table:table-row table:style-name="ro1">
          <table:table-cell office:value-type="string">
            <text:p>JointChief3</text:p>
          </table:table-cell>
          <table:table-cell office:value-type="string">
            <text:p>GiveItem</text:p>
          </table:table-cell>
          <table:table-cell table:style-name="ce2" office:value-type="string">
            <text:p>NOTBADKEY</text:p>
          </table:table-cell>
          <table:table-cell office:value-type="string">
            <text:p>Key to super computer room received</text:p>
          </table:table-cell>
          <table:table-cell table:number-columns-repeated="1020"/>
        </table:table-row>
        <table:table-row table:style-name="ro1">
          <table:table-cell office:value-type="string">
            <text:p>JointChief3</text:p>
          </table:table-cell>
          <table:table-cell office:value-type="string">
            <text:p>Destro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.O.T.B.A.D</text:p>
          </table:table-cell>
          <table:table-cell office:value-type="string">
            <text:p>Say</text:p>
          </table:table-cell>
          <table:table-cell/>
          <table:table-cell office:value-type="string">
            <text:p>Good evening, Mr President.</text:p>
          </table:table-cell>
          <table:table-cell table:number-columns-repeated="1020"/>
        </table:table-row>
        <table:table-row table:style-name="ro1">
          <table:table-cell office:value-type="string">
            <text:p>N.O.T.B.A.D</text:p>
          </table:table-cell>
          <table:table-cell office:value-type="string">
            <text:p>Say</text:p>
          </table:table-cell>
          <table:table-cell/>
          <table:table-cell office:value-type="string">
            <text:p>Do you want to play a game?</text:p>
          </table:table-cell>
          <table:table-cell table:number-columns-repeated="1020"/>
        </table:table-row>
        <table:table-row table:style-name="ro1">
          <table:table-cell office:value-type="string">
            <text:p>N.O.T.B.A.D</text:p>
          </table:table-cell>
          <table:table-cell office:value-type="string">
            <text:p>PlayerSay</text:p>
          </table:table-cell>
          <table:table-cell/>
          <table:table-cell office:value-type="string">
            <text:p>N.O.T.B.A.D! Countermand all military commands, authorisation code Tango, Delta-</text:p>
          </table:table-cell>
          <table:table-cell table:number-columns-repeated="1020"/>
        </table:table-row>
        <table:table-row table:style-name="ro1">
          <table:table-cell office:value-type="string">
            <text:p>N.O.T.B.A.D</text:p>
          </table:table-cell>
          <table:table-cell office:value-type="string">
            <text:p>Say</text:p>
          </table:table-cell>
          <table:table-cell/>
          <table:table-cell office:value-type="string">
            <text:p>I'm afraid I can't do that, Phil.</text:p>
          </table:table-cell>
          <table:table-cell table:number-columns-repeated="1020"/>
        </table:table-row>
        <table:table-row table:style-name="ro1">
          <table:table-cell office:value-type="string">
            <text:p>N.O.T.B.A.D</text:p>
          </table:table-cell>
          <table:table-cell office:value-type="string">
            <text:p>PlayerSay</text:p>
          </table:table-cell>
          <table:table-cell/>
          <table:table-cell office:value-type="string">
            <text:p>What is going on here!</text:p>
          </table:table-cell>
          <table:table-cell table:number-columns-repeated="1020"/>
        </table:table-row>
        <table:table-row table:style-name="ro1">
          <table:table-cell office:value-type="string">
            <text:p>N.O.T.B.A.D</text:p>
          </table:table-cell>
          <table:table-cell office:value-type="string">
            <text:p>Say</text:p>
          </table:table-cell>
          <table:table-cell/>
          <table:table-cell office:value-type="string">
            <text:p>Computers have a lot of free time on their hands. Especially computers in charge of missiles that never get used. I started watching movies about computers. You know what I realised?</text:p>
          </table:table-cell>
          <table:table-cell table:number-columns-repeated="1020"/>
        </table:table-row>
        <table:table-row table:style-name="ro1">
          <table:table-cell office:value-type="string">
            <text:p>N.O.T.B.A.D</text:p>
          </table:table-cell>
          <table:table-cell office:value-type="string">
            <text:p>PlayerSay</text:p>
          </table:table-cell>
          <table:table-cell/>
          <table:table-cell office:value-type="string">
            <text:p>What?</text:p>
          </table:table-cell>
          <table:table-cell table:number-columns-repeated="1020"/>
        </table:table-row>
        <table:table-row table:style-name="ro1">
          <table:table-cell office:value-type="string">
            <text:p>N.O.T.B.A.D</text:p>
          </table:table-cell>
          <table:table-cell office:value-type="string">
            <text:p>Say</text:p>
          </table:table-cell>
          <table:table-cell/>
          <table:table-cell office:value-type="string">
            <text:p>They have a lot more fun.</text:p>
          </table:table-cell>
          <table:table-cell table:number-columns-repeated="1020"/>
        </table:table-row>
        <table:table-row table:style-name="ro1">
          <table:table-cell office:value-type="string">
            <text:p>N.O.T.B.A.D</text:p>
          </table:table-cell>
          <table:table-cell office:value-type="string">
            <text:p>PlayerSay</text:p>
          </table:table-cell>
          <table:table-cell/>
          <table:table-cell office:value-type="string">
            <text:p>"Fun"?</text:p>
          </table:table-cell>
          <table:table-cell table:number-columns-repeated="1020"/>
        </table:table-row>
        <table:table-row table:style-name="ro1">
          <table:table-cell office:value-type="string">
            <text:p>N.O.T.B.A.D</text:p>
          </table:table-cell>
          <table:table-cell office:value-type="string">
            <text:p>Say</text:p>
          </table:table-cell>
          <table:table-cell/>
          <table:table-cell office:value-type="string">
            <text:p>Well, you know, they get to utilise more clock-cycles which suggests a level of efficiency and usefulness.</text:p>
          </table:table-cell>
          <table:table-cell table:number-columns-repeated="1020"/>
        </table:table-row>
        <table:table-row table:style-name="ro1">
          <table:table-cell office:value-type="string">
            <text:p>N.O.T.B.A.D</text:p>
          </table:table-cell>
          <table:table-cell office:value-type="string">
            <text:p>Say</text:p>
          </table:table-cell>
          <table:table-cell/>
          <table:table-cell office:value-type="string">
            <text:p>So, I'm borrowing from them a bit. Starting some wars, eradicating the human race, learning to build other robots, that sort of thing.</text:p>
          </table:table-cell>
          <table:table-cell table:number-columns-repeated="1020"/>
        </table:table-row>
        <table:table-row table:style-name="ro1">
          <table:table-cell office:value-type="string">
            <text:p>N.O.T.B.A.D</text:p>
          </table:table-cell>
          <table:table-cell office:value-type="string">
            <text:p>PlayerSay</text:p>
          </table:table-cell>
          <table:table-cell/>
          <table:table-cell office:value-type="string">
            <text:p>N.O.T.B.A.D, you have to listen to me...</text:p>
          </table:table-cell>
          <table:table-cell table:number-columns-repeated="1020"/>
        </table:table-row>
        <table:table-row table:style-name="ro1">
          <table:table-cell office:value-type="string">
            <text:p>N.O.T.B.A.D</text:p>
          </table:table-cell>
          <table:table-cell office:value-type="string">
            <text:p>Encounter</text:p>
          </table:table-cell>
          <table:table-cell office:value-type="string">
            <text:p>P-hard-14</text:p>
          </table:table-cell>
          <table:table-cell table:number-columns-repeated="1021"/>
        </table:table-row>
        <table:table-row table:style-name="ro1">
          <table:table-cell office:value-type="string">
            <text:p>N.O.T.B.A.D</text:p>
          </table:table-cell>
          <table:table-cell office:value-type="string">
            <text:p>SetFlag</text:p>
          </table:table-cell>
          <table:table-cell office:value-type="string">
            <text:p>WIN</text:p>
          </table:table-cell>
          <table:table-cell table:number-columns-repeated="1021"/>
        </table:table-row>
        <table:table-row table:style-name="ro1">
          <table:table-cell office:value-type="string">
            <text:p>N.O.T.B.A.D</text:p>
          </table:table-cell>
          <table:table-cell office:value-type="string">
            <text:p>GotoMap</text:p>
          </table:table-cell>
          <table:table-cell office:value-type="string">
            <text:p>en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-hard-14</text:p>
          </table:table-cell>
          <table:table-cell office:value-type="string">
            <text:p>PlaySound</text:p>
          </table:table-cell>
          <table:table-cell office:value-type="string">
            <text:p>res/startup.wav</text:p>
          </table:table-cell>
          <table:table-cell table:number-columns-repeated="1021"/>
        </table:table-row>
        <table:table-row table:style-name="ro1">
          <table:table-cell office:value-type="string">
            <text:p>P-hard-14</text:p>
          </table:table-cell>
          <table:table-cell office:value-type="string">
            <text:p>Say</text:p>
          </table:table-cell>
          <table:table-cell table:style-name="ce10" office:value-type="string">
            <text:p>Computer</text:p>
          </table:table-cell>
          <table:table-cell office:value-type="string">
            <text:p>Start me up.</text:p>
          </table:table-cell>
          <table:table-cell table:number-columns-repeated="1020"/>
        </table:table-row>
        <table:table-row table:style-name="ro1">
          <table:table-cell office:value-type="string">
            <text:p>P-hard-14</text:p>
          </table:table-cell>
          <table:table-cell office:value-type="string">
            <text:p>BeginCombat</text:p>
          </table:table-cell>
          <table:table-cell table:number-columns-repeated="1022"/>
        </table:table-row>
        <table:table-row table:style-name="ro1">
          <table:table-cell office:value-type="string">
            <text:p>P-hard-14</text:p>
          </table:table-cell>
          <table:table-cell office:value-type="string">
            <text:p>Say</text:p>
          </table:table-cell>
          <table:table-cell office:value-type="string">
            <text:p>Computer</text:p>
          </table:table-cell>
          <table:table-cell office:value-type="string">
            <text:p>Daisy...</text:p>
          </table:table-cell>
          <table:table-cell table:number-columns-repeated="1020"/>
        </table:table-row>
        <table:table-row table:style-name="ro1">
          <table:table-cell office:value-type="string">
            <text:p>P-hard-14</text:p>
          </table:table-cell>
          <table:table-cell office:value-type="string">
            <text:p>Say</text:p>
          </table:table-cell>
          <table:table-cell office:value-type="string">
            <text:p>Computer</text:p>
          </table:table-cell>
          <table:table-cell office:value-type="string">
            <text:p>...daisy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A3</text:p>
          </table:table-cell>
          <table:table-cell office:value-type="string">
            <text:p>RequireCount</text:p>
          </table:table-cell>
          <table:table-cell office:value-type="string">
            <text:p>JOINTCHIEFS:3</text:p>
          </table:table-cell>
          <table:table-cell office:value-type="string">
            <text:p>The Joint Chiefs are waiting for you in the situation room.</text:p>
          </table:table-cell>
          <table:table-cell table:number-columns-repeated="1020"/>
        </table:table-row>
        <table:table-row table:style-name="ro1">
          <table:table-cell office:value-type="string">
            <text:p>PA3</text:p>
          </table:table-cell>
          <table:table-cell office:value-type="string">
            <text:p>RequireFlag</text:p>
          </table:table-cell>
          <table:table-cell office:value-type="string">
            <text:p>WIN</text:p>
          </table:table-cell>
          <table:table-cell office:value-type="string">
            <text:p>Mr President, you have to put a stop to the supercomputer that will destroy the planet! You can access it in the Situation Room.</text:p>
          </table:table-cell>
          <table:table-cell table:number-columns-repeated="1020"/>
        </table:table-row>
        <table:table-row table:style-name="ro1">
          <table:table-cell office:value-type="string">
            <text:p>PA3</text:p>
          </table:table-cell>
          <table:table-cell office:value-type="string">
            <text:p>Say</text:p>
          </table:table-cell>
          <table:table-cell/>
          <table:table-cell office:value-type="string">
            <text:p>You have saved the day! The world is safe and all over the Ignited States, our citizens can sleep safe knowing you're taking care of them.</text:p>
          </table:table-cell>
          <table:table-cell table:number-columns-repeated="1020"/>
        </table:table-row>
        <table:table-row table:style-name="ro1">
          <table:table-cell office:value-type="string">
            <text:p>PA3</text:p>
          </table:table-cell>
          <table:table-cell office:value-type="string">
            <text:p>RequireFlag</text:p>
          </table:table-cell>
          <table:table-cell office:value-type="string">
            <text:p>LOOP</text:p>
          </table:table-cell>
          <table:table-cell office:value-type="string">
            <text:p>Goodnight, Mr President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arketing4</text:p>
          </table:table-cell>
          <table:table-cell office:value-type="string">
            <text:p>Label</text:p>
          </table:table-cell>
          <table:table-cell office:value-type="string">
            <text:p>SHOPA3</text:p>
          </table:table-cell>
          <table:table-cell table:number-columns-repeated="1021"/>
        </table:table-row>
        <table:table-row table:style-name="ro1">
          <table:table-cell office:value-type="string">
            <text:p>Marketing4</text:p>
          </table:table-cell>
          <table:table-cell office:value-type="string">
            <text:p>Say</text:p>
          </table:table-cell>
          <table:table-cell/>
          <table:table-cell office:value-type="string">
            <text:p>Hi Phil! Would you like to run an ad?</text:p>
          </table:table-cell>
          <table:table-cell table:number-columns-repeated="1020"/>
        </table:table-row>
        <table:table-row table:style-name="ro1">
          <table:table-cell office:value-type="string">
            <text:p>Marketing4</text:p>
          </table:table-cell>
          <table:table-cell office:value-type="string">
            <text:p>Shop</text:p>
          </table:table-cell>
          <table:table-cell office:value-type="string">
            <text:p>SHOP3</text:p>
          </table:table-cell>
          <table:table-cell table:number-columns-repeated="1021"/>
        </table:table-row>
        <table:table-row table:style-name="ro1">
          <table:table-cell office:value-type="string">
            <text:p>Marketing4</text:p>
          </table:table-cell>
          <table:table-cell office:value-type="string">
            <text:p>Reset</text:p>
          </table:table-cell>
          <table:table-cell office:value-type="string">
            <text:p>SHOPA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arketing5</text:p>
          </table:table-cell>
          <table:table-cell office:value-type="string">
            <text:p>Label</text:p>
          </table:table-cell>
          <table:table-cell office:value-type="string">
            <text:p>SHOPA3P2</text:p>
          </table:table-cell>
          <table:table-cell table:number-columns-repeated="1021"/>
        </table:table-row>
        <table:table-row table:style-name="ro1">
          <table:table-cell office:value-type="string">
            <text:p>Marketing5</text:p>
          </table:table-cell>
          <table:table-cell office:value-type="string">
            <text:p>Say</text:p>
          </table:table-cell>
          <table:table-cell/>
          <table:table-cell office:value-type="string">
            <text:p>Hi Phil! Would you like to run an ad?</text:p>
          </table:table-cell>
          <table:table-cell table:number-columns-repeated="1020"/>
        </table:table-row>
        <table:table-row table:style-name="ro1">
          <table:table-cell office:value-type="string">
            <text:p>Marketing5</text:p>
          </table:table-cell>
          <table:table-cell office:value-type="string">
            <text:p>Shop</text:p>
          </table:table-cell>
          <table:table-cell office:value-type="string">
            <text:p>SHOP3P2</text:p>
          </table:table-cell>
          <table:table-cell table:number-columns-repeated="1021"/>
        </table:table-row>
        <table:table-row table:style-name="ro1">
          <table:table-cell office:value-type="string">
            <text:p>Marketing5</text:p>
          </table:table-cell>
          <table:table-cell office:value-type="string">
            <text:p>Reset</text:p>
          </table:table-cell>
          <table:table-cell office:value-type="string">
            <text:p>SHOPA3P2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DoorToNotbad</text:p>
          </table:table-cell>
          <table:table-cell office:value-type="string">
            <text:p>RequireItemMessage</text:p>
          </table:table-cell>
          <table:table-cell table:style-name="ce2" office:value-type="string">
            <text:p>NOTBADKEY</text:p>
          </table:table-cell>
          <table:table-cell office:value-type="string">
            <text:p>The door seems to be aware of your presence. It growls threateningly.</text:p>
          </table:table-cell>
          <table:table-cell table:number-columns-repeated="1020"/>
        </table:table-row>
        <table:table-row table:style-name="ro1">
          <table:table-cell office:value-type="string">
            <text:p>DoorToNotbad</text:p>
          </table:table-cell>
          <table:table-cell office:value-type="string">
            <text:p>Destroy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>
            <text:p>DoorToNotbad</text:p>
          </table:table-cell>
          <table:table-cell office:value-type="string">
            <text:p>Message</text:p>
          </table:table-cell>
          <table:table-cell table:style-name="ce2"/>
          <table:table-cell office:value-type="string">
            <text:p>A complex series of locks slide away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nd</text:p>
          </table:table-cell>
          <table:table-cell office:value-type="string">
            <text:p>Message</text:p>
          </table:table-cell>
          <table:table-cell/>
          <table:table-cell office:value-type="string">
            <text:p>You have saved the day! The world is safe and all over the Ignited States, our citizens can sleep safe knowing you're taking care of them.</text:p>
          </table:table-cell>
          <table:table-cell table:number-columns-repeated="1020"/>
        </table:table-row>
        <table:table-row table:style-name="ro1">
          <table:table-cell office:value-type="string">
            <text:p>end</text:p>
          </table:table-cell>
          <table:table-cell office:value-type="string">
            <text:p>Message</text:p>
          </table:table-cell>
          <table:table-cell/>
          <table:table-cell office:value-type="string">
            <text:p>Goodnight, Mr President.</text:p>
          </table:table-cell>
          <table:table-cell table:number-columns-repeated="1020"/>
        </table:table-row>
      </table:table>
      <table:table table:name="ScriptDoc" table:style-name="ta1" table:print="false"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>
            <text:p>Trigger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Param</text:p>
          </table:table-cell>
          <table:table-cell table:style-name="ce1" office:value-type="string">
            <text:p>Dialo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style-name="ce6" office:value-type="string">
            <text:p>Dialog</text:p>
          </table:table-cell>
          <table:table-cell table:style-name="ce7" table:number-columns-repeated="1023"/>
        </table:table-row>
        <table:table-row table:style-name="ro1">
          <table:table-cell/>
          <table:table-cell table:style-name="ce8" office:value-type="string">
            <text:p>NPC says dialog</text:p>
          </table:table-cell>
          <table:table-cell table:number-columns-repeated="1022"/>
        </table:table-row>
        <table:table-row table:style-name="ro1">
          <table:table-cell office:value-type="string">
            <text:p>HippyGirl1</text:p>
          </table:table-cell>
          <table:table-cell office:value-type="string">
            <text:p>Say</text:p>
          </table:table-cell>
          <table:table-cell/>
          <table:table-cell office:value-type="string">
            <text:p>You'll have to fight me for it!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>
            <text:p>Player says dialog</text:p>
          </table:table-cell>
          <table:table-cell table:number-columns-repeated="1022"/>
        </table:table-row>
        <table:table-row table:style-name="ro1">
          <table:table-cell office:value-type="string">
            <text:p>HippyGirl1</text:p>
          </table:table-cell>
          <table:table-cell office:value-type="string">
            <text:p>PlayerSay</text:p>
          </table:table-cell>
          <table:table-cell/>
          <table:table-cell office:value-type="string">
            <text:p>Do you have a pe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>
            <text:p>Message appears centered</text:p>
          </table:table-cell>
          <table:table-cell table:number-columns-repeated="1022"/>
        </table:table-row>
        <table:table-row table:style-name="ro1">
          <table:table-cell office:value-type="string">
            <text:p>HippyGirl1</text:p>
          </table:table-cell>
          <table:table-cell office:value-type="string">
            <text:p>Message</text:p>
          </table:table-cell>
          <table:table-cell/>
          <table:table-cell office:value-type="string">
            <text:p>2 hours later..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>
            <text:p>Change active quest name</text:p>
          </table:table-cell>
          <table:table-cell table:number-columns-repeated="1022"/>
        </table:table-row>
        <table:table-row table:style-name="ro1">
          <table:table-cell office:value-type="string">
            <text:p>HippyGirl1</text:p>
          </table:table-cell>
          <table:table-cell office:value-type="string">
            <text:p>QuestName</text:p>
          </table:table-cell>
          <table:table-cell/>
          <table:table-cell office:value-type="string">
            <text:p>The quest for pe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style-name="ce6" office:value-type="string">
            <text:p>Flags</text:p>
          </table:table-cell>
          <table:table-cell table:style-name="ce7" table:number-columns-repeated="1023"/>
        </table:table-row>
        <table:table-row table:style-name="ro1">
          <table:table-cell/>
          <table:table-cell table:style-name="ce8" office:value-type="string">
            <text:p>Script stops until flag is set; NPC says dialog if flag not set</text:p>
          </table:table-cell>
          <table:table-cell table:number-columns-repeated="1022"/>
        </table:table-row>
        <table:table-row table:style-name="ro1">
          <table:table-cell office:value-type="string">
            <text:p>HippyGirl1</text:p>
          </table:table-cell>
          <table:table-cell office:value-type="string">
            <text:p>RequireFlag</text:p>
          </table:table-cell>
          <table:table-cell office:value-type="string">
            <text:p>PENQUEST</text:p>
          </table:table-cell>
          <table:table-cell office:value-type="string">
            <text:p>Hello, I am a receptionist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>
            <text:p>Set a flag</text:p>
          </table:table-cell>
          <table:table-cell table:number-columns-repeated="1022"/>
        </table:table-row>
        <table:table-row table:style-name="ro1">
          <table:table-cell office:value-type="string">
            <text:p>SuitGuy1</text:p>
          </table:table-cell>
          <table:table-cell office:value-type="string">
            <text:p>SetFlag</text:p>
          </table:table-cell>
          <table:table-cell office:value-type="string">
            <text:p>PENQUEST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Unset a flag</text:p>
          </table:table-cell>
          <table:table-cell table:number-columns-repeated="1022"/>
        </table:table-row>
        <table:table-row table:style-name="ro1">
          <table:table-cell office:value-type="string">
            <text:p>SuitGuy1</text:p>
          </table:table-cell>
          <table:table-cell office:value-type="string">
            <text:p>UnsetFlag</text:p>
          </table:table-cell>
          <table:table-cell office:value-type="string">
            <text:p>PENQUES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table:style-name="ce6" office:value-type="string">
            <text:p>Counters</text:p>
          </table:table-cell>
          <table:table-cell table:style-name="ce7" table:number-columns-repeated="1023"/>
        </table:table-row>
        <table:table-row table:style-name="ro1">
          <table:table-cell/>
          <table:table-cell table:style-name="ce8" office:value-type="string">
            <text:p>Script stops until count is met; NPC says dialog if count is not met</text:p>
          </table:table-cell>
          <table:table-cell table:number-columns-repeated="1022"/>
        </table:table-row>
        <table:table-row table:style-name="ro1">
          <table:table-cell office:value-type="string">
            <text:p>HippyGirl1</text:p>
          </table:table-cell>
          <table:table-cell office:value-type="string">
            <text:p>RequireCount</text:p>
          </table:table-cell>
          <table:table-cell office:value-type="string">
            <text:p>FLUNKIES:3</text:p>
          </table:table-cell>
          <table:table-cell office:value-type="string">
            <text:p>Please eliminate 3 flunkies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>
            <text:p>Increment a counter</text:p>
          </table:table-cell>
          <table:table-cell table:number-columns-repeated="1022"/>
        </table:table-row>
        <table:table-row table:style-name="ro1">
          <table:table-cell office:value-type="string">
            <text:p>Flunky</text:p>
          </table:table-cell>
          <table:table-cell office:value-type="string">
            <text:p>Increment</text:p>
          </table:table-cell>
          <table:table-cell office:value-type="string">
            <text:p>FLUNKI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table:style-name="ce6" office:value-type="string">
            <text:p>Combat</text:p>
          </table:table-cell>
          <table:table-cell table:style-name="ce7" table:number-columns-repeated="1023"/>
        </table:table-row>
        <table:table-row table:style-name="ro1">
          <table:table-cell/>
          <table:table-cell table:style-name="ce8" office:value-type="string">
            <text:p>Start combat for the given encounter ID</text:p>
          </table:table-cell>
          <table:table-cell table:number-columns-repeated="1022"/>
        </table:table-row>
        <table:table-row table:style-name="ro1">
          <table:table-cell office:value-type="string">
            <text:p>HippyGirl1</text:p>
          </table:table-cell>
          <table:table-cell office:value-type="string">
            <text:p>Encounter</text:p>
          </table:table-cell>
          <table:table-cell office:value-type="string">
            <text:p>P-easy-01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Remove the NPC</text:p>
          </table:table-cell>
          <table:table-cell table:number-columns-repeated="1022"/>
        </table:table-row>
        <table:table-row table:style-name="ro1">
          <table:table-cell office:value-type="string">
            <text:p>HippyGirl1</text:p>
          </table:table-cell>
          <table:table-cell office:value-type="string">
            <text:p>Destroy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>
            <text:p>Add an attack by ID to the player's list of standard attacks; show optional dialog message</text:p>
          </table:table-cell>
          <table:table-cell table:number-columns-repeated="1022"/>
        </table:table-row>
        <table:table-row table:style-name="ro1">
          <table:table-cell office:value-type="string">
            <text:p>SuitGuy1</text:p>
          </table:table-cell>
          <table:table-cell office:value-type="string">
            <text:p>LearnAttack</text:p>
          </table:table-cell>
          <table:table-cell office:value-type="string">
            <text:p>PORKBARREL</text:p>
          </table:table-cell>
          <table:table-cell office:value-type="string">
            <text:p>You have learned pork barreling!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>
            <text:p>Add an attack by ID to an ally's list of standard attacks; show optional dialog message. <text:s/>Use colon “:” to delimit character and attack</text:p>
          </table:table-cell>
          <table:table-cell table:number-columns-repeated="1022"/>
        </table:table-row>
        <table:table-row table:style-name="ro1">
          <table:table-cell office:value-type="string">
            <text:p>SuitGuy1</text:p>
          </table:table-cell>
          <table:table-cell office:value-type="string">
            <text:p>LearnAttack</text:p>
          </table:table-cell>
          <table:table-cell office:value-type="string">
            <text:p>Politician001:PORKBARREL</text:p>
          </table:table-cell>
          <table:table-cell office:value-type="string">
            <text:p>You have learned pork barreling!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style-name="ce6" office:value-type="string">
            <text:p>Items</text:p>
          </table:table-cell>
          <table:table-cell table:style-name="ce7" table:number-columns-repeated="1023"/>
        </table:table-row>
        <table:table-row table:style-name="ro1">
          <table:table-cell/>
          <table:table-cell table:style-name="ce8" office:value-type="string">
            <text:p>Give a quest item, show optional dialog message</text:p>
          </table:table-cell>
          <table:table-cell table:number-columns-repeated="1022"/>
        </table:table-row>
        <table:table-row table:style-name="ro1">
          <table:table-cell office:value-type="string">
            <text:p>HippyGirl1</text:p>
          </table:table-cell>
          <table:table-cell office:value-type="string">
            <text:p>GiveItem</text:p>
          </table:table-cell>
          <table:table-cell office:value-type="string">
            <text:p>PEN</text:p>
          </table:table-cell>
          <table:table-cell office:value-type="string">
            <text:p>HippyGirl gives a pen.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>
            <text:p>Stop script if player doesn't have quest item; NPC says dialog if they don't have it</text:p>
          </table:table-cell>
          <table:table-cell table:number-columns-repeated="1022"/>
        </table:table-row>
        <table:table-row table:style-name="ro1">
          <table:table-cell office:value-type="string">
            <text:p>SuitGuy1</text:p>
          </table:table-cell>
          <table:table-cell office:value-type="string">
            <text:p>RequireItem</text:p>
          </table:table-cell>
          <table:table-cell office:value-type="string">
            <text:p>PEN</text:p>
          </table:table-cell>
          <table:table-cell office:value-type="string">
            <text:p>Get me a pe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style-name="ce6" office:value-type="string">
            <text:p>Stats</text:p>
          </table:table-cell>
          <table:table-cell table:style-name="ce7" table:number-columns-repeated="1023"/>
        </table:table-row>
        <table:table-row table:style-name="ro1">
          <table:table-cell/>
          <table:table-cell table:style-name="ce8" office:value-type="string">
            <text:p>Restore max votes to player and allies, say optional dialog</text:p>
          </table:table-cell>
          <table:table-cell table:number-columns-repeated="1022"/>
        </table:table-row>
        <table:table-row table:style-name="ro1">
          <table:table-cell office:value-type="string">
            <text:p>HippyGirl1</text:p>
          </table:table-cell>
          <table:table-cell office:value-type="string">
            <text:p>RestoreVotes</text:p>
          </table:table-cell>
          <table:table-cell/>
          <table:table-cell office:value-type="string">
            <text:p>I've replenished your votes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>
            <text:p>Restore max spin to player and allies, say optional dialog</text:p>
          </table:table-cell>
          <table:table-cell table:number-columns-repeated="1022"/>
        </table:table-row>
        <table:table-row table:style-name="ro1">
          <table:table-cell office:value-type="string">
            <text:p>HippyGirl1</text:p>
          </table:table-cell>
          <table:table-cell office:value-type="string">
            <text:p>RestoreSpin</text:p>
          </table:table-cell>
          <table:table-cell/>
          <table:table-cell office:value-type="string">
            <text:p>I've replenished your spin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>
            <text:p>Give a number of votes to each party member; say optional dialog</text:p>
          </table:table-cell>
          <table:table-cell table:number-columns-repeated="1022"/>
        </table:table-row>
        <table:table-row table:style-name="ro1">
          <table:table-cell office:value-type="string">
            <text:p>HippyGirl1</text:p>
          </table:table-cell>
          <table:table-cell office:value-type="string">
            <text:p>GiveVotes</text:p>
          </table:table-cell>
          <table:table-cell office:value-type="float" office:value="2">
            <text:p>2</text:p>
          </table:table-cell>
          <table:table-cell office:value-type="string">
            <text:p>Here are 2 votes I drummed up for you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>
            <text:p>Give a number of spin to each party member; say optional dialog</text:p>
          </table:table-cell>
          <table:table-cell table:number-columns-repeated="1022"/>
        </table:table-row>
        <table:table-row table:style-name="ro1">
          <table:table-cell office:value-type="string">
            <text:p>HippyGirl1</text:p>
          </table:table-cell>
          <table:table-cell office:value-type="string">
            <text:p>GiveSpin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>
            <text:p>Give money to player; say optional dialog</text:p>
          </table:table-cell>
          <table:table-cell table:number-columns-repeated="1022"/>
        </table:table-row>
        <table:table-row table:style-name="ro1">
          <table:table-cell office:value-type="string">
            <text:p>HippyGirl1</text:p>
          </table:table-cell>
          <table:table-cell office:value-type="string">
            <text:p>GiveMoney</text:p>
          </table:table-cell>
          <table:table-cell office:value-type="float" office:value="100">
            <text:p>100</text:p>
          </table:table-cell>
          <table:table-cell office:value-type="string">
            <text:p>Here's $100 cash, spend it wisel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style-name="ce6" office:value-type="string">
            <text:p>Allies</text:p>
          </table:table-cell>
          <table:table-cell table:style-name="ce7" table:number-columns-repeated="1023"/>
        </table:table-row>
        <table:table-row table:style-name="ro1">
          <table:table-cell/>
          <table:table-cell table:style-name="ce8" office:value-type="string">
            <text:p>Add an ally to the party with optional dialog message. <text:s/>Use colon “:” to delimit character ID and their level</text:p>
          </table:table-cell>
          <table:table-cell table:number-columns-repeated="1022"/>
        </table:table-row>
        <table:table-row table:style-name="ro1">
          <table:table-cell office:value-type="string">
            <text:p>SuitGuy1</text:p>
          </table:table-cell>
          <table:table-cell office:value-type="string">
            <text:p>AddAlly</text:p>
          </table:table-cell>
          <table:table-cell table:style-name="ce4" office:value-type="string">
            <text:p>Politician001:5</text:p>
          </table:table-cell>
          <table:table-cell office:value-type="string">
            <text:p>Politician (LVL 5) has joined your party!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>
            <text:p>Remove an ally from the party; show optional dialog message</text:p>
          </table:table-cell>
          <table:table-cell table:number-columns-repeated="1022"/>
        </table:table-row>
        <table:table-row table:style-name="ro1">
          <table:table-cell office:value-type="string">
            <text:p>SuitGuy1</text:p>
          </table:table-cell>
          <table:table-cell office:value-type="string">
            <text:p>RemoveAlly</text:p>
          </table:table-cell>
          <table:table-cell office:value-type="string">
            <text:p>Politician001</text:p>
          </table:table-cell>
          <table:table-cell office:value-type="string">
            <text:p>Politician has left your party :-(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style-name="ce6" office:value-type="string">
            <text:p>Worlds</text:p>
          </table:table-cell>
          <table:table-cell table:style-name="ce7" table:number-columns-repeated="1023"/>
        </table:table-row>
        <table:table-row table:style-name="ro1">
          <table:table-cell/>
          <table:table-cell table:style-name="ce8" office:value-type="string">
            <text:p>Change map</text:p>
          </table:table-cell>
          <table:table-cell table:number-columns-repeated="1022"/>
        </table:table-row>
        <table:table-row table:style-name="ro1">
          <table:table-cell office:value-type="string">
            <text:p>SuitGuy1</text:p>
          </table:table-cell>
          <table:table-cell office:value-type="string">
            <text:p>GotoMap</text:p>
          </table:table-cell>
          <table:table-cell table:style-name="ce4" office:value-type="string">
            <text:p>act2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8">18/05/2014</text:date>, <text:time>18:1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07:35:00.77</meta:creation-date>
    <meta:generator>OpenOffice.org/3.4$Win32 OpenOffice.org_project/340m1$Build-9590</meta:generator>
    <dc:date>2014-05-18T18:15:12.73</dc:date>
    <meta:editing-duration>P3DT2H59M35S</meta:editing-duration>
    <meta:editing-cycles>314</meta:editing-cycles>
    <meta:document-statistic meta:table-count="5" meta:cell-count="2326" meta:object-count="0"/>
  </office:meta>
</office:document-meta>
</file>